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start" fo:margin-left="0in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72215" calcext:value-type="float">
            <text:p>0.72215</text:p>
          </table:table-cell>
          <table:table-cell office:value-type="float" office:value="0.0157684365028239" calcext:value-type="float">
            <text:p>0.015768436502824</text:p>
          </table:table-cell>
          <table:table-cell office:value-type="float" office:value="226.978" calcext:value-type="float">
            <text:p>226.9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.978" calcext:value-type="float">
            <text:p>226.978</text:p>
          </table:table-cell>
          <table:table-cell office:value-type="float" office:value="680.934" calcext:value-type="float">
            <text:p>680.9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169720735931495" calcext:value-type="float">
            <text:p>0.01697207359315</text:p>
          </table:table-cell>
          <table:table-cell office:value-type="float" office:value="246.626" calcext:value-type="float">
            <text:p>246.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.626" calcext:value-type="float">
            <text:p>246.626</text:p>
          </table:table-cell>
          <table:table-cell office:value-type="float" office:value="687.289" calcext:value-type="float">
            <text:p>687.289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0150745157680446" calcext:value-type="float">
            <text:p>0.015074515768045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.86" calcext:value-type="float">
            <text:p>305.86</text:p>
          </table:table-cell>
          <table:table-cell office:value-type="float" office:value="741.138" calcext:value-type="float">
            <text:p>741.138</text:p>
          </table:table-cell>
          <table:table-cell office:value-type="float" office:value="0" calcext:value-type="float">
            <text:p>0</text:p>
          </table:table-cell>
          <table:table-cell office:value-type="float" office:value="99.3063" calcext:value-type="float">
            <text:p>99.3063</text:p>
          </table:table-cell>
          <table:table-cell office:value-type="float" office:value="0" calcext:value-type="float">
            <text:p>0</text:p>
          </table:table-cell>
          <table:table-cell office:value-type="float" office:value="77.1347" calcext:value-type="float">
            <text:p>77.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7193" calcext:value-type="float">
            <text:p>0.7193</text:p>
          </table:table-cell>
          <table:table-cell office:value-type="float" office:value="0.0166905469944625" calcext:value-type="float">
            <text:p>0.016690546994463</text:p>
          </table:table-cell>
          <table:table-cell office:value-type="float" office:value="186.897" calcext:value-type="float">
            <text:p>186.8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6.897" calcext:value-type="float">
            <text:p>186.897</text:p>
          </table:table-cell>
          <table:table-cell office:value-type="float" office:value="455.272" calcext:value-type="float">
            <text:p>455.272</text:p>
          </table:table-cell>
          <table:table-cell office:value-type="float" office:value="0" calcext:value-type="float">
            <text:p>0</text:p>
          </table:table-cell>
          <table:table-cell office:value-type="float" office:value="64.9462" calcext:value-type="float">
            <text:p>64.9462</text:p>
          </table:table-cell>
          <table:table-cell office:value-type="float" office:value="0" calcext:value-type="float">
            <text:p>0</text:p>
          </table:table-cell>
          <table:table-cell office:value-type="float" office:value="40.4731" calcext:value-type="float">
            <text:p>40.4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.72185" calcext:value-type="float">
            <text:p>0.72185</text:p>
          </table:table-cell>
          <table:table-cell office:value-type="float" office:value="0.0173804340331157" calcext:value-type="float">
            <text:p>0.017380434033116</text:p>
          </table:table-cell>
          <table:table-cell office:value-type="float" office:value="191.972" calcext:value-type="float">
            <text:p>191.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1.972" calcext:value-type="float">
            <text:p>191.972</text:p>
          </table:table-cell>
          <table:table-cell office:value-type="float" office:value="575.917" calcext:value-type="float">
            <text:p>575.9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0.72725" calcext:value-type="float">
            <text:p>0.72725</text:p>
          </table:table-cell>
          <table:table-cell office:value-type="float" office:value="0.0152075386163978" calcext:value-type="float">
            <text:p>0.015207538616398</text:p>
          </table:table-cell>
          <table:table-cell office:value-type="float" office:value="200.126" calcext:value-type="float">
            <text:p>200.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.126" calcext:value-type="float">
            <text:p>200.126</text:p>
          </table:table-cell>
          <table:table-cell office:value-type="float" office:value="600.377" calcext:value-type="float">
            <text:p>600.3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0160204996880999" calcext:value-type="float">
            <text:p>0.0160204996881</text:p>
          </table:table-cell>
          <table:table-cell office:value-type="float" office:value="225.369" calcext:value-type="float">
            <text:p>225.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9" calcext:value-type="float">
            <text:p>225.369</text:p>
          </table:table-cell>
          <table:table-cell office:value-type="float" office:value="676.106" calcext:value-type="float">
            <text:p>676.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0.69555" calcext:value-type="float">
            <text:p>0.69555</text:p>
          </table:table-cell>
          <table:table-cell office:value-type="float" office:value="0.0177083929109103" calcext:value-type="float">
            <text:p>0.01770839291091</text:p>
          </table:table-cell>
          <table:table-cell office:value-type="float" office:value="232.049" calcext:value-type="float">
            <text:p>232.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.049" calcext:value-type="float">
            <text:p>232.049</text:p>
          </table:table-cell>
          <table:table-cell office:value-type="float" office:value="653.268" calcext:value-type="float">
            <text:p>653.268</text:p>
          </table:table-cell>
          <table:table-cell office:value-type="float" office:value="0" calcext:value-type="float">
            <text:p>0</text:p>
          </table:table-cell>
          <table:table-cell office:value-type="float" office:value="26.5071" calcext:value-type="float">
            <text:p>26.5071</text:p>
          </table:table-cell>
          <table:table-cell office:value-type="float" office:value="0" calcext:value-type="float">
            <text:p>0</text:p>
          </table:table-cell>
          <table:table-cell office:value-type="float" office:value="16.3711" calcext:value-type="float">
            <text:p>16.3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171137971029825" calcext:value-type="float">
            <text:p>0.017113797102983</text:p>
          </table:table-cell>
          <table:table-cell office:value-type="float" office:value="234.211" calcext:value-type="float">
            <text:p>234.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.211" calcext:value-type="float">
            <text:p>234.211</text:p>
          </table:table-cell>
          <table:table-cell office:value-type="float" office:value="677.002" calcext:value-type="float">
            <text:p>677.002</text:p>
          </table:table-cell>
          <table:table-cell office:value-type="float" office:value="0" calcext:value-type="float">
            <text:p>0</text:p>
          </table:table-cell>
          <table:table-cell office:value-type="float" office:value="12.8152" calcext:value-type="float">
            <text:p>12.8152</text:p>
          </table:table-cell>
          <table:table-cell office:value-type="float" office:value="0" calcext:value-type="float">
            <text:p>0</text:p>
          </table:table-cell>
          <table:table-cell office:value-type="float" office:value="12.8152" calcext:value-type="float">
            <text:p>12.8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0.69865" calcext:value-type="float">
            <text:p>0.69865</text:p>
          </table:table-cell>
          <table:table-cell office:value-type="float" office:value="0.029299995624398" calcext:value-type="float">
            <text:p>0.029299995624398</text:p>
          </table:table-cell>
          <table:table-cell office:value-type="float" office:value="225.006" calcext:value-type="float">
            <text:p>225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6" calcext:value-type="float">
            <text:p>225.006</text:p>
          </table:table-cell>
          <table:table-cell office:value-type="float" office:value="675.018" calcext:value-type="float">
            <text:p>675.0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.8622" calcext:value-type="float">
            <text:p>1.8622</text:p>
          </table:table-cell>
          <table:table-cell office:value-type="float" office:value="0.0377924154648345" calcext:value-type="float">
            <text:p>0.037792415464835</text:p>
          </table:table-cell>
          <table:table-cell office:value-type="float" office:value="428.31615" calcext:value-type="float">
            <text:p>428.31615</text:p>
          </table:table-cell>
          <table:table-cell office:value-type="float" office:value="0.245365927670376" calcext:value-type="float">
            <text:p>0.245365927670376</text:p>
          </table:table-cell>
          <table:table-cell office:value-type="float" office:value="428.097" calcext:value-type="float">
            <text:p>428.097</text:p>
          </table:table-cell>
          <table:table-cell office:value-type="float" office:value="428.584" calcext:value-type="float">
            <text:p>428.584</text:p>
          </table:table-cell>
          <table:table-cell office:value-type="float" office:value="1261.2325" calcext:value-type="float">
            <text:p>1261.2325</text:p>
          </table:table-cell>
          <table:table-cell office:value-type="float" office:value="9.19492439421797" calcext:value-type="float">
            <text:p>9.19492439421797</text:p>
          </table:table-cell>
          <table:table-cell office:value-type="float" office:value="15.186115" calcext:value-type="float">
            <text:p>15.186115</text:p>
          </table:table-cell>
          <table:table-cell office:value-type="float" office:value="7.27799678639982" calcext:value-type="float">
            <text:p>7.27799678639982</text:p>
          </table:table-cell>
          <table:table-cell office:value-type="float" office:value="8.532105" calcext:value-type="float">
            <text:p>8.532105</text:p>
          </table:table-cell>
          <table:table-cell office:value-type="float" office:value="1.18254285181748" calcext:value-type="float">
            <text:p>1.18254285181748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.8567" calcext:value-type="float">
            <text:p>1.8567</text:p>
          </table:table-cell>
          <table:table-cell office:value-type="float" office:value="0.0349213034679039" calcext:value-type="float">
            <text:p>0.034921303467904</text:p>
          </table:table-cell>
          <table:table-cell office:value-type="float" office:value="485.30585" calcext:value-type="float">
            <text:p>485.30585</text:p>
          </table:table-cell>
          <table:table-cell office:value-type="float" office:value="1.53517450022917" calcext:value-type="float">
            <text:p>1.53517450022917</text:p>
          </table:table-cell>
          <table:table-cell office:value-type="float" office:value="483.63" calcext:value-type="float">
            <text:p>483.63</text:p>
          </table:table-cell>
          <table:table-cell office:value-type="float" office:value="486.677" calcext:value-type="float">
            <text:p>486.677</text:p>
          </table:table-cell>
          <table:table-cell office:value-type="float" office:value="1372.549" calcext:value-type="float">
            <text:p>1372.549</text:p>
          </table:table-cell>
          <table:table-cell office:value-type="float" office:value="31.4290073266474" calcext:value-type="float">
            <text:p>31.4290073266474</text:p>
          </table:table-cell>
          <table:table-cell office:value-type="float" office:value="45.33902" calcext:value-type="float">
            <text:p>45.33902</text:p>
          </table:table-cell>
          <table:table-cell office:value-type="float" office:value="12.7618496951114" calcext:value-type="float">
            <text:p>12.7618496951114</text:p>
          </table:table-cell>
          <table:table-cell office:value-type="float" office:value="38.027415" calcext:value-type="float">
            <text:p>38.027415</text:p>
          </table:table-cell>
          <table:table-cell office:value-type="float" office:value="14.0592661229224" calcext:value-type="float">
            <text:p>14.0592661229224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.9183" calcext:value-type="float">
            <text:p>1.9183</text:p>
          </table:table-cell>
          <table:table-cell office:value-type="float" office:value="0.0438307935307868" calcext:value-type="float">
            <text:p>0.043830793530787</text:p>
          </table:table-cell>
          <table:table-cell office:value-type="float" office:value="402.797" calcext:value-type="float">
            <text:p>402.7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2.797" calcext:value-type="float">
            <text:p>402.797</text:p>
          </table:table-cell>
          <table:table-cell office:value-type="float" office:value="914.893" calcext:value-type="float">
            <text:p>914.893</text:p>
          </table:table-cell>
          <table:table-cell office:value-type="float" office:value="0" calcext:value-type="float">
            <text:p>0</text:p>
          </table:table-cell>
          <table:table-cell office:value-type="float" office:value="212.594" calcext:value-type="float">
            <text:p>212.594</text:p>
          </table:table-cell>
          <table:table-cell office:value-type="float" office:value="0" calcext:value-type="float">
            <text:p>0</text:p>
          </table:table-cell>
          <table:table-cell office:value-type="float" office:value="80.9043" calcext:value-type="float">
            <text:p>80.9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.8538" calcext:value-type="float">
            <text:p>1.8538</text:p>
          </table:table-cell>
          <table:table-cell office:value-type="float" office:value="0.0349146945774397" calcext:value-type="float">
            <text:p>0.03491469457744</text:p>
          </table:table-cell>
          <table:table-cell office:value-type="float" office:value="432.5543" calcext:value-type="float">
            <text:p>432.5543</text:p>
          </table:table-cell>
          <table:table-cell office:value-type="float" office:value="3.36514855998502" calcext:value-type="float">
            <text:p>3.36514855998502</text:p>
          </table:table-cell>
          <table:table-cell office:value-type="float" office:value="420.288" calcext:value-type="float">
            <text:p>420.288</text:p>
          </table:table-cell>
          <table:table-cell office:value-type="float" office:value="436.908" calcext:value-type="float">
            <text:p>436.908</text:p>
          </table:table-cell>
          <table:table-cell office:value-type="float" office:value="1213.8655" calcext:value-type="float">
            <text:p>1213.8655</text:p>
          </table:table-cell>
          <table:table-cell office:value-type="float" office:value="13.975546583504" calcext:value-type="float">
            <text:p>13.975546583504</text:p>
          </table:table-cell>
          <table:table-cell office:value-type="float" office:value="54.31951" calcext:value-type="float">
            <text:p>54.31951</text:p>
          </table:table-cell>
          <table:table-cell office:value-type="float" office:value="6.03880303149811" calcext:value-type="float">
            <text:p>6.03880303149811</text:p>
          </table:table-cell>
          <table:table-cell office:value-type="float" office:value="29.4762" calcext:value-type="float">
            <text:p>29.4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.76505" calcext:value-type="float">
            <text:p>1.76505</text:p>
          </table:table-cell>
          <table:table-cell office:value-type="float" office:value="0.0398091279315017" calcext:value-type="float">
            <text:p>0.039809127931502</text:p>
          </table:table-cell>
          <table:table-cell office:value-type="float" office:value="374.6526" calcext:value-type="float">
            <text:p>374.6526</text:p>
          </table:table-cell>
          <table:table-cell office:value-type="float" office:value="3.09044944702471" calcext:value-type="float">
            <text:p>3.09044944702471</text:p>
          </table:table-cell>
          <table:table-cell office:value-type="float" office:value="372.161" calcext:value-type="float">
            <text:p>372.161</text:p>
          </table:table-cell>
          <table:table-cell office:value-type="float" office:value="378.39" calcext:value-type="float">
            <text:p>378.39</text:p>
          </table:table-cell>
          <table:table-cell office:value-type="float" office:value="1085.408" calcext:value-type="float">
            <text:p>1085.408</text:p>
          </table:table-cell>
          <table:table-cell office:value-type="float" office:value="37.3939917839546" calcext:value-type="float">
            <text:p>37.3939917839546</text:p>
          </table:table-cell>
          <table:table-cell office:value-type="float" office:value="24.242844" calcext:value-type="float">
            <text:p>24.242844</text:p>
          </table:table-cell>
          <table:table-cell office:value-type="float" office:value="18.1695456252207" calcext:value-type="float">
            <text:p>18.1695456252207</text:p>
          </table:table-cell>
          <table:table-cell office:value-type="float" office:value="14.304384" calcext:value-type="float">
            <text:p>14.304384</text:p>
          </table:table-cell>
          <table:table-cell office:value-type="float" office:value="9.95145063638432" calcext:value-type="float">
            <text:p>9.95145063638432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.93265" calcext:value-type="float">
            <text:p>1.93265</text:p>
          </table:table-cell>
          <table:table-cell office:value-type="float" office:value="0.0426942318808693" calcext:value-type="float">
            <text:p>0.042694231880869</text:p>
          </table:table-cell>
          <table:table-cell office:value-type="float" office:value="471.9472" calcext:value-type="float">
            <text:p>471.9472</text:p>
          </table:table-cell>
          <table:table-cell office:value-type="float" office:value="1.43226937016677" calcext:value-type="float">
            <text:p>1.43226937016677</text:p>
          </table:table-cell>
          <table:table-cell office:value-type="float" office:value="470.995" calcext:value-type="float">
            <text:p>470.995</text:p>
          </table:table-cell>
          <table:table-cell office:value-type="float" office:value="476.381" calcext:value-type="float">
            <text:p>476.381</text:p>
          </table:table-cell>
          <table:table-cell office:value-type="float" office:value="979.8413" calcext:value-type="float">
            <text:p>979.8413</text:p>
          </table:table-cell>
          <table:table-cell office:value-type="float" office:value="5.36041148535331" calcext:value-type="float">
            <text:p>5.36041148535331</text:p>
          </table:table-cell>
          <table:table-cell office:value-type="float" office:value="293.08395" calcext:value-type="float">
            <text:p>293.08395</text:p>
          </table:table-cell>
          <table:table-cell office:value-type="float" office:value="1.31414261705064" calcext:value-type="float">
            <text:p>1.31414261705064</text:p>
          </table:table-cell>
          <table:table-cell office:value-type="float" office:value="142.9175" calcext:value-type="float">
            <text:p>142.9175</text:p>
          </table:table-cell>
          <table:table-cell office:value-type="float" office:value="1.10767330646097" calcext:value-type="float">
            <text:p>1.10767330646097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.9843" calcext:value-type="float">
            <text:p>1.9843</text:p>
          </table:table-cell>
          <table:table-cell office:value-type="float" office:value="0.0487958594292169" calcext:value-type="float">
            <text:p>0.048795859429217</text:p>
          </table:table-cell>
          <table:table-cell office:value-type="float" office:value="328.671" calcext:value-type="float">
            <text:p>328.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8.671" calcext:value-type="float">
            <text:p>328.671</text:p>
          </table:table-cell>
          <table:table-cell office:value-type="float" office:value="986.012" calcext:value-type="float">
            <text:p>986.0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.93325" calcext:value-type="float">
            <text:p>1.93325</text:p>
          </table:table-cell>
          <table:table-cell office:value-type="float" office:value="0.0461390040237941" calcext:value-type="float">
            <text:p>0.046139004023794</text:p>
          </table:table-cell>
          <table:table-cell office:value-type="float" office:value="359.695" calcext:value-type="float">
            <text:p>359.6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9.695" calcext:value-type="float">
            <text:p>359.695</text:p>
          </table:table-cell>
          <table:table-cell office:value-type="float" office:value="1075.06" calcext:value-type="float">
            <text:p>1075.06</text:p>
          </table:table-cell>
          <table:table-cell office:value-type="float" office:value="0" calcext:value-type="float">
            <text:p>0</text:p>
          </table:table-cell>
          <table:table-cell office:value-type="float" office:value="2.01282" calcext:value-type="float">
            <text:p>2.01282</text:p>
          </table:table-cell>
          <table:table-cell office:value-type="float" office:value="0" calcext:value-type="float">
            <text:p>0</text:p>
          </table:table-cell>
          <table:table-cell office:value-type="float" office:value="2.01282" calcext:value-type="float">
            <text:p>2.0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2.08575" calcext:value-type="float">
            <text:p>2.08575</text:p>
          </table:table-cell>
          <table:table-cell office:value-type="float" office:value="0.054918937932099" calcext:value-type="float">
            <text:p>0.054918937932099</text:p>
          </table:table-cell>
          <table:table-cell office:value-type="float" office:value="404.25275" calcext:value-type="float">
            <text:p>404.25275</text:p>
          </table:table-cell>
          <table:table-cell office:value-type="float" office:value="1.06059895390559" calcext:value-type="float">
            <text:p>1.06059895390559</text:p>
          </table:table-cell>
          <table:table-cell office:value-type="float" office:value="402.671" calcext:value-type="float">
            <text:p>402.671</text:p>
          </table:table-cell>
          <table:table-cell office:value-type="float" office:value="407.948" calcext:value-type="float">
            <text:p>407.948</text:p>
          </table:table-cell>
          <table:table-cell office:value-type="float" office:value="1127.958" calcext:value-type="float">
            <text:p>1127.958</text:p>
          </table:table-cell>
          <table:table-cell office:value-type="float" office:value="23.0912898663611" calcext:value-type="float">
            <text:p>23.0912898663611</text:p>
          </table:table-cell>
          <table:table-cell office:value-type="float" office:value="62.44235" calcext:value-type="float">
            <text:p>62.44235</text:p>
          </table:table-cell>
          <table:table-cell office:value-type="float" office:value="16.7798681363512" calcext:value-type="float">
            <text:p>16.7798681363512</text:p>
          </table:table-cell>
          <table:table-cell office:value-type="float" office:value="22.3539" calcext:value-type="float">
            <text:p>22.3539</text:p>
          </table:table-cell>
          <table:table-cell office:value-type="float" office:value="3.50154636169178" calcext:value-type="float">
            <text:p>3.50154636169178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.9621" calcext:value-type="float">
            <text:p>1.9621</text:p>
          </table:table-cell>
          <table:table-cell office:value-type="float" office:value="0.0464061224961557" calcext:value-type="float">
            <text:p>0.046406122496156</text:p>
          </table:table-cell>
          <table:table-cell office:value-type="float" office:value="469.584" calcext:value-type="float">
            <text:p>469.5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9.584" calcext:value-type="float">
            <text:p>469.584</text:p>
          </table:table-cell>
          <table:table-cell office:value-type="float" office:value="1349.95" calcext:value-type="float">
            <text:p>1349.95</text:p>
          </table:table-cell>
          <table:table-cell office:value-type="float" office:value="0" calcext:value-type="float">
            <text:p>0</text:p>
          </table:table-cell>
          <table:table-cell office:value-type="float" office:value="31.0494" calcext:value-type="float">
            <text:p>31.0494</text:p>
          </table:table-cell>
          <table:table-cell office:value-type="float" office:value="0" calcext:value-type="float">
            <text:p>0</text:p>
          </table:table-cell>
          <table:table-cell office:value-type="float" office:value="27.7521" calcext:value-type="float">
            <text:p>27.7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5.89115" calcext:value-type="float">
            <text:p>5.89115</text:p>
          </table:table-cell>
          <table:table-cell office:value-type="float" office:value="0.127077716983924" calcext:value-type="float">
            <text:p>0.127077716983924</text:p>
          </table:table-cell>
          <table:table-cell office:value-type="float" office:value="977.56325" calcext:value-type="float">
            <text:p>977.56325</text:p>
          </table:table-cell>
          <table:table-cell office:value-type="float" office:value="14.3944182909869" calcext:value-type="float">
            <text:p>14.3944182909869</text:p>
          </table:table-cell>
          <table:table-cell office:value-type="float" office:value="965.154" calcext:value-type="float">
            <text:p>965.154</text:p>
          </table:table-cell>
          <table:table-cell office:value-type="float" office:value="1032.31" calcext:value-type="float">
            <text:p>1032.31</text:p>
          </table:table-cell>
          <table:table-cell office:value-type="float" office:value="1755.236" calcext:value-type="float">
            <text:p>1755.236</text:p>
          </table:table-cell>
          <table:table-cell office:value-type="float" office:value="22.4422329434301" calcext:value-type="float">
            <text:p>22.4422329434301</text:p>
          </table:table-cell>
          <table:table-cell office:value-type="float" office:value="986.40375" calcext:value-type="float">
            <text:p>986.40375</text:p>
          </table:table-cell>
          <table:table-cell office:value-type="float" office:value="28.2566093632115" calcext:value-type="float">
            <text:p>28.2566093632115</text:p>
          </table:table-cell>
          <table:table-cell office:value-type="float" office:value="191.04925" calcext:value-type="float">
            <text:p>191.04925</text:p>
          </table:table-cell>
          <table:table-cell office:value-type="float" office:value="7.04791947387712" calcext:value-type="float">
            <text:p>7.0479194738771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.05615" calcext:value-type="float">
            <text:p>6.05615</text:p>
          </table:table-cell>
          <table:table-cell office:value-type="float" office:value="0.125350084123401" calcext:value-type="float">
            <text:p>0.125350084123401</text:p>
          </table:table-cell>
          <table:table-cell office:value-type="float" office:value="590.44765" calcext:value-type="float">
            <text:p>590.44765</text:p>
          </table:table-cell>
          <table:table-cell office:value-type="float" office:value="8.53219947159446" calcext:value-type="float">
            <text:p>8.53219947159446</text:p>
          </table:table-cell>
          <table:table-cell office:value-type="float" office:value="583.389" calcext:value-type="float">
            <text:p>583.389</text:p>
          </table:table-cell>
          <table:table-cell office:value-type="float" office:value="614.357" calcext:value-type="float">
            <text:p>614.357</text:p>
          </table:table-cell>
          <table:table-cell office:value-type="float" office:value="1711.2115" calcext:value-type="float">
            <text:p>1711.2115</text:p>
          </table:table-cell>
          <table:table-cell office:value-type="float" office:value="18.0921043197841" calcext:value-type="float">
            <text:p>18.0921043197841</text:p>
          </table:table-cell>
          <table:table-cell office:value-type="float" office:value="44.6816" calcext:value-type="float">
            <text:p>44.6816</text:p>
          </table:table-cell>
          <table:table-cell office:value-type="float" office:value="12.9655719086732" calcext:value-type="float">
            <text:p>12.9655719086732</text:p>
          </table:table-cell>
          <table:table-cell office:value-type="float" office:value="15.450375" calcext:value-type="float">
            <text:p>15.450375</text:p>
          </table:table-cell>
          <table:table-cell office:value-type="float" office:value="8.84781505700411" calcext:value-type="float">
            <text:p>8.8478150570041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.8366" calcext:value-type="float">
            <text:p>5.8366</text:p>
          </table:table-cell>
          <table:table-cell office:value-type="float" office:value="0.135038607964632" calcext:value-type="float">
            <text:p>0.135038607964632</text:p>
          </table:table-cell>
          <table:table-cell office:value-type="float" office:value="559.5268" calcext:value-type="float">
            <text:p>559.5268</text:p>
          </table:table-cell>
          <table:table-cell office:value-type="float" office:value="6.44186535813251" calcext:value-type="float">
            <text:p>6.44186535813251</text:p>
          </table:table-cell>
          <table:table-cell office:value-type="float" office:value="548.788" calcext:value-type="float">
            <text:p>548.788</text:p>
          </table:table-cell>
          <table:table-cell office:value-type="float" office:value="571.395" calcext:value-type="float">
            <text:p>571.395</text:p>
          </table:table-cell>
          <table:table-cell office:value-type="float" office:value="1665.598" calcext:value-type="float">
            <text:p>1665.598</text:p>
          </table:table-cell>
          <table:table-cell office:value-type="float" office:value="18.8073604249465" calcext:value-type="float">
            <text:p>18.8073604249465</text:p>
          </table:table-cell>
          <table:table-cell office:value-type="float" office:value="8.1644725" calcext:value-type="float">
            <text:p>8.1644725</text:p>
          </table:table-cell>
          <table:table-cell office:value-type="float" office:value="3.29355155494113" calcext:value-type="float">
            <text:p>3.29355155494113</text:p>
          </table:table-cell>
          <table:table-cell office:value-type="float" office:value="4.815876" calcext:value-type="float">
            <text:p>4.815876</text:p>
          </table:table-cell>
          <table:table-cell office:value-type="float" office:value="1.66314183780902" calcext:value-type="float">
            <text:p>1.6631418378090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.68395" calcext:value-type="float">
            <text:p>5.68395</text:p>
          </table:table-cell>
          <table:table-cell office:value-type="float" office:value="0.130864374890131" calcext:value-type="float">
            <text:p>0.130864374890131</text:p>
          </table:table-cell>
          <table:table-cell office:value-type="float" office:value="531.90865" calcext:value-type="float">
            <text:p>531.90865</text:p>
          </table:table-cell>
          <table:table-cell office:value-type="float" office:value="7.37907767341262" calcext:value-type="float">
            <text:p>7.37907767341262</text:p>
          </table:table-cell>
          <table:table-cell office:value-type="float" office:value="519.906" calcext:value-type="float">
            <text:p>519.906</text:p>
          </table:table-cell>
          <table:table-cell office:value-type="float" office:value="545.719" calcext:value-type="float">
            <text:p>545.719</text:p>
          </table:table-cell>
          <table:table-cell office:value-type="float" office:value="1570.7545" calcext:value-type="float">
            <text:p>1570.7545</text:p>
          </table:table-cell>
          <table:table-cell office:value-type="float" office:value="18.5960614730026" calcext:value-type="float">
            <text:p>18.5960614730026</text:p>
          </table:table-cell>
          <table:table-cell office:value-type="float" office:value="15.021479" calcext:value-type="float">
            <text:p>15.021479</text:p>
          </table:table-cell>
          <table:table-cell office:value-type="float" office:value="7.12778364270474" calcext:value-type="float">
            <text:p>7.12778364270474</text:p>
          </table:table-cell>
          <table:table-cell office:value-type="float" office:value="9.9501005" calcext:value-type="float">
            <text:p>9.9501005</text:p>
          </table:table-cell>
          <table:table-cell office:value-type="float" office:value="3.56387350840379" calcext:value-type="float">
            <text:p>3.56387350840379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.00935" calcext:value-type="float">
            <text:p>5.00935</text:p>
          </table:table-cell>
          <table:table-cell office:value-type="float" office:value="0.108464468954773" calcext:value-type="float">
            <text:p>0.108464468954773</text:p>
          </table:table-cell>
          <table:table-cell office:value-type="float" office:value="698.1384" calcext:value-type="float">
            <text:p>698.1384</text:p>
          </table:table-cell>
          <table:table-cell office:value-type="float" office:value="19.5393487816318" calcext:value-type="float">
            <text:p>19.5393487816318</text:p>
          </table:table-cell>
          <table:table-cell office:value-type="float" office:value="678.489" calcext:value-type="float">
            <text:p>678.489</text:p>
          </table:table-cell>
          <table:table-cell office:value-type="float" office:value="748.304" calcext:value-type="float">
            <text:p>748.304</text:p>
          </table:table-cell>
          <table:table-cell office:value-type="float" office:value="1812.6405" calcext:value-type="float">
            <text:p>1812.6405</text:p>
          </table:table-cell>
          <table:table-cell office:value-type="float" office:value="64.4419711515518" calcext:value-type="float">
            <text:p>64.4419711515518</text:p>
          </table:table-cell>
          <table:table-cell office:value-type="float" office:value="203.12755" calcext:value-type="float">
            <text:p>203.12755</text:p>
          </table:table-cell>
          <table:table-cell office:value-type="float" office:value="17.9588375543944" calcext:value-type="float">
            <text:p>17.9588375543944</text:p>
          </table:table-cell>
          <table:table-cell office:value-type="float" office:value="78.64817" calcext:value-type="float">
            <text:p>78.64817</text:p>
          </table:table-cell>
          <table:table-cell office:value-type="float" office:value="21.5224412483652" calcext:value-type="float">
            <text:p>21.5224412483652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5.85285" calcext:value-type="float">
            <text:p>5.85285</text:p>
          </table:table-cell>
          <table:table-cell office:value-type="float" office:value="0.138708798456445" calcext:value-type="float">
            <text:p>0.138708798456445</text:p>
          </table:table-cell>
          <table:table-cell office:value-type="float" office:value="845.30075" calcext:value-type="float">
            <text:p>845.30075</text:p>
          </table:table-cell>
          <table:table-cell office:value-type="float" office:value="4.29836606851654" calcext:value-type="float">
            <text:p>4.29836606851654</text:p>
          </table:table-cell>
          <table:table-cell office:value-type="float" office:value="840.69" calcext:value-type="float">
            <text:p>840.69</text:p>
          </table:table-cell>
          <table:table-cell office:value-type="float" office:value="860.272" calcext:value-type="float">
            <text:p>860.272</text:p>
          </table:table-cell>
          <table:table-cell office:value-type="float" office:value="1630.4925" calcext:value-type="float">
            <text:p>1630.4925</text:p>
          </table:table-cell>
          <table:table-cell office:value-type="float" office:value="17.6930332153358" calcext:value-type="float">
            <text:p>17.6930332153358</text:p>
          </table:table-cell>
          <table:table-cell office:value-type="float" office:value="724.9545" calcext:value-type="float">
            <text:p>724.9545</text:p>
          </table:table-cell>
          <table:table-cell office:value-type="float" office:value="11.3595475690874" calcext:value-type="float">
            <text:p>11.3595475690874</text:p>
          </table:table-cell>
          <table:table-cell office:value-type="float" office:value="180.4551" calcext:value-type="float">
            <text:p>180.4551</text:p>
          </table:table-cell>
          <table:table-cell office:value-type="float" office:value="6.30770538879194" calcext:value-type="float">
            <text:p>6.30770538879194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6.576" calcext:value-type="float">
            <text:p>6.576</text:p>
          </table:table-cell>
          <table:table-cell office:value-type="float" office:value="0.153669642331721" calcext:value-type="float">
            <text:p>0.153669642331721</text:p>
          </table:table-cell>
          <table:table-cell office:value-type="float" office:value="540.41835" calcext:value-type="float">
            <text:p>540.41835</text:p>
          </table:table-cell>
          <table:table-cell office:value-type="float" office:value="5.3328238661313" calcext:value-type="float">
            <text:p>5.3328238661313</text:p>
          </table:table-cell>
          <table:table-cell office:value-type="float" office:value="534.007" calcext:value-type="float">
            <text:p>534.007</text:p>
          </table:table-cell>
          <table:table-cell office:value-type="float" office:value="552.251" calcext:value-type="float">
            <text:p>552.251</text:p>
          </table:table-cell>
          <table:table-cell office:value-type="float" office:value="1620.389" calcext:value-type="float">
            <text:p>1620.389</text:p>
          </table:table-cell>
          <table:table-cell office:value-type="float" office:value="15.3021298668368" calcext:value-type="float">
            <text:p>15.3021298668368</text:p>
          </table:table-cell>
          <table:table-cell office:value-type="float" office:value="0.529375" calcext:value-type="float">
            <text:p>0.529375</text:p>
          </table:table-cell>
          <table:table-cell office:value-type="float" office:value="2.33688811750112" calcext:value-type="float">
            <text:p>2.33688811750112</text:p>
          </table:table-cell>
          <table:table-cell office:value-type="float" office:value="0.336903" calcext:value-type="float">
            <text:p>0.336903</text:p>
          </table:table-cell>
          <table:table-cell office:value-type="float" office:value="1.48723422422759" calcext:value-type="float">
            <text:p>1.48723422422759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5.68675" calcext:value-type="float">
            <text:p>5.68675</text:p>
          </table:table-cell>
          <table:table-cell office:value-type="float" office:value="0.14219231289403" calcext:value-type="float">
            <text:p>0.14219231289403</text:p>
          </table:table-cell>
          <table:table-cell office:value-type="float" office:value="479.74555" calcext:value-type="float">
            <text:p>479.74555</text:p>
          </table:table-cell>
          <table:table-cell office:value-type="float" office:value="3.6000056335426" calcext:value-type="float">
            <text:p>3.6000056335426</text:p>
          </table:table-cell>
          <table:table-cell office:value-type="float" office:value="474.554" calcext:value-type="float">
            <text:p>474.554</text:p>
          </table:table-cell>
          <table:table-cell office:value-type="float" office:value="487.849" calcext:value-type="float">
            <text:p>487.849</text:p>
          </table:table-cell>
          <table:table-cell office:value-type="float" office:value="1403.4705" calcext:value-type="float">
            <text:p>1403.4705</text:p>
          </table:table-cell>
          <table:table-cell office:value-type="float" office:value="10.7583687043848" calcext:value-type="float">
            <text:p>10.7583687043848</text:p>
          </table:table-cell>
          <table:table-cell office:value-type="float" office:value="26.71274" calcext:value-type="float">
            <text:p>26.71274</text:p>
          </table:table-cell>
          <table:table-cell office:value-type="float" office:value="0.300108780961598" calcext:value-type="float">
            <text:p>0.300108780961598</text:p>
          </table:table-cell>
          <table:table-cell office:value-type="float" office:value="9.05526" calcext:value-type="float">
            <text:p>9.05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6.6209" calcext:value-type="float">
            <text:p>6.6209</text:p>
          </table:table-cell>
          <table:table-cell office:value-type="float" office:value="0.142508263368147" calcext:value-type="float">
            <text:p>0.142508263368147</text:p>
          </table:table-cell>
          <table:table-cell office:value-type="float" office:value="551.7184" calcext:value-type="float">
            <text:p>551.7184</text:p>
          </table:table-cell>
          <table:table-cell office:value-type="float" office:value="9.25439909476181" calcext:value-type="float">
            <text:p>9.25439909476181</text:p>
          </table:table-cell>
          <table:table-cell office:value-type="float" office:value="534.299" calcext:value-type="float">
            <text:p>534.299</text:p>
          </table:table-cell>
          <table:table-cell office:value-type="float" office:value="572.793" calcext:value-type="float">
            <text:p>572.793</text:p>
          </table:table-cell>
          <table:table-cell office:value-type="float" office:value="1647.066" calcext:value-type="float">
            <text:p>1647.066</text:p>
          </table:table-cell>
          <table:table-cell office:value-type="float" office:value="30.1181550836207" calcext:value-type="float">
            <text:p>30.1181550836207</text:p>
          </table:table-cell>
          <table:table-cell office:value-type="float" office:value="4.7685685" calcext:value-type="float">
            <text:p>4.7685685</text:p>
          </table:table-cell>
          <table:table-cell office:value-type="float" office:value="4.56013241823848" calcext:value-type="float">
            <text:p>4.56013241823848</text:p>
          </table:table-cell>
          <table:table-cell office:value-type="float" office:value="3.323079" calcext:value-type="float">
            <text:p>3.323079</text:p>
          </table:table-cell>
          <table:table-cell office:value-type="float" office:value="3.96888261206318" calcext:value-type="float">
            <text:p>3.96888261206318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5.51495" calcext:value-type="float">
            <text:p>5.51495</text:p>
          </table:table-cell>
          <table:table-cell office:value-type="float" office:value="0.136001310325513" calcext:value-type="float">
            <text:p>0.136001310325513</text:p>
          </table:table-cell>
          <table:table-cell office:value-type="float" office:value="618.8264" calcext:value-type="float">
            <text:p>618.8264</text:p>
          </table:table-cell>
          <table:table-cell office:value-type="float" office:value="4.35558439542168" calcext:value-type="float">
            <text:p>4.35558439542168</text:p>
          </table:table-cell>
          <table:table-cell office:value-type="float" office:value="611.254" calcext:value-type="float">
            <text:p>611.254</text:p>
          </table:table-cell>
          <table:table-cell office:value-type="float" office:value="625.829" calcext:value-type="float">
            <text:p>625.829</text:p>
          </table:table-cell>
          <table:table-cell office:value-type="float" office:value="1774.9445" calcext:value-type="float">
            <text:p>1774.9445</text:p>
          </table:table-cell>
          <table:table-cell office:value-type="float" office:value="8.90383407763483" calcext:value-type="float">
            <text:p>8.90383407763483</text:p>
          </table:table-cell>
          <table:table-cell office:value-type="float" office:value="65.01208" calcext:value-type="float">
            <text:p>65.01208</text:p>
          </table:table-cell>
          <table:table-cell office:value-type="float" office:value="4.94099114572713" calcext:value-type="float">
            <text:p>4.94099114572713</text:p>
          </table:table-cell>
          <table:table-cell office:value-type="float" office:value="16.52359" calcext:value-type="float">
            <text:p>16.52359</text:p>
          </table:table-cell>
          <table:table-cell office:value-type="float" office:value="0.277358930463203" calcext:value-type="float">
            <text:p>0.27735893046320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3.81285" calcext:value-type="float">
            <text:p>13.81285</text:p>
          </table:table-cell>
          <table:table-cell office:value-type="float" office:value="0.317986336587612" calcext:value-type="float">
            <text:p>0.317986336587612</text:p>
          </table:table-cell>
          <table:table-cell office:value-type="float" office:value="1208.1895" calcext:value-type="float">
            <text:p>1208.1895</text:p>
          </table:table-cell>
          <table:table-cell office:value-type="float" office:value="13.9803152728472" calcext:value-type="float">
            <text:p>13.9803152728472</text:p>
          </table:table-cell>
          <table:table-cell office:value-type="float" office:value="1186.2" calcext:value-type="float">
            <text:p>1186.2</text:p>
          </table:table-cell>
          <table:table-cell office:value-type="float" office:value="1235.16" calcext:value-type="float">
            <text:p>1235.16</text:p>
          </table:table-cell>
          <table:table-cell office:value-type="float" office:value="2320.0305" calcext:value-type="float">
            <text:p>2320.0305</text:p>
          </table:table-cell>
          <table:table-cell office:value-type="float" office:value="39.8534432415209" calcext:value-type="float">
            <text:p>39.8534432415209</text:p>
          </table:table-cell>
          <table:table-cell office:value-type="float" office:value="1053.887" calcext:value-type="float">
            <text:p>1053.887</text:p>
          </table:table-cell>
          <table:table-cell office:value-type="float" office:value="5.77507473589116" calcext:value-type="float">
            <text:p>5.77507473589116</text:p>
          </table:table-cell>
          <table:table-cell office:value-type="float" office:value="250.652" calcext:value-type="float">
            <text:p>250.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1.5799" calcext:value-type="float">
            <text:p>11.5799</text:p>
          </table:table-cell>
          <table:table-cell office:value-type="float" office:value="0.270741602611448" calcext:value-type="float">
            <text:p>0.270741602611448</text:p>
          </table:table-cell>
          <table:table-cell office:value-type="float" office:value="719.5179" calcext:value-type="float">
            <text:p>719.5179</text:p>
          </table:table-cell>
          <table:table-cell office:value-type="float" office:value="15.0034776067896" calcext:value-type="float">
            <text:p>15.0034776067896</text:p>
          </table:table-cell>
          <table:table-cell office:value-type="float" office:value="693.277" calcext:value-type="float">
            <text:p>693.277</text:p>
          </table:table-cell>
          <table:table-cell office:value-type="float" office:value="745.748" calcext:value-type="float">
            <text:p>745.748</text:p>
          </table:table-cell>
          <table:table-cell office:value-type="float" office:value="2140.751" calcext:value-type="float">
            <text:p>2140.751</text:p>
          </table:table-cell>
          <table:table-cell office:value-type="float" office:value="41.9256334172293" calcext:value-type="float">
            <text:p>41.9256334172293</text:p>
          </table:table-cell>
          <table:table-cell office:value-type="float" office:value="11.84493" calcext:value-type="float">
            <text:p>11.84493</text:p>
          </table:table-cell>
          <table:table-cell office:value-type="float" office:value="13.067561078741" calcext:value-type="float">
            <text:p>13.067561078741</text:p>
          </table:table-cell>
          <table:table-cell office:value-type="float" office:value="5.957576" calcext:value-type="float">
            <text:p>5.957576</text:p>
          </table:table-cell>
          <table:table-cell office:value-type="float" office:value="6.43569722005707" calcext:value-type="float">
            <text:p>6.43569722005707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3.9536" calcext:value-type="float">
            <text:p>13.9536</text:p>
          </table:table-cell>
          <table:table-cell office:value-type="float" office:value="0.348004627142831" calcext:value-type="float">
            <text:p>0.348004627142831</text:p>
          </table:table-cell>
          <table:table-cell office:value-type="float" office:value="650.2892" calcext:value-type="float">
            <text:p>650.2892</text:p>
          </table:table-cell>
          <table:table-cell office:value-type="float" office:value="7.63398143660036" calcext:value-type="float">
            <text:p>7.63398143660036</text:p>
          </table:table-cell>
          <table:table-cell office:value-type="float" office:value="635.674" calcext:value-type="float">
            <text:p>635.674</text:p>
          </table:table-cell>
          <table:table-cell office:value-type="float" office:value="669.295" calcext:value-type="float">
            <text:p>669.295</text:p>
          </table:table-cell>
          <table:table-cell office:value-type="float" office:value="1891.972" calcext:value-type="float">
            <text:p>1891.972</text:p>
          </table:table-cell>
          <table:table-cell office:value-type="float" office:value="27.3978488019472" calcext:value-type="float">
            <text:p>27.3978488019472</text:p>
          </table:table-cell>
          <table:table-cell office:value-type="float" office:value="36.721925" calcext:value-type="float">
            <text:p>36.721925</text:p>
          </table:table-cell>
          <table:table-cell office:value-type="float" office:value="11.4151922217887" calcext:value-type="float">
            <text:p>11.4151922217887</text:p>
          </table:table-cell>
          <table:table-cell office:value-type="float" office:value="22.17339" calcext:value-type="float">
            <text:p>22.17339</text:p>
          </table:table-cell>
          <table:table-cell office:value-type="float" office:value="2.3222582998408" calcext:value-type="float">
            <text:p>2.322258299840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1.63765" calcext:value-type="float">
            <text:p>11.63765</text:p>
          </table:table-cell>
          <table:table-cell office:value-type="float" office:value="0.254831925504655" calcext:value-type="float">
            <text:p>0.254831925504655</text:p>
          </table:table-cell>
          <table:table-cell office:value-type="float" office:value="840.6134" calcext:value-type="float">
            <text:p>840.6134</text:p>
          </table:table-cell>
          <table:table-cell office:value-type="float" office:value="13.7222857085351" calcext:value-type="float">
            <text:p>13.7222857085351</text:p>
          </table:table-cell>
          <table:table-cell office:value-type="float" office:value="809.452" calcext:value-type="float">
            <text:p>809.452</text:p>
          </table:table-cell>
          <table:table-cell office:value-type="float" office:value="857.653" calcext:value-type="float">
            <text:p>857.653</text:p>
          </table:table-cell>
          <table:table-cell office:value-type="float" office:value="2039.38" calcext:value-type="float">
            <text:p>2039.38</text:p>
          </table:table-cell>
          <table:table-cell office:value-type="float" office:value="35.8399373282419" calcext:value-type="float">
            <text:p>35.8399373282419</text:p>
          </table:table-cell>
          <table:table-cell office:value-type="float" office:value="375.31955" calcext:value-type="float">
            <text:p>375.31955</text:p>
          </table:table-cell>
          <table:table-cell office:value-type="float" office:value="13.6623887443801" calcext:value-type="float">
            <text:p>13.6623887443801</text:p>
          </table:table-cell>
          <table:table-cell office:value-type="float" office:value="107.140465" calcext:value-type="float">
            <text:p>107.140465</text:p>
          </table:table-cell>
          <table:table-cell office:value-type="float" office:value="9.33560693569079" calcext:value-type="float">
            <text:p>9.3356069356907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3.47755" calcext:value-type="float">
            <text:p>13.47755</text:p>
          </table:table-cell>
          <table:table-cell office:value-type="float" office:value="0.27004225215458" calcext:value-type="float">
            <text:p>0.27004225215458</text:p>
          </table:table-cell>
          <table:table-cell office:value-type="float" office:value="703.22615" calcext:value-type="float">
            <text:p>703.22615</text:p>
          </table:table-cell>
          <table:table-cell office:value-type="float" office:value="12.1035231585154" calcext:value-type="float">
            <text:p>12.1035231585154</text:p>
          </table:table-cell>
          <table:table-cell office:value-type="float" office:value="691.495" calcext:value-type="float">
            <text:p>691.495</text:p>
          </table:table-cell>
          <table:table-cell office:value-type="float" office:value="738.031" calcext:value-type="float">
            <text:p>738.031</text:p>
          </table:table-cell>
          <table:table-cell office:value-type="float" office:value="2106.207" calcext:value-type="float">
            <text:p>2106.207</text:p>
          </table:table-cell>
          <table:table-cell office:value-type="float" office:value="35.7837907868483" calcext:value-type="float">
            <text:p>35.7837907868483</text:p>
          </table:table-cell>
          <table:table-cell office:value-type="float" office:value="2.028417" calcext:value-type="float">
            <text:p>2.028417</text:p>
          </table:table-cell>
          <table:table-cell office:value-type="float" office:value="2.5875152403408" calcext:value-type="float">
            <text:p>2.5875152403408</text:p>
          </table:table-cell>
          <table:table-cell office:value-type="float" office:value="1.4427105" calcext:value-type="float">
            <text:p>1.4427105</text:p>
          </table:table-cell>
          <table:table-cell office:value-type="float" office:value="1.46797455602373" calcext:value-type="float">
            <text:p>1.46797455602373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4.433" calcext:value-type="float">
            <text:p>14.433</text:p>
          </table:table-cell>
          <table:table-cell office:value-type="float" office:value="0.316838387987574" calcext:value-type="float">
            <text:p>0.316838387987574</text:p>
          </table:table-cell>
          <table:table-cell office:value-type="float" office:value="744.99235" calcext:value-type="float">
            <text:p>744.99235</text:p>
          </table:table-cell>
          <table:table-cell office:value-type="float" office:value="7.31774451922981" calcext:value-type="float">
            <text:p>7.31774451922981</text:p>
          </table:table-cell>
          <table:table-cell office:value-type="float" office:value="733.666" calcext:value-type="float">
            <text:p>733.666</text:p>
          </table:table-cell>
          <table:table-cell office:value-type="float" office:value="757.086" calcext:value-type="float">
            <text:p>757.086</text:p>
          </table:table-cell>
          <table:table-cell office:value-type="float" office:value="2223.2425" calcext:value-type="float">
            <text:p>2223.2425</text:p>
          </table:table-cell>
          <table:table-cell office:value-type="float" office:value="24.7528478289071" calcext:value-type="float">
            <text:p>24.7528478289071</text:p>
          </table:table-cell>
          <table:table-cell office:value-type="float" office:value="7.903721" calcext:value-type="float">
            <text:p>7.903721</text:p>
          </table:table-cell>
          <table:table-cell office:value-type="float" office:value="5.83816205831929" calcext:value-type="float">
            <text:p>5.83816205831929</text:p>
          </table:table-cell>
          <table:table-cell office:value-type="float" office:value="3.8303095" calcext:value-type="float">
            <text:p>3.8303095</text:p>
          </table:table-cell>
          <table:table-cell office:value-type="float" office:value="1.47963386369382" calcext:value-type="float">
            <text:p>1.4796338636938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5.03075" calcext:value-type="float">
            <text:p>15.03075</text:p>
          </table:table-cell>
          <table:table-cell office:value-type="float" office:value="0.317020888254613" calcext:value-type="float">
            <text:p>0.317020888254613</text:p>
          </table:table-cell>
          <table:table-cell office:value-type="float" office:value="603.64545" calcext:value-type="float">
            <text:p>603.64545</text:p>
          </table:table-cell>
          <table:table-cell office:value-type="float" office:value="6.41842217590938" calcext:value-type="float">
            <text:p>6.41842217590938</text:p>
          </table:table-cell>
          <table:table-cell office:value-type="float" office:value="590.641" calcext:value-type="float">
            <text:p>590.641</text:p>
          </table:table-cell>
          <table:table-cell office:value-type="float" office:value="614.551" calcext:value-type="float">
            <text:p>614.551</text:p>
          </table:table-cell>
          <table:table-cell office:value-type="float" office:value="1798.0405" calcext:value-type="float">
            <text:p>1798.0405</text:p>
          </table:table-cell>
          <table:table-cell office:value-type="float" office:value="23.9254488423455" calcext:value-type="float">
            <text:p>23.9254488423455</text:p>
          </table:table-cell>
          <table:table-cell office:value-type="float" office:value="8.252038" calcext:value-type="float">
            <text:p>8.252038</text:p>
          </table:table-cell>
          <table:table-cell office:value-type="float" office:value="12.1575991725267" calcext:value-type="float">
            <text:p>12.1575991725267</text:p>
          </table:table-cell>
          <table:table-cell office:value-type="float" office:value="4.643208" calcext:value-type="float">
            <text:p>4.643208</text:p>
          </table:table-cell>
          <table:table-cell office:value-type="float" office:value="6.12679603910861" calcext:value-type="float">
            <text:p>6.1267960391086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3.8436" calcext:value-type="float">
            <text:p>13.8436</text:p>
          </table:table-cell>
          <table:table-cell office:value-type="float" office:value="0.294779082860891" calcext:value-type="float">
            <text:p>0.294779082860891</text:p>
          </table:table-cell>
          <table:table-cell office:value-type="float" office:value="681.0999" calcext:value-type="float">
            <text:p>681.0999</text:p>
          </table:table-cell>
          <table:table-cell office:value-type="float" office:value="12.4657355194559" calcext:value-type="float">
            <text:p>12.4657355194559</text:p>
          </table:table-cell>
          <table:table-cell office:value-type="float" office:value="661.775" calcext:value-type="float">
            <text:p>661.775</text:p>
          </table:table-cell>
          <table:table-cell office:value-type="float" office:value="701.033" calcext:value-type="float">
            <text:p>701.033</text:p>
          </table:table-cell>
          <table:table-cell office:value-type="float" office:value="2039.456" calcext:value-type="float">
            <text:p>2039.456</text:p>
          </table:table-cell>
          <table:table-cell office:value-type="float" office:value="38.2010463543095" calcext:value-type="float">
            <text:p>38.2010463543095</text:p>
          </table:table-cell>
          <table:table-cell office:value-type="float" office:value="2.2520587" calcext:value-type="float">
            <text:p>2.2520587</text:p>
          </table:table-cell>
          <table:table-cell office:value-type="float" office:value="2.94138977865071" calcext:value-type="float">
            <text:p>2.94138977865071</text:p>
          </table:table-cell>
          <table:table-cell office:value-type="float" office:value="1.5921899" calcext:value-type="float">
            <text:p>1.5921899</text:p>
          </table:table-cell>
          <table:table-cell office:value-type="float" office:value="1.58456281750652" calcext:value-type="float">
            <text:p>1.58456281750652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3.18165" calcext:value-type="float">
            <text:p>13.18165</text:p>
          </table:table-cell>
          <table:table-cell office:value-type="float" office:value="0.304572213659312" calcext:value-type="float">
            <text:p>0.304572213659312</text:p>
          </table:table-cell>
          <table:table-cell office:value-type="float" office:value="722.09015" calcext:value-type="float">
            <text:p>722.09015</text:p>
          </table:table-cell>
          <table:table-cell office:value-type="float" office:value="10.3537379365606" calcext:value-type="float">
            <text:p>10.3537379365606</text:p>
          </table:table-cell>
          <table:table-cell office:value-type="float" office:value="704.628" calcext:value-type="float">
            <text:p>704.628</text:p>
          </table:table-cell>
          <table:table-cell office:value-type="float" office:value="741.092" calcext:value-type="float">
            <text:p>741.092</text:p>
          </table:table-cell>
          <table:table-cell office:value-type="float" office:value="2155.5335" calcext:value-type="float">
            <text:p>2155.5335</text:p>
          </table:table-cell>
          <table:table-cell office:value-type="float" office:value="37.2972760777582" calcext:value-type="float">
            <text:p>37.2972760777582</text:p>
          </table:table-cell>
          <table:table-cell office:value-type="float" office:value="6.1987935" calcext:value-type="float">
            <text:p>6.1987935</text:p>
          </table:table-cell>
          <table:table-cell office:value-type="float" office:value="6.61953990005524" calcext:value-type="float">
            <text:p>6.61953990005524</text:p>
          </table:table-cell>
          <table:table-cell office:value-type="float" office:value="4.5381315" calcext:value-type="float">
            <text:p>4.5381315</text:p>
          </table:table-cell>
          <table:table-cell office:value-type="float" office:value="4.4425512335597" calcext:value-type="float">
            <text:p>4.4425512335597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1.0048" calcext:value-type="float">
            <text:p>11.0048</text:p>
          </table:table-cell>
          <table:table-cell office:value-type="float" office:value="0.277562208319468" calcext:value-type="float">
            <text:p>0.277562208319468</text:p>
          </table:table-cell>
          <table:table-cell office:value-type="float" office:value="1294.6635" calcext:value-type="float">
            <text:p>1294.6635</text:p>
          </table:table-cell>
          <table:table-cell office:value-type="float" office:value="66.4475041899764" calcext:value-type="float">
            <text:p>66.4475041899764</text:p>
          </table:table-cell>
          <table:table-cell office:value-type="float" office:value="1208.71" calcext:value-type="float">
            <text:p>1208.71</text:p>
          </table:table-cell>
          <table:table-cell office:value-type="float" office:value="1410" calcext:value-type="float">
            <text:p>1410</text:p>
          </table:table-cell>
          <table:table-cell office:value-type="float" office:value="2547.2305" calcext:value-type="float">
            <text:p>2547.2305</text:p>
          </table:table-cell>
          <table:table-cell office:value-type="float" office:value="44.4779136748993" calcext:value-type="float">
            <text:p>44.4779136748993</text:p>
          </table:table-cell>
          <table:table-cell office:value-type="float" office:value="1135.4449" calcext:value-type="float">
            <text:p>1135.4449</text:p>
          </table:table-cell>
          <table:table-cell office:value-type="float" office:value="138.494048133485" calcext:value-type="float">
            <text:p>138.494048133485</text:p>
          </table:table-cell>
          <table:table-cell office:value-type="float" office:value="201.312" calcext:value-type="float">
            <text:p>201.312</text:p>
          </table:table-cell>
          <table:table-cell office:value-type="float" office:value="63.6779286167749" calcext:value-type="float">
            <text:p>63.6779286167749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24.4649" calcext:value-type="float">
            <text:p>24.4649</text:p>
          </table:table-cell>
          <table:table-cell office:value-type="float" office:value="0.493178586263351" calcext:value-type="float">
            <text:p>0.493178586263351</text:p>
          </table:table-cell>
          <table:table-cell office:value-type="float" office:value="1352.331" calcext:value-type="float">
            <text:p>1352.331</text:p>
          </table:table-cell>
          <table:table-cell office:value-type="float" office:value="10.7465924951312" calcext:value-type="float">
            <text:p>10.7465924951312</text:p>
          </table:table-cell>
          <table:table-cell office:value-type="float" office:value="1331.49" calcext:value-type="float">
            <text:p>1331.49</text:p>
          </table:table-cell>
          <table:table-cell office:value-type="float" office:value="1373.09" calcext:value-type="float">
            <text:p>1373.09</text:p>
          </table:table-cell>
          <table:table-cell office:value-type="float" office:value="2794.451" calcext:value-type="float">
            <text:p>2794.451</text:p>
          </table:table-cell>
          <table:table-cell office:value-type="float" office:value="37.3974618499774" calcext:value-type="float">
            <text:p>37.3974618499774</text:p>
          </table:table-cell>
          <table:table-cell office:value-type="float" office:value="1037.826" calcext:value-type="float">
            <text:p>1037.826</text:p>
          </table:table-cell>
          <table:table-cell office:value-type="float" office:value="10.2398910250612" calcext:value-type="float">
            <text:p>10.2398910250612</text:p>
          </table:table-cell>
          <table:table-cell office:value-type="float" office:value="224.7152" calcext:value-type="float">
            <text:p>224.7152</text:p>
          </table:table-cell>
          <table:table-cell office:value-type="float" office:value="3.6736874453543" calcext:value-type="float">
            <text:p>3.6736874453543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3.5662" calcext:value-type="float">
            <text:p>23.5662</text:p>
          </table:table-cell>
          <table:table-cell office:value-type="float" office:value="0.46264973736854" calcext:value-type="float">
            <text:p>0.46264973736854</text:p>
          </table:table-cell>
          <table:table-cell office:value-type="float" office:value="869.446" calcext:value-type="float">
            <text:p>869.446</text:p>
          </table:table-cell>
          <table:table-cell office:value-type="float" office:value="14.9952166800634" calcext:value-type="float">
            <text:p>14.9952166800634</text:p>
          </table:table-cell>
          <table:table-cell office:value-type="float" office:value="848.082" calcext:value-type="float">
            <text:p>848.082</text:p>
          </table:table-cell>
          <table:table-cell office:value-type="float" office:value="903.722" calcext:value-type="float">
            <text:p>903.722</text:p>
          </table:table-cell>
          <table:table-cell office:value-type="float" office:value="2597.63" calcext:value-type="float">
            <text:p>2597.63</text:p>
          </table:table-cell>
          <table:table-cell office:value-type="float" office:value="42.376297559742" calcext:value-type="float">
            <text:p>42.376297559742</text:p>
          </table:table-cell>
          <table:table-cell office:value-type="float" office:value="7.0825295" calcext:value-type="float">
            <text:p>7.0825295</text:p>
          </table:table-cell>
          <table:table-cell office:value-type="float" office:value="10.481276979462" calcext:value-type="float">
            <text:p>10.481276979462</text:p>
          </table:table-cell>
          <table:table-cell office:value-type="float" office:value="3.625712" calcext:value-type="float">
            <text:p>3.625712</text:p>
          </table:table-cell>
          <table:table-cell office:value-type="float" office:value="4.12560560868913" calcext:value-type="float">
            <text:p>4.12560560868913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23.10385" calcext:value-type="float">
            <text:p>23.10385</text:p>
          </table:table-cell>
          <table:table-cell office:value-type="float" office:value="0.466996982914539" calcext:value-type="float">
            <text:p>0.466996982914539</text:p>
          </table:table-cell>
          <table:table-cell office:value-type="float" office:value="815.3059" calcext:value-type="float">
            <text:p>815.3059</text:p>
          </table:table-cell>
          <table:table-cell office:value-type="float" office:value="15.1640412038074" calcext:value-type="float">
            <text:p>15.1640412038074</text:p>
          </table:table-cell>
          <table:table-cell office:value-type="float" office:value="788.032" calcext:value-type="float">
            <text:p>788.032</text:p>
          </table:table-cell>
          <table:table-cell office:value-type="float" office:value="848.401" calcext:value-type="float">
            <text:p>848.401</text:p>
          </table:table-cell>
          <table:table-cell office:value-type="float" office:value="2437.0565" calcext:value-type="float">
            <text:p>2437.0565</text:p>
          </table:table-cell>
          <table:table-cell office:value-type="float" office:value="46.058072738218" calcext:value-type="float">
            <text:p>46.058072738218</text:p>
          </table:table-cell>
          <table:table-cell office:value-type="float" office:value="5.60538" calcext:value-type="float">
            <text:p>5.60538</text:p>
          </table:table-cell>
          <table:table-cell office:value-type="float" office:value="5.83675465096478" calcext:value-type="float">
            <text:p>5.83675465096478</text:p>
          </table:table-cell>
          <table:table-cell office:value-type="float" office:value="3.255022" calcext:value-type="float">
            <text:p>3.255022</text:p>
          </table:table-cell>
          <table:table-cell office:value-type="float" office:value="3.29530263597481" calcext:value-type="float">
            <text:p>3.29530263597481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24.68825" calcext:value-type="float">
            <text:p>24.68825</text:p>
          </table:table-cell>
          <table:table-cell office:value-type="float" office:value="0.568604307910483" calcext:value-type="float">
            <text:p>0.568604307910483</text:p>
          </table:table-cell>
          <table:table-cell office:value-type="float" office:value="731.2445" calcext:value-type="float">
            <text:p>731.2445</text:p>
          </table:table-cell>
          <table:table-cell office:value-type="float" office:value="11.7506014968793" calcext:value-type="float">
            <text:p>11.7506014968793</text:p>
          </table:table-cell>
          <table:table-cell office:value-type="float" office:value="711.189" calcext:value-type="float">
            <text:p>711.189</text:p>
          </table:table-cell>
          <table:table-cell office:value-type="float" office:value="757.475" calcext:value-type="float">
            <text:p>757.475</text:p>
          </table:table-cell>
          <table:table-cell office:value-type="float" office:value="2186.5055" calcext:value-type="float">
            <text:p>2186.5055</text:p>
          </table:table-cell>
          <table:table-cell office:value-type="float" office:value="37.8414495948014" calcext:value-type="float">
            <text:p>37.8414495948014</text:p>
          </table:table-cell>
          <table:table-cell office:value-type="float" office:value="4.4348385" calcext:value-type="float">
            <text:p>4.4348385</text:p>
          </table:table-cell>
          <table:table-cell office:value-type="float" office:value="2.81782458418433" calcext:value-type="float">
            <text:p>2.81782458418433</text:p>
          </table:table-cell>
          <table:table-cell office:value-type="float" office:value="2.7923435" calcext:value-type="float">
            <text:p>2.7923435</text:p>
          </table:table-cell>
          <table:table-cell office:value-type="float" office:value="1.55010163430983" calcext:value-type="float">
            <text:p>1.55010163430983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23.0965" calcext:value-type="float">
            <text:p>23.0965</text:p>
          </table:table-cell>
          <table:table-cell office:value-type="float" office:value="0.472150834221873" calcext:value-type="float">
            <text:p>0.472150834221873</text:p>
          </table:table-cell>
          <table:table-cell office:value-type="float" office:value="806.80605" calcext:value-type="float">
            <text:p>806.80605</text:p>
          </table:table-cell>
          <table:table-cell office:value-type="float" office:value="13.7287634771971" calcext:value-type="float">
            <text:p>13.7287634771971</text:p>
          </table:table-cell>
          <table:table-cell office:value-type="float" office:value="781.504" calcext:value-type="float">
            <text:p>781.504</text:p>
          </table:table-cell>
          <table:table-cell office:value-type="float" office:value="827.626" calcext:value-type="float">
            <text:p>827.626</text:p>
          </table:table-cell>
          <table:table-cell office:value-type="float" office:value="2413.2855" calcext:value-type="float">
            <text:p>2413.2855</text:p>
          </table:table-cell>
          <table:table-cell office:value-type="float" office:value="45.5129583660606" calcext:value-type="float">
            <text:p>45.5129583660606</text:p>
          </table:table-cell>
          <table:table-cell office:value-type="float" office:value="4.4482735" calcext:value-type="float">
            <text:p>4.4482735</text:p>
          </table:table-cell>
          <table:table-cell office:value-type="float" office:value="6.42689810395802" calcext:value-type="float">
            <text:p>6.42689810395802</text:p>
          </table:table-cell>
          <table:table-cell office:value-type="float" office:value="2.6835565" calcext:value-type="float">
            <text:p>2.6835565</text:p>
          </table:table-cell>
          <table:table-cell office:value-type="float" office:value="3.54356560509511" calcext:value-type="float">
            <text:p>3.54356560509511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24.44135" calcext:value-type="float">
            <text:p>24.44135</text:p>
          </table:table-cell>
          <table:table-cell office:value-type="float" office:value="0.421327605649157" calcext:value-type="float">
            <text:p>0.421327605649157</text:p>
          </table:table-cell>
          <table:table-cell office:value-type="float" office:value="803.28325" calcext:value-type="float">
            <text:p>803.28325</text:p>
          </table:table-cell>
          <table:table-cell office:value-type="float" office:value="7.86366232858131" calcext:value-type="float">
            <text:p>7.86366232858131</text:p>
          </table:table-cell>
          <table:table-cell office:value-type="float" office:value="788.082" calcext:value-type="float">
            <text:p>788.082</text:p>
          </table:table-cell>
          <table:table-cell office:value-type="float" office:value="815.164" calcext:value-type="float">
            <text:p>815.164</text:p>
          </table:table-cell>
          <table:table-cell office:value-type="float" office:value="2399.333" calcext:value-type="float">
            <text:p>2399.333</text:p>
          </table:table-cell>
          <table:table-cell office:value-type="float" office:value="25.4007417820213" calcext:value-type="float">
            <text:p>25.4007417820213</text:p>
          </table:table-cell>
          <table:table-cell office:value-type="float" office:value="6.4456655" calcext:value-type="float">
            <text:p>6.4456655</text:p>
          </table:table-cell>
          <table:table-cell office:value-type="float" office:value="7.69381569339712" calcext:value-type="float">
            <text:p>7.69381569339712</text:p>
          </table:table-cell>
          <table:table-cell office:value-type="float" office:value="4.0702585" calcext:value-type="float">
            <text:p>4.0702585</text:p>
          </table:table-cell>
          <table:table-cell office:value-type="float" office:value="4.5062541549618" calcext:value-type="float">
            <text:p>4.5062541549618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.69215" calcext:value-type="float">
            <text:p>26.69215</text:p>
          </table:table-cell>
          <table:table-cell office:value-type="float" office:value="0.52884889752202" calcext:value-type="float">
            <text:p>0.52884889752202</text:p>
          </table:table-cell>
          <table:table-cell office:value-type="float" office:value="731.8335" calcext:value-type="float">
            <text:p>731.8335</text:p>
          </table:table-cell>
          <table:table-cell office:value-type="float" office:value="9.38286297951257" calcext:value-type="float">
            <text:p>9.38286297951257</text:p>
          </table:table-cell>
          <table:table-cell office:value-type="float" office:value="711.11" calcext:value-type="float">
            <text:p>711.11</text:p>
          </table:table-cell>
          <table:table-cell office:value-type="float" office:value="746.444" calcext:value-type="float">
            <text:p>746.444</text:p>
          </table:table-cell>
          <table:table-cell office:value-type="float" office:value="2190.65" calcext:value-type="float">
            <text:p>2190.65</text:p>
          </table:table-cell>
          <table:table-cell office:value-type="float" office:value="29.3037983011042" calcext:value-type="float">
            <text:p>29.3037983011042</text:p>
          </table:table-cell>
          <table:table-cell office:value-type="float" office:value="2.848544" calcext:value-type="float">
            <text:p>2.848544</text:p>
          </table:table-cell>
          <table:table-cell office:value-type="float" office:value="3.47664121081577" calcext:value-type="float">
            <text:p>3.47664121081577</text:p>
          </table:table-cell>
          <table:table-cell office:value-type="float" office:value="2.002676" calcext:value-type="float">
            <text:p>2.002676</text:p>
          </table:table-cell>
          <table:table-cell office:value-type="float" office:value="2.10550078645633" calcext:value-type="float">
            <text:p>2.10550078645633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22.91285" calcext:value-type="float">
            <text:p>22.91285</text:p>
          </table:table-cell>
          <table:table-cell office:value-type="float" office:value="0.49167909849559" calcext:value-type="float">
            <text:p>0.49167909849559</text:p>
          </table:table-cell>
          <table:table-cell office:value-type="float" office:value="761.06435" calcext:value-type="float">
            <text:p>761.06435</text:p>
          </table:table-cell>
          <table:table-cell office:value-type="float" office:value="7.39832491280186" calcext:value-type="float">
            <text:p>7.39832491280186</text:p>
          </table:table-cell>
          <table:table-cell office:value-type="float" office:value="748.483" calcext:value-type="float">
            <text:p>748.483</text:p>
          </table:table-cell>
          <table:table-cell office:value-type="float" office:value="775.064" calcext:value-type="float">
            <text:p>775.064</text:p>
          </table:table-cell>
          <table:table-cell office:value-type="float" office:value="2272.4085" calcext:value-type="float">
            <text:p>2272.4085</text:p>
          </table:table-cell>
          <table:table-cell office:value-type="float" office:value="21.302344706628" calcext:value-type="float">
            <text:p>21.302344706628</text:p>
          </table:table-cell>
          <table:table-cell office:value-type="float" office:value="6.7241605" calcext:value-type="float">
            <text:p>6.7241605</text:p>
          </table:table-cell>
          <table:table-cell office:value-type="float" office:value="3.76021674477645" calcext:value-type="float">
            <text:p>3.76021674477645</text:p>
          </table:table-cell>
          <table:table-cell office:value-type="float" office:value="4.059651" calcext:value-type="float">
            <text:p>4.059651</text:p>
          </table:table-cell>
          <table:table-cell office:value-type="float" office:value="2.23940189774172" calcext:value-type="float">
            <text:p>2.23940189774172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22.44415" calcext:value-type="float">
            <text:p>22.44415</text:p>
          </table:table-cell>
          <table:table-cell office:value-type="float" office:value="0.543505174178659" calcext:value-type="float">
            <text:p>0.543505174178659</text:p>
          </table:table-cell>
          <table:table-cell office:value-type="float" office:value="950.88555" calcext:value-type="float">
            <text:p>950.88555</text:p>
          </table:table-cell>
          <table:table-cell office:value-type="float" office:value="13.8992664867334" calcext:value-type="float">
            <text:p>13.8992664867334</text:p>
          </table:table-cell>
          <table:table-cell office:value-type="float" office:value="921.784" calcext:value-type="float">
            <text:p>921.784</text:p>
          </table:table-cell>
          <table:table-cell office:value-type="float" office:value="974.638" calcext:value-type="float">
            <text:p>974.638</text:p>
          </table:table-cell>
          <table:table-cell office:value-type="float" office:value="2836.7715" calcext:value-type="float">
            <text:p>2836.7715</text:p>
          </table:table-cell>
          <table:table-cell office:value-type="float" office:value="40.2908394850524" calcext:value-type="float">
            <text:p>40.2908394850524</text:p>
          </table:table-cell>
          <table:table-cell office:value-type="float" office:value="10.750997" calcext:value-type="float">
            <text:p>10.750997</text:p>
          </table:table-cell>
          <table:table-cell office:value-type="float" office:value="9.70471230787215" calcext:value-type="float">
            <text:p>9.70471230787215</text:p>
          </table:table-cell>
          <table:table-cell office:value-type="float" office:value="5.1333775" calcext:value-type="float">
            <text:p>5.1333775</text:p>
          </table:table-cell>
          <table:table-cell office:value-type="float" office:value="3.39565524133999" calcext:value-type="float">
            <text:p>3.39565524133999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23.9886" calcext:value-type="float">
            <text:p>23.9886</text:p>
          </table:table-cell>
          <table:table-cell office:value-type="float" office:value="0.485270360806142" calcext:value-type="float">
            <text:p>0.485270360806142</text:p>
          </table:table-cell>
          <table:table-cell office:value-type="float" office:value="847.6359" calcext:value-type="float">
            <text:p>847.6359</text:p>
          </table:table-cell>
          <table:table-cell office:value-type="float" office:value="14.4783752768192" calcext:value-type="float">
            <text:p>14.4783752768192</text:p>
          </table:table-cell>
          <table:table-cell office:value-type="float" office:value="825.241" calcext:value-type="float">
            <text:p>825.241</text:p>
          </table:table-cell>
          <table:table-cell office:value-type="float" office:value="876.565" calcext:value-type="float">
            <text:p>876.565</text:p>
          </table:table-cell>
          <table:table-cell office:value-type="float" office:value="2530.172" calcext:value-type="float">
            <text:p>2530.172</text:p>
          </table:table-cell>
          <table:table-cell office:value-type="float" office:value="44.3045582652274" calcext:value-type="float">
            <text:p>44.3045582652274</text:p>
          </table:table-cell>
          <table:table-cell office:value-type="float" office:value="8.327874" calcext:value-type="float">
            <text:p>8.327874</text:p>
          </table:table-cell>
          <table:table-cell office:value-type="float" office:value="9.14612927675819" calcext:value-type="float">
            <text:p>9.14612927675819</text:p>
          </table:table-cell>
          <table:table-cell office:value-type="float" office:value="4.4086385" calcext:value-type="float">
            <text:p>4.4086385</text:p>
          </table:table-cell>
          <table:table-cell office:value-type="float" office:value="4.69050573087345" calcext:value-type="float">
            <text:p>4.69050573087345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89.14505" calcext:value-type="float">
            <text:p>89.14505</text:p>
          </table:table-cell>
          <table:table-cell office:value-type="float" office:value="1.65097871439477" calcext:value-type="float">
            <text:p>1.65097871439477</text:p>
          </table:table-cell>
          <table:table-cell office:value-type="float" office:value="1421.758" calcext:value-type="float">
            <text:p>1421.758</text:p>
          </table:table-cell>
          <table:table-cell office:value-type="float" office:value="17.3392049029552" calcext:value-type="float">
            <text:p>17.3392049029552</text:p>
          </table:table-cell>
          <table:table-cell office:value-type="float" office:value="1372.69" calcext:value-type="float">
            <text:p>1372.69</text:p>
          </table:table-cell>
          <table:table-cell office:value-type="float" office:value="1449.11" calcext:value-type="float">
            <text:p>1449.11</text:p>
          </table:table-cell>
          <table:table-cell office:value-type="float" office:value="4248.1105" calcext:value-type="float">
            <text:p>4248.1105</text:p>
          </table:table-cell>
          <table:table-cell office:value-type="float" office:value="52.1474898946028" calcext:value-type="float">
            <text:p>52.1474898946028</text:p>
          </table:table-cell>
          <table:table-cell office:value-type="float" office:value="12.434199" calcext:value-type="float">
            <text:p>12.434199</text:p>
          </table:table-cell>
          <table:table-cell office:value-type="float" office:value="10.2794904337944" calcext:value-type="float">
            <text:p>10.2794904337944</text:p>
          </table:table-cell>
          <table:table-cell office:value-type="float" office:value="4.722324" calcext:value-type="float">
            <text:p>4.722324</text:p>
          </table:table-cell>
          <table:table-cell office:value-type="float" office:value="3.79336066824778" calcext:value-type="float">
            <text:p>3.7933606682477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95.01865" calcext:value-type="float">
            <text:p>95.01865</text:p>
          </table:table-cell>
          <table:table-cell office:value-type="float" office:value="2.00256904935533" calcext:value-type="float">
            <text:p>2.00256904935533</text:p>
          </table:table-cell>
          <table:table-cell office:value-type="float" office:value="1383.551" calcext:value-type="float">
            <text:p>1383.551</text:p>
          </table:table-cell>
          <table:table-cell office:value-type="float" office:value="23.0061061905591" calcext:value-type="float">
            <text:p>23.0061061905591</text:p>
          </table:table-cell>
          <table:table-cell office:value-type="float" office:value="1336.33" calcext:value-type="float">
            <text:p>1336.33</text:p>
          </table:table-cell>
          <table:table-cell office:value-type="float" office:value="1422.51" calcext:value-type="float">
            <text:p>1422.51</text:p>
          </table:table-cell>
          <table:table-cell office:value-type="float" office:value="4128.8655" calcext:value-type="float">
            <text:p>4128.8655</text:p>
          </table:table-cell>
          <table:table-cell office:value-type="float" office:value="72.8430604881622" calcext:value-type="float">
            <text:p>72.8430604881622</text:p>
          </table:table-cell>
          <table:table-cell office:value-type="float" office:value="14.997883" calcext:value-type="float">
            <text:p>14.997883</text:p>
          </table:table-cell>
          <table:table-cell office:value-type="float" office:value="12.8684161798612" calcext:value-type="float">
            <text:p>12.8684161798612</text:p>
          </table:table-cell>
          <table:table-cell office:value-type="float" office:value="6.792732" calcext:value-type="float">
            <text:p>6.792732</text:p>
          </table:table-cell>
          <table:table-cell office:value-type="float" office:value="4.05299422595146" calcext:value-type="float">
            <text:p>4.05299422595146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91.24335" calcext:value-type="float">
            <text:p>91.24335</text:p>
          </table:table-cell>
          <table:table-cell office:value-type="float" office:value="1.65555953125777" calcext:value-type="float">
            <text:p>1.65555953125777</text:p>
          </table:table-cell>
          <table:table-cell office:value-type="float" office:value="1288.6615" calcext:value-type="float">
            <text:p>1288.6615</text:p>
          </table:table-cell>
          <table:table-cell office:value-type="float" office:value="14.0830155115102" calcext:value-type="float">
            <text:p>14.0830155115102</text:p>
          </table:table-cell>
          <table:table-cell office:value-type="float" office:value="1263.39" calcext:value-type="float">
            <text:p>1263.39</text:p>
          </table:table-cell>
          <table:table-cell office:value-type="float" office:value="1313" calcext:value-type="float">
            <text:p>1313</text:p>
          </table:table-cell>
          <table:table-cell office:value-type="float" office:value="3851.552" calcext:value-type="float">
            <text:p>3851.552</text:p>
          </table:table-cell>
          <table:table-cell office:value-type="float" office:value="41.6552657551024" calcext:value-type="float">
            <text:p>41.6552657551024</text:p>
          </table:table-cell>
          <table:table-cell office:value-type="float" office:value="10.112738" calcext:value-type="float">
            <text:p>10.112738</text:p>
          </table:table-cell>
          <table:table-cell office:value-type="float" office:value="11.3004845096726" calcext:value-type="float">
            <text:p>11.3004845096726</text:p>
          </table:table-cell>
          <table:table-cell office:value-type="float" office:value="4.320616" calcext:value-type="float">
            <text:p>4.320616</text:p>
          </table:table-cell>
          <table:table-cell office:value-type="float" office:value="4.24120311660156" calcext:value-type="float">
            <text:p>4.2412031166015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10.0917" calcext:value-type="float">
            <text:p>110.0917</text:p>
          </table:table-cell>
          <table:table-cell office:value-type="float" office:value="1.76653771469389" calcext:value-type="float">
            <text:p>1.76653771469389</text:p>
          </table:table-cell>
          <table:table-cell office:value-type="float" office:value="1145.528" calcext:value-type="float">
            <text:p>1145.528</text:p>
          </table:table-cell>
          <table:table-cell office:value-type="float" office:value="10.2286829490309" calcext:value-type="float">
            <text:p>10.2286829490309</text:p>
          </table:table-cell>
          <table:table-cell office:value-type="float" office:value="1124.24" calcext:value-type="float">
            <text:p>1124.24</text:p>
          </table:table-cell>
          <table:table-cell office:value-type="float" office:value="1165.45" calcext:value-type="float">
            <text:p>1165.45</text:p>
          </table:table-cell>
          <table:table-cell office:value-type="float" office:value="3428.1865" calcext:value-type="float">
            <text:p>3428.1865</text:p>
          </table:table-cell>
          <table:table-cell office:value-type="float" office:value="26.4574176066043" calcext:value-type="float">
            <text:p>26.4574176066043</text:p>
          </table:table-cell>
          <table:table-cell office:value-type="float" office:value="5.4272115" calcext:value-type="float">
            <text:p>5.4272115</text:p>
          </table:table-cell>
          <table:table-cell office:value-type="float" office:value="7.08472640549229" calcext:value-type="float">
            <text:p>7.08472640549229</text:p>
          </table:table-cell>
          <table:table-cell office:value-type="float" office:value="2.96959" calcext:value-type="float">
            <text:p>2.96959</text:p>
          </table:table-cell>
          <table:table-cell office:value-type="float" office:value="4.14368022359166" calcext:value-type="float">
            <text:p>4.14368022359166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01.8491" calcext:value-type="float">
            <text:p>101.8491</text:p>
          </table:table-cell>
          <table:table-cell office:value-type="float" office:value="1.55673711694751" calcext:value-type="float">
            <text:p>1.55673711694751</text:p>
          </table:table-cell>
          <table:table-cell office:value-type="float" office:value="1361.638" calcext:value-type="float">
            <text:p>1361.638</text:p>
          </table:table-cell>
          <table:table-cell office:value-type="float" office:value="20.7477535639095" calcext:value-type="float">
            <text:p>20.7477535639095</text:p>
          </table:table-cell>
          <table:table-cell office:value-type="float" office:value="1316.54" calcext:value-type="float">
            <text:p>1316.54</text:p>
          </table:table-cell>
          <table:table-cell office:value-type="float" office:value="1394.58" calcext:value-type="float">
            <text:p>1394.58</text:p>
          </table:table-cell>
          <table:table-cell office:value-type="float" office:value="4060.32" calcext:value-type="float">
            <text:p>4060.32</text:p>
          </table:table-cell>
          <table:table-cell office:value-type="float" office:value="66.4673934327471" calcext:value-type="float">
            <text:p>66.4673934327471</text:p>
          </table:table-cell>
          <table:table-cell office:value-type="float" office:value="19.1034805" calcext:value-type="float">
            <text:p>19.1034805</text:p>
          </table:table-cell>
          <table:table-cell office:value-type="float" office:value="12.6346534984052" calcext:value-type="float">
            <text:p>12.6346534984052</text:p>
          </table:table-cell>
          <table:table-cell office:value-type="float" office:value="5.4911695" calcext:value-type="float">
            <text:p>5.4911695</text:p>
          </table:table-cell>
          <table:table-cell office:value-type="float" office:value="2.14469717678212" calcext:value-type="float">
            <text:p>2.14469717678212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85.44985" calcext:value-type="float">
            <text:p>85.44985</text:p>
          </table:table-cell>
          <table:table-cell office:value-type="float" office:value="1.18635041630052" calcext:value-type="float">
            <text:p>1.18635041630052</text:p>
          </table:table-cell>
          <table:table-cell office:value-type="float" office:value="1369.3785" calcext:value-type="float">
            <text:p>1369.3785</text:p>
          </table:table-cell>
          <table:table-cell office:value-type="float" office:value="25.657644889624" calcext:value-type="float">
            <text:p>25.657644889624</text:p>
          </table:table-cell>
          <table:table-cell office:value-type="float" office:value="1322.89" calcext:value-type="float">
            <text:p>1322.89</text:p>
          </table:table-cell>
          <table:table-cell office:value-type="float" office:value="1415.66" calcext:value-type="float">
            <text:p>1415.66</text:p>
          </table:table-cell>
          <table:table-cell office:value-type="float" office:value="4081.1745" calcext:value-type="float">
            <text:p>4081.1745</text:p>
          </table:table-cell>
          <table:table-cell office:value-type="float" office:value="81.5702660428891" calcext:value-type="float">
            <text:p>81.5702660428891</text:p>
          </table:table-cell>
          <table:table-cell office:value-type="float" office:value="20.1494835" calcext:value-type="float">
            <text:p>20.1494835</text:p>
          </table:table-cell>
          <table:table-cell office:value-type="float" office:value="16.1592808989117" calcext:value-type="float">
            <text:p>16.1592808989117</text:p>
          </table:table-cell>
          <table:table-cell office:value-type="float" office:value="6.8142805" calcext:value-type="float">
            <text:p>6.8142805</text:p>
          </table:table-cell>
          <table:table-cell office:value-type="float" office:value="4.07473884744113" calcext:value-type="float">
            <text:p>4.07473884744113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07.72735" calcext:value-type="float">
            <text:p>107.72735</text:p>
          </table:table-cell>
          <table:table-cell office:value-type="float" office:value="1.54320476647853" calcext:value-type="float">
            <text:p>1.54320476647853</text:p>
          </table:table-cell>
          <table:table-cell office:value-type="float" office:value="1163.9665" calcext:value-type="float">
            <text:p>1163.9665</text:p>
          </table:table-cell>
          <table:table-cell office:value-type="float" office:value="17.5275964900482" calcext:value-type="float">
            <text:p>17.5275964900482</text:p>
          </table:table-cell>
          <table:table-cell office:value-type="float" office:value="1131.27" calcext:value-type="float">
            <text:p>1131.27</text:p>
          </table:table-cell>
          <table:table-cell office:value-type="float" office:value="1202.33" calcext:value-type="float">
            <text:p>1202.33</text:p>
          </table:table-cell>
          <table:table-cell office:value-type="float" office:value="3475.1055" calcext:value-type="float">
            <text:p>3475.1055</text:p>
          </table:table-cell>
          <table:table-cell office:value-type="float" office:value="57.1744174883155" calcext:value-type="float">
            <text:p>57.1744174883155</text:p>
          </table:table-cell>
          <table:table-cell office:value-type="float" office:value="12.364847" calcext:value-type="float">
            <text:p>12.364847</text:p>
          </table:table-cell>
          <table:table-cell office:value-type="float" office:value="12.0920087570793" calcext:value-type="float">
            <text:p>12.0920087570793</text:p>
          </table:table-cell>
          <table:table-cell office:value-type="float" office:value="4.429977" calcext:value-type="float">
            <text:p>4.429977</text:p>
          </table:table-cell>
          <table:table-cell office:value-type="float" office:value="3.43842283417341" calcext:value-type="float">
            <text:p>3.43842283417341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96.05495" calcext:value-type="float">
            <text:p>96.05495</text:p>
          </table:table-cell>
          <table:table-cell office:value-type="float" office:value="1.62328197070326" calcext:value-type="float">
            <text:p>1.62328197070326</text:p>
          </table:table-cell>
          <table:table-cell office:value-type="float" office:value="1165.672" calcext:value-type="float">
            <text:p>1165.672</text:p>
          </table:table-cell>
          <table:table-cell office:value-type="float" office:value="16.7211996870547" calcext:value-type="float">
            <text:p>16.7211996870547</text:p>
          </table:table-cell>
          <table:table-cell office:value-type="float" office:value="1132.77" calcext:value-type="float">
            <text:p>1132.77</text:p>
          </table:table-cell>
          <table:table-cell office:value-type="float" office:value="1199.45" calcext:value-type="float">
            <text:p>1199.45</text:p>
          </table:table-cell>
          <table:table-cell office:value-type="float" office:value="3484.957" calcext:value-type="float">
            <text:p>3484.957</text:p>
          </table:table-cell>
          <table:table-cell office:value-type="float" office:value="48.508010662792" calcext:value-type="float">
            <text:p>48.508010662792</text:p>
          </table:table-cell>
          <table:table-cell office:value-type="float" office:value="8.0738905" calcext:value-type="float">
            <text:p>8.0738905</text:p>
          </table:table-cell>
          <table:table-cell office:value-type="float" office:value="10.7068350511248" calcext:value-type="float">
            <text:p>10.7068350511248</text:p>
          </table:table-cell>
          <table:table-cell office:value-type="float" office:value="3.985136" calcext:value-type="float">
            <text:p>3.985136</text:p>
          </table:table-cell>
          <table:table-cell office:value-type="float" office:value="4.19235231055788" calcext:value-type="float">
            <text:p>4.19235231055788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1.874" calcext:value-type="float">
            <text:p>101.874</text:p>
          </table:table-cell>
          <table:table-cell office:value-type="float" office:value="1.79425239055871" calcext:value-type="float">
            <text:p>1.79425239055871</text:p>
          </table:table-cell>
          <table:table-cell office:value-type="float" office:value="1347.7795" calcext:value-type="float">
            <text:p>1347.7795</text:p>
          </table:table-cell>
          <table:table-cell office:value-type="float" office:value="22.9072409277738" calcext:value-type="float">
            <text:p>22.9072409277738</text:p>
          </table:table-cell>
          <table:table-cell office:value-type="float" office:value="1293.78" calcext:value-type="float">
            <text:p>1293.78</text:p>
          </table:table-cell>
          <table:table-cell office:value-type="float" office:value="1384.01" calcext:value-type="float">
            <text:p>1384.01</text:p>
          </table:table-cell>
          <table:table-cell office:value-type="float" office:value="4021.573" calcext:value-type="float">
            <text:p>4021.573</text:p>
          </table:table-cell>
          <table:table-cell office:value-type="float" office:value="71.2552645720355" calcext:value-type="float">
            <text:p>71.2552645720355</text:p>
          </table:table-cell>
          <table:table-cell office:value-type="float" office:value="15.398448" calcext:value-type="float">
            <text:p>15.398448</text:p>
          </table:table-cell>
          <table:table-cell office:value-type="float" office:value="18.2762329023646" calcext:value-type="float">
            <text:p>18.2762329023646</text:p>
          </table:table-cell>
          <table:table-cell office:value-type="float" office:value="6.368388" calcext:value-type="float">
            <text:p>6.368388</text:p>
          </table:table-cell>
          <table:table-cell office:value-type="float" office:value="5.40938056552153" calcext:value-type="float">
            <text:p>5.40938056552153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98.95895" calcext:value-type="float">
            <text:p>98.95895</text:p>
          </table:table-cell>
          <table:table-cell office:value-type="float" office:value="1.80271201605262" calcext:value-type="float">
            <text:p>1.80271201605262</text:p>
          </table:table-cell>
          <table:table-cell office:value-type="float" office:value="1446.5565" calcext:value-type="float">
            <text:p>1446.5565</text:p>
          </table:table-cell>
          <table:table-cell office:value-type="float" office:value="15.6836695323511" calcext:value-type="float">
            <text:p>15.6836695323511</text:p>
          </table:table-cell>
          <table:table-cell office:value-type="float" office:value="1418.53" calcext:value-type="float">
            <text:p>1418.53</text:p>
          </table:table-cell>
          <table:table-cell office:value-type="float" office:value="1474.77" calcext:value-type="float">
            <text:p>1474.77</text:p>
          </table:table-cell>
          <table:table-cell office:value-type="float" office:value="4306.221" calcext:value-type="float">
            <text:p>4306.221</text:p>
          </table:table-cell>
          <table:table-cell office:value-type="float" office:value="47.7464702843612" calcext:value-type="float">
            <text:p>47.7464702843612</text:p>
          </table:table-cell>
          <table:table-cell office:value-type="float" office:value="26.077662" calcext:value-type="float">
            <text:p>26.077662</text:p>
          </table:table-cell>
          <table:table-cell office:value-type="float" office:value="21.8352396723968" calcext:value-type="float">
            <text:p>21.8352396723968</text:p>
          </table:table-cell>
          <table:table-cell office:value-type="float" office:value="7.3718815" calcext:value-type="float">
            <text:p>7.3718815</text:p>
          </table:table-cell>
          <table:table-cell office:value-type="float" office:value="5.91079780807215" calcext:value-type="float">
            <text:p>5.91079780807215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21.5505" calcext:value-type="float">
            <text:p>221.5505</text:p>
          </table:table-cell>
          <table:table-cell office:value-type="float" office:value="4.14677648671462" calcext:value-type="float">
            <text:p>4.14677648671462</text:p>
          </table:table-cell>
          <table:table-cell office:value-type="float" office:value="1851.249" calcext:value-type="float">
            <text:p>1851.249</text:p>
          </table:table-cell>
          <table:table-cell office:value-type="float" office:value="32.128806612742" calcext:value-type="float">
            <text:p>32.128806612742</text:p>
          </table:table-cell>
          <table:table-cell office:value-type="float" office:value="1778.54" calcext:value-type="float">
            <text:p>1778.54</text:p>
          </table:table-cell>
          <table:table-cell office:value-type="float" office:value="1928.02" calcext:value-type="float">
            <text:p>1928.02</text:p>
          </table:table-cell>
          <table:table-cell office:value-type="float" office:value="5502.1905" calcext:value-type="float">
            <text:p>5502.1905</text:p>
          </table:table-cell>
          <table:table-cell office:value-type="float" office:value="94.296224329612" calcext:value-type="float">
            <text:p>94.296224329612</text:p>
          </table:table-cell>
          <table:table-cell office:value-type="float" office:value="38.880884" calcext:value-type="float">
            <text:p>38.880884</text:p>
          </table:table-cell>
          <table:table-cell office:value-type="float" office:value="16.6832025773773" calcext:value-type="float">
            <text:p>16.6832025773773</text:p>
          </table:table-cell>
          <table:table-cell office:value-type="float" office:value="12.675893" calcext:value-type="float">
            <text:p>12.675893</text:p>
          </table:table-cell>
          <table:table-cell office:value-type="float" office:value="6.96943681834284" calcext:value-type="float">
            <text:p>6.96943681834284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43.94985" calcext:value-type="float">
            <text:p>243.94985</text:p>
          </table:table-cell>
          <table:table-cell office:value-type="float" office:value="4.39735256338023" calcext:value-type="float">
            <text:p>4.39735256338023</text:p>
          </table:table-cell>
          <table:table-cell office:value-type="float" office:value="1899.332" calcext:value-type="float">
            <text:p>1899.332</text:p>
          </table:table-cell>
          <table:table-cell office:value-type="float" office:value="34.7137179121173" calcext:value-type="float">
            <text:p>34.7137179121173</text:p>
          </table:table-cell>
          <table:table-cell office:value-type="float" office:value="1824.74" calcext:value-type="float">
            <text:p>1824.74</text:p>
          </table:table-cell>
          <table:table-cell office:value-type="float" office:value="1972.62" calcext:value-type="float">
            <text:p>1972.62</text:p>
          </table:table-cell>
          <table:table-cell office:value-type="float" office:value="5657.4615" calcext:value-type="float">
            <text:p>5657.4615</text:p>
          </table:table-cell>
          <table:table-cell office:value-type="float" office:value="104.963158629527" calcext:value-type="float">
            <text:p>104.963158629527</text:p>
          </table:table-cell>
          <table:table-cell office:value-type="float" office:value="30.4875995" calcext:value-type="float">
            <text:p>30.4875995</text:p>
          </table:table-cell>
          <table:table-cell office:value-type="float" office:value="19.3070986837634" calcext:value-type="float">
            <text:p>19.3070986837634</text:p>
          </table:table-cell>
          <table:table-cell office:value-type="float" office:value="10.050019" calcext:value-type="float">
            <text:p>10.050019</text:p>
          </table:table-cell>
          <table:table-cell office:value-type="float" office:value="6.4482887735202" calcext:value-type="float">
            <text:p>6.4482887735202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216.57755" calcext:value-type="float">
            <text:p>216.57755</text:p>
          </table:table-cell>
          <table:table-cell office:value-type="float" office:value="4.16060066515303" calcext:value-type="float">
            <text:p>4.16060066515303</text:p>
          </table:table-cell>
          <table:table-cell office:value-type="float" office:value="1546.439" calcext:value-type="float">
            <text:p>1546.439</text:p>
          </table:table-cell>
          <table:table-cell office:value-type="float" office:value="13.9204110976726" calcext:value-type="float">
            <text:p>13.9204110976726</text:p>
          </table:table-cell>
          <table:table-cell office:value-type="float" office:value="1514.23" calcext:value-type="float">
            <text:p>1514.23</text:p>
          </table:table-cell>
          <table:table-cell office:value-type="float" office:value="1566.15" calcext:value-type="float">
            <text:p>1566.15</text:p>
          </table:table-cell>
          <table:table-cell office:value-type="float" office:value="4615.2695" calcext:value-type="float">
            <text:p>4615.2695</text:p>
          </table:table-cell>
          <table:table-cell office:value-type="float" office:value="41.612103943629" calcext:value-type="float">
            <text:p>41.612103943629</text:p>
          </table:table-cell>
          <table:table-cell office:value-type="float" office:value="18.626581" calcext:value-type="float">
            <text:p>18.626581</text:p>
          </table:table-cell>
          <table:table-cell office:value-type="float" office:value="10.0214424823979" calcext:value-type="float">
            <text:p>10.0214424823979</text:p>
          </table:table-cell>
          <table:table-cell office:value-type="float" office:value="5.421773" calcext:value-type="float">
            <text:p>5.421773</text:p>
          </table:table-cell>
          <table:table-cell office:value-type="float" office:value="2.45508931568503" calcext:value-type="float">
            <text:p>2.45508931568503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253.5167" calcext:value-type="float">
            <text:p>253.5167</text:p>
          </table:table-cell>
          <table:table-cell office:value-type="float" office:value="5.64567463298573" calcext:value-type="float">
            <text:p>5.64567463298573</text:p>
          </table:table-cell>
          <table:table-cell office:value-type="float" office:value="1599.351" calcext:value-type="float">
            <text:p>1599.351</text:p>
          </table:table-cell>
          <table:table-cell office:value-type="float" office:value="23.9232175393674" calcext:value-type="float">
            <text:p>23.9232175393674</text:p>
          </table:table-cell>
          <table:table-cell office:value-type="float" office:value="1564.42" calcext:value-type="float">
            <text:p>1564.42</text:p>
          </table:table-cell>
          <table:table-cell office:value-type="float" office:value="1639.61" calcext:value-type="float">
            <text:p>1639.61</text:p>
          </table:table-cell>
          <table:table-cell office:value-type="float" office:value="4773.77" calcext:value-type="float">
            <text:p>4773.77</text:p>
          </table:table-cell>
          <table:table-cell office:value-type="float" office:value="69.3365641505629" calcext:value-type="float">
            <text:p>69.3365641505629</text:p>
          </table:table-cell>
          <table:table-cell office:value-type="float" office:value="18.2300495" calcext:value-type="float">
            <text:p>18.2300495</text:p>
          </table:table-cell>
          <table:table-cell office:value-type="float" office:value="11.6386078005234" calcext:value-type="float">
            <text:p>11.6386078005234</text:p>
          </table:table-cell>
          <table:table-cell office:value-type="float" office:value="6.052622" calcext:value-type="float">
            <text:p>6.052622</text:p>
          </table:table-cell>
          <table:table-cell office:value-type="float" office:value="3.04635846538226" calcext:value-type="float">
            <text:p>3.04635846538226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211.7504" calcext:value-type="float">
            <text:p>211.7504</text:p>
          </table:table-cell>
          <table:table-cell office:value-type="float" office:value="3.55907431641201" calcext:value-type="float">
            <text:p>3.55907431641201</text:p>
          </table:table-cell>
          <table:table-cell office:value-type="float" office:value="1750.031" calcext:value-type="float">
            <text:p>1750.031</text:p>
          </table:table-cell>
          <table:table-cell office:value-type="float" office:value="28.0691852027934" calcext:value-type="float">
            <text:p>28.0691852027934</text:p>
          </table:table-cell>
          <table:table-cell office:value-type="float" office:value="1694.5" calcext:value-type="float">
            <text:p>1694.5</text:p>
          </table:table-cell>
          <table:table-cell office:value-type="float" office:value="1784.78" calcext:value-type="float">
            <text:p>1784.78</text:p>
          </table:table-cell>
          <table:table-cell office:value-type="float" office:value="5217.3195" calcext:value-type="float">
            <text:p>5217.3195</text:p>
          </table:table-cell>
          <table:table-cell office:value-type="float" office:value="87.5601506643231" calcext:value-type="float">
            <text:p>87.5601506643231</text:p>
          </table:table-cell>
          <table:table-cell office:value-type="float" office:value="23.289735" calcext:value-type="float">
            <text:p>23.289735</text:p>
          </table:table-cell>
          <table:table-cell office:value-type="float" office:value="16.8691216501079" calcext:value-type="float">
            <text:p>16.8691216501079</text:p>
          </table:table-cell>
          <table:table-cell office:value-type="float" office:value="9.483636" calcext:value-type="float">
            <text:p>9.483636</text:p>
          </table:table-cell>
          <table:table-cell office:value-type="float" office:value="6.68421326962184" calcext:value-type="float">
            <text:p>6.68421326962184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264.39135" calcext:value-type="float">
            <text:p>264.39135</text:p>
          </table:table-cell>
          <table:table-cell office:value-type="float" office:value="4.03907188215694" calcext:value-type="float">
            <text:p>4.03907188215694</text:p>
          </table:table-cell>
          <table:table-cell office:value-type="float" office:value="1779.292" calcext:value-type="float">
            <text:p>1779.292</text:p>
          </table:table-cell>
          <table:table-cell office:value-type="float" office:value="21.6816218051732" calcext:value-type="float">
            <text:p>21.6816218051732</text:p>
          </table:table-cell>
          <table:table-cell office:value-type="float" office:value="1714.38" calcext:value-type="float">
            <text:p>1714.38</text:p>
          </table:table-cell>
          <table:table-cell office:value-type="float" office:value="1812.47" calcext:value-type="float">
            <text:p>1812.47</text:p>
          </table:table-cell>
          <table:table-cell office:value-type="float" office:value="5315.272" calcext:value-type="float">
            <text:p>5315.272</text:p>
          </table:table-cell>
          <table:table-cell office:value-type="float" office:value="73.9218592007284" calcext:value-type="float">
            <text:p>73.9218592007284</text:p>
          </table:table-cell>
          <table:table-cell office:value-type="float" office:value="16.969906" calcext:value-type="float">
            <text:p>16.969906</text:p>
          </table:table-cell>
          <table:table-cell office:value-type="float" office:value="13.8046984062433" calcext:value-type="float">
            <text:p>13.8046984062433</text:p>
          </table:table-cell>
          <table:table-cell office:value-type="float" office:value="5.634039" calcext:value-type="float">
            <text:p>5.634039</text:p>
          </table:table-cell>
          <table:table-cell office:value-type="float" office:value="4.36552840112567" calcext:value-type="float">
            <text:p>4.36552840112567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224.1853" calcext:value-type="float">
            <text:p>224.1853</text:p>
          </table:table-cell>
          <table:table-cell office:value-type="float" office:value="4.15447710431246" calcext:value-type="float">
            <text:p>4.15447710431246</text:p>
          </table:table-cell>
          <table:table-cell office:value-type="float" office:value="1677.655" calcext:value-type="float">
            <text:p>1677.655</text:p>
          </table:table-cell>
          <table:table-cell office:value-type="float" office:value="22.9868413863906" calcext:value-type="float">
            <text:p>22.9868413863906</text:p>
          </table:table-cell>
          <table:table-cell office:value-type="float" office:value="1640.07" calcext:value-type="float">
            <text:p>1640.07</text:p>
          </table:table-cell>
          <table:table-cell office:value-type="float" office:value="1718.83" calcext:value-type="float">
            <text:p>1718.83</text:p>
          </table:table-cell>
          <table:table-cell office:value-type="float" office:value="5015.6705" calcext:value-type="float">
            <text:p>5015.6705</text:p>
          </table:table-cell>
          <table:table-cell office:value-type="float" office:value="69.9145552854999" calcext:value-type="float">
            <text:p>69.9145552854999</text:p>
          </table:table-cell>
          <table:table-cell office:value-type="float" office:value="13.256856" calcext:value-type="float">
            <text:p>13.256856</text:p>
          </table:table-cell>
          <table:table-cell office:value-type="float" office:value="9.819704319926" calcext:value-type="float">
            <text:p>9.819704319926</text:p>
          </table:table-cell>
          <table:table-cell office:value-type="float" office:value="4.036969" calcext:value-type="float">
            <text:p>4.036969</text:p>
          </table:table-cell>
          <table:table-cell office:value-type="float" office:value="2.92149091461771" calcext:value-type="float">
            <text:p>2.92149091461771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221.2466" calcext:value-type="float">
            <text:p>221.2466</text:p>
          </table:table-cell>
          <table:table-cell office:value-type="float" office:value="3.97066439444752" calcext:value-type="float">
            <text:p>3.97066439444752</text:p>
          </table:table-cell>
          <table:table-cell office:value-type="float" office:value="1582.7075" calcext:value-type="float">
            <text:p>1582.7075</text:p>
          </table:table-cell>
          <table:table-cell office:value-type="float" office:value="20.0540065374759" calcext:value-type="float">
            <text:p>20.0540065374759</text:p>
          </table:table-cell>
          <table:table-cell office:value-type="float" office:value="1547.63" calcext:value-type="float">
            <text:p>1547.63</text:p>
          </table:table-cell>
          <table:table-cell office:value-type="float" office:value="1627.78" calcext:value-type="float">
            <text:p>1627.78</text:p>
          </table:table-cell>
          <table:table-cell office:value-type="float" office:value="4734.059" calcext:value-type="float">
            <text:p>4734.059</text:p>
          </table:table-cell>
          <table:table-cell office:value-type="float" office:value="63.5652434380088" calcext:value-type="float">
            <text:p>63.5652434380088</text:p>
          </table:table-cell>
          <table:table-cell office:value-type="float" office:value="10.732722" calcext:value-type="float">
            <text:p>10.732722</text:p>
          </table:table-cell>
          <table:table-cell office:value-type="float" office:value="8.51757418195243" calcext:value-type="float">
            <text:p>8.51757418195243</text:p>
          </table:table-cell>
          <table:table-cell office:value-type="float" office:value="3.330839" calcext:value-type="float">
            <text:p>3.330839</text:p>
          </table:table-cell>
          <table:table-cell office:value-type="float" office:value="2.24637085182688" calcext:value-type="float">
            <text:p>2.24637085182688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229.19335" calcext:value-type="float">
            <text:p>229.19335</text:p>
          </table:table-cell>
          <table:table-cell office:value-type="float" office:value="3.74122104399085" calcext:value-type="float">
            <text:p>3.74122104399085</text:p>
          </table:table-cell>
          <table:table-cell office:value-type="float" office:value="1974.156" calcext:value-type="float">
            <text:p>1974.156</text:p>
          </table:table-cell>
          <table:table-cell office:value-type="float" office:value="19.6909942711031" calcext:value-type="float">
            <text:p>19.6909942711031</text:p>
          </table:table-cell>
          <table:table-cell office:value-type="float" office:value="1942.21" calcext:value-type="float">
            <text:p>1942.21</text:p>
          </table:table-cell>
          <table:table-cell office:value-type="float" office:value="2027.64" calcext:value-type="float">
            <text:p>2027.64</text:p>
          </table:table-cell>
          <table:table-cell office:value-type="float" office:value="5878.4255" calcext:value-type="float">
            <text:p>5878.4255</text:p>
          </table:table-cell>
          <table:table-cell office:value-type="float" office:value="71.5278553217072" calcext:value-type="float">
            <text:p>71.5278553217072</text:p>
          </table:table-cell>
          <table:table-cell office:value-type="float" office:value="34.567756" calcext:value-type="float">
            <text:p>34.567756</text:p>
          </table:table-cell>
          <table:table-cell office:value-type="float" office:value="23.4269030398109" calcext:value-type="float">
            <text:p>23.4269030398109</text:p>
          </table:table-cell>
          <table:table-cell office:value-type="float" office:value="9.47469" calcext:value-type="float">
            <text:p>9.47469</text:p>
          </table:table-cell>
          <table:table-cell office:value-type="float" office:value="6.44594843097983" calcext:value-type="float">
            <text:p>6.44594843097983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205.688" calcext:value-type="float">
            <text:p>205.688</text:p>
          </table:table-cell>
          <table:table-cell office:value-type="float" office:value="4.67717778152595" calcext:value-type="float">
            <text:p>4.67717778152595</text:p>
          </table:table-cell>
          <table:table-cell office:value-type="float" office:value="1931.9895" calcext:value-type="float">
            <text:p>1931.9895</text:p>
          </table:table-cell>
          <table:table-cell office:value-type="float" office:value="25.3103612056204" calcext:value-type="float">
            <text:p>25.3103612056204</text:p>
          </table:table-cell>
          <table:table-cell office:value-type="float" office:value="1872.08" calcext:value-type="float">
            <text:p>1872.08</text:p>
          </table:table-cell>
          <table:table-cell office:value-type="float" office:value="1977.14" calcext:value-type="float">
            <text:p>1977.14</text:p>
          </table:table-cell>
          <table:table-cell office:value-type="float" office:value="5763.492" calcext:value-type="float">
            <text:p>5763.492</text:p>
          </table:table-cell>
          <table:table-cell office:value-type="float" office:value="75.8678013929831" calcext:value-type="float">
            <text:p>75.8678013929831</text:p>
          </table:table-cell>
          <table:table-cell office:value-type="float" office:value="24.164416" calcext:value-type="float">
            <text:p>24.164416</text:p>
          </table:table-cell>
          <table:table-cell office:value-type="float" office:value="18.9241104693808" calcext:value-type="float">
            <text:p>18.9241104693808</text:p>
          </table:table-cell>
          <table:table-cell office:value-type="float" office:value="8.312455" calcext:value-type="float">
            <text:p>8.312455</text:p>
          </table:table-cell>
          <table:table-cell office:value-type="float" office:value="4.60394844958498" calcext:value-type="float">
            <text:p>4.60394844958498</text:p>
          </table:table-cell>
        </table:table-row>
      </table:table>
      <table:table table:name="Formatted (all)" table:style-name="ta1">
        <table:table-column table:style-name="co1" table:default-cell-style-name="Default"/>
        <table:table-column table:style-name="co1" table:number-columns-repeated="12" table:default-cell-style-name="ce7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4" office:value-type="string" calcext:value-type="string" table:number-columns-spanned="2" table:number-rows-spanned="1">
            <text:p>Time (sec)</text:p>
          </table:table-cell>
          <table:covered-table-cell table:style-name="ce4"/>
          <table:table-cell table:style-name="ce4" office:value-type="string" calcext:value-type="string" table:number-columns-spanned="4" table:number-rows-spanned="1">
            <text:p>Cost</text:p>
          </table:table-cell>
          <table:covered-table-cell table:number-columns-repeated="3" table:style-name="ce4"/>
          <table:table-cell table:style-name="ce4" office:value-type="string" calcext:value-type="string" table:number-columns-spanned="2" table:number-rows-spanned="1">
            <text:p>Travel tim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otal tardine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ximum tardiness</text:p>
          </table:table-cell>
          <table:covered-table-cell table:style-name="ce4"/>
          <table:table-cell table:style-name="ce1" table:number-columns-repeated="1011"/>
        </table:table-row>
        <table:table-row table:style-name="ro1">
          <table:covered-table-cell table:style-name="ce1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5" office:value-type="float" office:value="0.72215" calcext:value-type="float">
            <text:p>0.72</text:p>
          </table:table-cell>
          <table:table-cell table:style-name="ce5" office:value-type="float" office:value="0.0157684365028239" calcext:value-type="float">
            <text:p>0.02</text:p>
          </table:table-cell>
          <table:table-cell table:style-name="ce5" office:value-type="float" office:value="226.978" calcext:value-type="float">
            <text:p>226.98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226.978" calcext:value-type="float">
            <text:p>226.98</text:p>
          </table:table-cell>
          <table:table-cell table:style-name="ce5" office:value-type="float" office:value="680.934" calcext:value-type="float">
            <text:p>680.93</text:p>
          </table:table-cell>
          <table:table-cell table:number-columns-repeated="5"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5" office:value-type="float" office:value="0.7165" calcext:value-type="float">
            <text:p>0.72</text:p>
          </table:table-cell>
          <table:table-cell table:style-name="ce5" office:value-type="float" office:value="0.0169720735931495" calcext:value-type="float">
            <text:p>0.02</text:p>
          </table:table-cell>
          <table:table-cell table:style-name="ce5" office:value-type="float" office:value="246.626" calcext:value-type="float">
            <text:p>246.63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246.626" calcext:value-type="float">
            <text:p>246.63</text:p>
          </table:table-cell>
          <table:table-cell table:style-name="ce5" office:value-type="float" office:value="687.289" calcext:value-type="float">
            <text:p>687.2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26.2947" calcext:value-type="float">
            <text:p>26.2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26.2947" calcext:value-type="float">
            <text:p>26.29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5" office:value-type="float" office:value="0.7282" calcext:value-type="float">
            <text:p>0.73</text:p>
          </table:table-cell>
          <table:table-cell table:style-name="ce5" office:value-type="float" office:value="0.0150745157680446" calcext:value-type="float">
            <text:p>0.02</text:p>
          </table:table-cell>
          <table:table-cell table:style-name="ce5" office:value-type="float" office:value="305.86" calcext:value-type="float">
            <text:p>305.86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305.86" calcext:value-type="float">
            <text:p>305.86</text:p>
          </table:table-cell>
          <table:table-cell table:style-name="ce5" office:value-type="float" office:value="741.138" calcext:value-type="float">
            <text:p>741.14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99.3063" calcext:value-type="float">
            <text:p>99.3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77.1347" calcext:value-type="float">
            <text:p>77.13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5" office:value-type="float" office:value="0.7193" calcext:value-type="float">
            <text:p>0.72</text:p>
          </table:table-cell>
          <table:table-cell table:style-name="ce5" office:value-type="float" office:value="0.0166905469944625" calcext:value-type="float">
            <text:p>0.02</text:p>
          </table:table-cell>
          <table:table-cell table:style-name="ce5" office:value-type="float" office:value="186.897" calcext:value-type="float">
            <text:p>186.9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186.897" calcext:value-type="float">
            <text:p>186.90</text:p>
          </table:table-cell>
          <table:table-cell table:style-name="ce5" office:value-type="float" office:value="455.272" calcext:value-type="float">
            <text:p>455.2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64.9462" calcext:value-type="float">
            <text:p>64.95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40.4731" calcext:value-type="float">
            <text:p>40.47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5" office:value-type="float" office:value="0.72185" calcext:value-type="float">
            <text:p>0.72</text:p>
          </table:table-cell>
          <table:table-cell table:style-name="ce5" office:value-type="float" office:value="0.0173804340331157" calcext:value-type="float">
            <text:p>0.02</text:p>
          </table:table-cell>
          <table:table-cell table:style-name="ce5" office:value-type="float" office:value="191.972" calcext:value-type="float">
            <text:p>191.97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191.972" calcext:value-type="float">
            <text:p>191.97</text:p>
          </table:table-cell>
          <table:table-cell table:style-name="ce5" office:value-type="float" office:value="575.917" calcext:value-type="float">
            <text:p>575.92</text:p>
          </table:table-cell>
          <table:table-cell table:number-columns-repeated="5"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5" office:value-type="float" office:value="0.72725" calcext:value-type="float">
            <text:p>0.73</text:p>
          </table:table-cell>
          <table:table-cell table:style-name="ce5" office:value-type="float" office:value="0.0152075386163978" calcext:value-type="float">
            <text:p>0.02</text:p>
          </table:table-cell>
          <table:table-cell table:style-name="ce5" office:value-type="float" office:value="200.126" calcext:value-type="float">
            <text:p>200.13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200.126" calcext:value-type="float">
            <text:p>200.13</text:p>
          </table:table-cell>
          <table:table-cell table:style-name="ce5" office:value-type="float" office:value="600.377" calcext:value-type="float">
            <text:p>600.38</text:p>
          </table:table-cell>
          <table:table-cell table:number-columns-repeated="5"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5" office:value-type="float" office:value="0.6936" calcext:value-type="float">
            <text:p>0.69</text:p>
          </table:table-cell>
          <table:table-cell table:style-name="ce5" office:value-type="float" office:value="0.0160204996880999" calcext:value-type="float">
            <text:p>0.02</text:p>
          </table:table-cell>
          <table:table-cell table:style-name="ce5" office:value-type="float" office:value="225.369" calcext:value-type="float">
            <text:p>225.37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225.369" calcext:value-type="float">
            <text:p>225.37</text:p>
          </table:table-cell>
          <table:table-cell table:style-name="ce5" office:value-type="float" office:value="676.106" calcext:value-type="float">
            <text:p>676.11</text:p>
          </table:table-cell>
          <table:table-cell table:number-columns-repeated="5"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5" office:value-type="float" office:value="0.69555" calcext:value-type="float">
            <text:p>0.70</text:p>
          </table:table-cell>
          <table:table-cell table:style-name="ce5" office:value-type="float" office:value="0.0177083929109103" calcext:value-type="float">
            <text:p>0.02</text:p>
          </table:table-cell>
          <table:table-cell table:style-name="ce5" office:value-type="float" office:value="232.049" calcext:value-type="float">
            <text:p>232.05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232.049" calcext:value-type="float">
            <text:p>232.05</text:p>
          </table:table-cell>
          <table:table-cell table:style-name="ce5" office:value-type="float" office:value="653.268" calcext:value-type="float">
            <text:p>653.27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26.5071" calcext:value-type="float">
            <text:p>26.5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6.3711" calcext:value-type="float">
            <text:p>16.37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5" office:value-type="float" office:value="0.7562" calcext:value-type="float">
            <text:p>0.76</text:p>
          </table:table-cell>
          <table:table-cell table:style-name="ce5" office:value-type="float" office:value="0.0171137971029825" calcext:value-type="float">
            <text:p>0.02</text:p>
          </table:table-cell>
          <table:table-cell table:style-name="ce5" office:value-type="float" office:value="234.211" calcext:value-type="float">
            <text:p>234.21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234.211" calcext:value-type="float">
            <text:p>234.21</text:p>
          </table:table-cell>
          <table:table-cell table:style-name="ce5" office:value-type="float" office:value="677.002" calcext:value-type="float">
            <text:p>677.0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2.8152" calcext:value-type="float">
            <text:p>12.82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2.8152" calcext:value-type="float">
            <text:p>12.82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5" office:value-type="float" office:value="0.69865" calcext:value-type="float">
            <text:p>0.70</text:p>
          </table:table-cell>
          <table:table-cell table:style-name="ce5" office:value-type="float" office:value="0.029299995624398" calcext:value-type="float">
            <text:p>0.03</text:p>
          </table:table-cell>
          <table:table-cell table:style-name="ce5" office:value-type="float" office:value="225.006" calcext:value-type="float">
            <text:p>225.01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225.006" calcext:value-type="float">
            <text:p>225.01</text:p>
          </table:table-cell>
          <table:table-cell table:style-name="ce5" office:value-type="float" office:value="675.018" calcext:value-type="float">
            <text:p>675.02</text:p>
          </table:table-cell>
          <table:table-cell table:number-columns-repeated="5"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table:formula="of:=AVERAGE([.B3:.B12])" office:value-type="float" office:value="0.717925" calcext:value-type="float">
            <text:p>0.72</text:p>
          </table:table-cell>
          <table:table-cell table:style-name="ce6" table:formula="of:=AVERAGE([.C3:.C12])" office:value-type="float" office:value="0.0177236230834385" calcext:value-type="float">
            <text:p>0.02</text:p>
          </table:table-cell>
          <table:table-cell table:style-name="ce6" table:formula="of:=AVERAGE([.D3:.D12])" office:value-type="float" office:value="227.5094" calcext:value-type="float">
            <text:p>227.51</text:p>
          </table:table-cell>
          <table:table-cell table:style-name="ce6" table:formula="of:=AVERAGE([.E3:.E12])" office:value-type="float" office:value="0" calcext:value-type="float">
            <text:p>0.00</text:p>
          </table:table-cell>
          <table:table-cell table:style-name="ce6" table:formula="of:=AVERAGE([.F3:.F12])" office:value-type="float" office:value="227.5094" calcext:value-type="float">
            <text:p>227.51</text:p>
          </table:table-cell>
          <table:table-cell table:style-name="ce6" table:formula="of:=AVERAGE([.G3:.G12])" office:value-type="float" office:value="227.5094" calcext:value-type="float">
            <text:p>227.51</text:p>
          </table:table-cell>
          <table:table-cell table:style-name="ce6" table:formula="of:=AVERAGE([.H3:.H12])" office:value-type="float" office:value="642.2321" calcext:value-type="float">
            <text:p>642.23</text:p>
          </table:table-cell>
          <table:table-cell table:style-name="ce6" table:formula="of:=AVERAGE([.I3:.I12])" office:value-type="float" office:value="0" calcext:value-type="float">
            <text:p>0.00</text:p>
          </table:table-cell>
          <table:table-cell table:style-name="ce6" table:formula="of:=AVERAGE([.J3:.J12])" office:value-type="float" office:value="22.98695" calcext:value-type="float">
            <text:p>22.99</text:p>
          </table:table-cell>
          <table:table-cell table:style-name="ce6" table:formula="of:=AVERAGE([.K3:.K12])" office:value-type="float" office:value="0" calcext:value-type="float">
            <text:p>0.00</text:p>
          </table:table-cell>
          <table:table-cell table:style-name="ce6" table:formula="of:=AVERAGE([.L3:.L12])" office:value-type="float" office:value="17.30888" calcext:value-type="float">
            <text:p>17.31</text:p>
          </table:table-cell>
          <table:table-cell table:style-name="ce6" table:formula="of:=AVERAGE([.M3:.M12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5" office:value-type="float" office:value="1.8622" calcext:value-type="float">
            <text:p>1.86</text:p>
          </table:table-cell>
          <table:table-cell table:style-name="ce5" office:value-type="float" office:value="0.0377924154648345" calcext:value-type="float">
            <text:p>0.04</text:p>
          </table:table-cell>
          <table:table-cell table:style-name="ce5" office:value-type="float" office:value="428.31615" calcext:value-type="float">
            <text:p>428.32</text:p>
          </table:table-cell>
          <table:table-cell table:style-name="ce5" office:value-type="float" office:value="0.245365927670376" calcext:value-type="float">
            <text:p>0.25</text:p>
          </table:table-cell>
          <table:table-cell table:style-name="ce5" office:value-type="float" office:value="428.097" calcext:value-type="float">
            <text:p>428.10</text:p>
          </table:table-cell>
          <table:table-cell table:style-name="ce5" office:value-type="float" office:value="428.584" calcext:value-type="float">
            <text:p>428.58</text:p>
          </table:table-cell>
          <table:table-cell table:style-name="ce5" office:value-type="float" office:value="1261.2325" calcext:value-type="float">
            <text:p>1261.23</text:p>
          </table:table-cell>
          <table:table-cell table:style-name="ce5" office:value-type="float" office:value="9.19492439421797" calcext:value-type="float">
            <text:p>9.19</text:p>
          </table:table-cell>
          <table:table-cell table:style-name="ce5" office:value-type="float" office:value="15.186115" calcext:value-type="float">
            <text:p>15.19</text:p>
          </table:table-cell>
          <table:table-cell table:style-name="ce5" office:value-type="float" office:value="7.27799678639982" calcext:value-type="float">
            <text:p>7.28</text:p>
          </table:table-cell>
          <table:table-cell table:style-name="ce5" office:value-type="float" office:value="8.532105" calcext:value-type="float">
            <text:p>8.53</text:p>
          </table:table-cell>
          <table:table-cell table:style-name="ce5" office:value-type="float" office:value="1.18254285181748" calcext:value-type="float">
            <text:p>1.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5" office:value-type="float" office:value="1.8567" calcext:value-type="float">
            <text:p>1.86</text:p>
          </table:table-cell>
          <table:table-cell table:style-name="ce5" office:value-type="float" office:value="0.0349213034679039" calcext:value-type="float">
            <text:p>0.03</text:p>
          </table:table-cell>
          <table:table-cell table:style-name="ce5" office:value-type="float" office:value="485.30585" calcext:value-type="float">
            <text:p>485.31</text:p>
          </table:table-cell>
          <table:table-cell table:style-name="ce5" office:value-type="float" office:value="1.53517450022917" calcext:value-type="float">
            <text:p>1.54</text:p>
          </table:table-cell>
          <table:table-cell table:style-name="ce5" office:value-type="float" office:value="483.63" calcext:value-type="float">
            <text:p>483.63</text:p>
          </table:table-cell>
          <table:table-cell table:style-name="ce5" office:value-type="float" office:value="486.677" calcext:value-type="float">
            <text:p>486.68</text:p>
          </table:table-cell>
          <table:table-cell table:style-name="ce5" office:value-type="float" office:value="1372.549" calcext:value-type="float">
            <text:p>1372.55</text:p>
          </table:table-cell>
          <table:table-cell table:style-name="ce5" office:value-type="float" office:value="31.4290073266474" calcext:value-type="float">
            <text:p>31.43</text:p>
          </table:table-cell>
          <table:table-cell table:style-name="ce5" office:value-type="float" office:value="45.33902" calcext:value-type="float">
            <text:p>45.34</text:p>
          </table:table-cell>
          <table:table-cell table:style-name="ce5" office:value-type="float" office:value="12.7618496951114" calcext:value-type="float">
            <text:p>12.76</text:p>
          </table:table-cell>
          <table:table-cell table:style-name="ce5" office:value-type="float" office:value="38.027415" calcext:value-type="float">
            <text:p>38.03</text:p>
          </table:table-cell>
          <table:table-cell table:style-name="ce5" office:value-type="float" office:value="14.0592661229224" calcext:value-type="float">
            <text:p>14.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5" office:value-type="float" office:value="1.9183" calcext:value-type="float">
            <text:p>1.92</text:p>
          </table:table-cell>
          <table:table-cell table:style-name="ce5" office:value-type="float" office:value="0.0438307935307868" calcext:value-type="float">
            <text:p>0.04</text:p>
          </table:table-cell>
          <table:table-cell table:style-name="ce5" office:value-type="float" office:value="402.797" calcext:value-type="float">
            <text:p>402.8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402.797" calcext:value-type="float">
            <text:p>402.80</text:p>
          </table:table-cell>
          <table:table-cell table:style-name="ce5" office:value-type="float" office:value="914.893" calcext:value-type="float">
            <text:p>914.8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212.594" calcext:value-type="float">
            <text:p>212.59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80.9043" calcext:value-type="float">
            <text:p>80.9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5" office:value-type="float" office:value="1.8538" calcext:value-type="float">
            <text:p>1.85</text:p>
          </table:table-cell>
          <table:table-cell table:style-name="ce5" office:value-type="float" office:value="0.0349146945774397" calcext:value-type="float">
            <text:p>0.03</text:p>
          </table:table-cell>
          <table:table-cell table:style-name="ce5" office:value-type="float" office:value="432.5543" calcext:value-type="float">
            <text:p>432.55</text:p>
          </table:table-cell>
          <table:table-cell table:style-name="ce5" office:value-type="float" office:value="3.36514855998502" calcext:value-type="float">
            <text:p>3.37</text:p>
          </table:table-cell>
          <table:table-cell table:style-name="ce5" office:value-type="float" office:value="420.288" calcext:value-type="float">
            <text:p>420.29</text:p>
          </table:table-cell>
          <table:table-cell table:style-name="ce5" office:value-type="float" office:value="436.908" calcext:value-type="float">
            <text:p>436.91</text:p>
          </table:table-cell>
          <table:table-cell table:style-name="ce5" office:value-type="float" office:value="1213.8655" calcext:value-type="float">
            <text:p>1213.87</text:p>
          </table:table-cell>
          <table:table-cell table:style-name="ce5" office:value-type="float" office:value="13.975546583504" calcext:value-type="float">
            <text:p>13.98</text:p>
          </table:table-cell>
          <table:table-cell table:style-name="ce5" office:value-type="float" office:value="54.31951" calcext:value-type="float">
            <text:p>54.32</text:p>
          </table:table-cell>
          <table:table-cell table:style-name="ce5" office:value-type="float" office:value="6.03880303149811" calcext:value-type="float">
            <text:p>6.04</text:p>
          </table:table-cell>
          <table:table-cell table:style-name="ce5" office:value-type="float" office:value="29.4762" calcext:value-type="float">
            <text:p>29.48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5" office:value-type="float" office:value="1.76505" calcext:value-type="float">
            <text:p>1.77</text:p>
          </table:table-cell>
          <table:table-cell table:style-name="ce5" office:value-type="float" office:value="0.0398091279315017" calcext:value-type="float">
            <text:p>0.04</text:p>
          </table:table-cell>
          <table:table-cell table:style-name="ce5" office:value-type="float" office:value="374.6526" calcext:value-type="float">
            <text:p>374.65</text:p>
          </table:table-cell>
          <table:table-cell table:style-name="ce5" office:value-type="float" office:value="3.09044944702471" calcext:value-type="float">
            <text:p>3.09</text:p>
          </table:table-cell>
          <table:table-cell table:style-name="ce5" office:value-type="float" office:value="372.161" calcext:value-type="float">
            <text:p>372.16</text:p>
          </table:table-cell>
          <table:table-cell table:style-name="ce5" office:value-type="float" office:value="378.39" calcext:value-type="float">
            <text:p>378.39</text:p>
          </table:table-cell>
          <table:table-cell table:style-name="ce5" office:value-type="float" office:value="1085.408" calcext:value-type="float">
            <text:p>1085.41</text:p>
          </table:table-cell>
          <table:table-cell table:style-name="ce5" office:value-type="float" office:value="37.3939917839546" calcext:value-type="float">
            <text:p>37.39</text:p>
          </table:table-cell>
          <table:table-cell table:style-name="ce5" office:value-type="float" office:value="24.242844" calcext:value-type="float">
            <text:p>24.24</text:p>
          </table:table-cell>
          <table:table-cell table:style-name="ce5" office:value-type="float" office:value="18.1695456252207" calcext:value-type="float">
            <text:p>18.17</text:p>
          </table:table-cell>
          <table:table-cell table:style-name="ce5" office:value-type="float" office:value="14.304384" calcext:value-type="float">
            <text:p>14.30</text:p>
          </table:table-cell>
          <table:table-cell table:style-name="ce5" office:value-type="float" office:value="9.95145063638432" calcext:value-type="float">
            <text:p>9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5" office:value-type="float" office:value="1.93265" calcext:value-type="float">
            <text:p>1.93</text:p>
          </table:table-cell>
          <table:table-cell table:style-name="ce5" office:value-type="float" office:value="0.0426942318808693" calcext:value-type="float">
            <text:p>0.04</text:p>
          </table:table-cell>
          <table:table-cell table:style-name="ce5" office:value-type="float" office:value="471.9472" calcext:value-type="float">
            <text:p>471.95</text:p>
          </table:table-cell>
          <table:table-cell table:style-name="ce5" office:value-type="float" office:value="1.43226937016677" calcext:value-type="float">
            <text:p>1.43</text:p>
          </table:table-cell>
          <table:table-cell table:style-name="ce5" office:value-type="float" office:value="470.995" calcext:value-type="float">
            <text:p>471.00</text:p>
          </table:table-cell>
          <table:table-cell table:style-name="ce5" office:value-type="float" office:value="476.381" calcext:value-type="float">
            <text:p>476.38</text:p>
          </table:table-cell>
          <table:table-cell table:style-name="ce5" office:value-type="float" office:value="979.8413" calcext:value-type="float">
            <text:p>979.84</text:p>
          </table:table-cell>
          <table:table-cell table:style-name="ce5" office:value-type="float" office:value="5.36041148535331" calcext:value-type="float">
            <text:p>5.36</text:p>
          </table:table-cell>
          <table:table-cell table:style-name="ce5" office:value-type="float" office:value="293.08395" calcext:value-type="float">
            <text:p>293.08</text:p>
          </table:table-cell>
          <table:table-cell table:style-name="ce5" office:value-type="float" office:value="1.31414261705064" calcext:value-type="float">
            <text:p>1.31</text:p>
          </table:table-cell>
          <table:table-cell table:style-name="ce5" office:value-type="float" office:value="142.9175" calcext:value-type="float">
            <text:p>142.92</text:p>
          </table:table-cell>
          <table:table-cell table:style-name="ce5" office:value-type="float" office:value="1.10767330646097" calcext:value-type="float">
            <text:p>1.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7</text:p>
          </table:table-cell>
          <table:table-cell table:style-name="ce5" office:value-type="float" office:value="1.9843" calcext:value-type="float">
            <text:p>1.98</text:p>
          </table:table-cell>
          <table:table-cell table:style-name="ce5" office:value-type="float" office:value="0.0487958594292169" calcext:value-type="float">
            <text:p>0.05</text:p>
          </table:table-cell>
          <table:table-cell table:style-name="ce5" office:value-type="float" office:value="328.671" calcext:value-type="float">
            <text:p>328.67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328.671" calcext:value-type="float">
            <text:p>328.67</text:p>
          </table:table-cell>
          <table:table-cell table:style-name="ce5" office:value-type="float" office:value="986.012" calcext:value-type="float">
            <text:p>986.01</text:p>
          </table:table-cell>
          <table:table-cell table:number-columns-repeated="5"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8</text:p>
          </table:table-cell>
          <table:table-cell table:style-name="ce5" office:value-type="float" office:value="1.93325" calcext:value-type="float">
            <text:p>1.93</text:p>
          </table:table-cell>
          <table:table-cell table:style-name="ce5" office:value-type="float" office:value="0.0461390040237941" calcext:value-type="float">
            <text:p>0.05</text:p>
          </table:table-cell>
          <table:table-cell table:style-name="ce5" office:value-type="float" office:value="359.695" calcext:value-type="float">
            <text:p>359.7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359.695" calcext:value-type="float">
            <text:p>359.70</text:p>
          </table:table-cell>
          <table:table-cell table:style-name="ce5" office:value-type="float" office:value="1075.06" calcext:value-type="float">
            <text:p>1075.06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2.01282" calcext:value-type="float">
            <text:p>2.01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2.01282" calcext:value-type="float">
            <text:p>2.01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9</text:p>
          </table:table-cell>
          <table:table-cell table:style-name="ce5" office:value-type="float" office:value="2.08575" calcext:value-type="float">
            <text:p>2.09</text:p>
          </table:table-cell>
          <table:table-cell table:style-name="ce5" office:value-type="float" office:value="0.054918937932099" calcext:value-type="float">
            <text:p>0.05</text:p>
          </table:table-cell>
          <table:table-cell table:style-name="ce5" office:value-type="float" office:value="404.25275" calcext:value-type="float">
            <text:p>404.25</text:p>
          </table:table-cell>
          <table:table-cell table:style-name="ce5" office:value-type="float" office:value="1.06059895390559" calcext:value-type="float">
            <text:p>1.06</text:p>
          </table:table-cell>
          <table:table-cell table:style-name="ce5" office:value-type="float" office:value="402.671" calcext:value-type="float">
            <text:p>402.67</text:p>
          </table:table-cell>
          <table:table-cell table:style-name="ce5" office:value-type="float" office:value="407.948" calcext:value-type="float">
            <text:p>407.95</text:p>
          </table:table-cell>
          <table:table-cell table:style-name="ce5" office:value-type="float" office:value="1127.958" calcext:value-type="float">
            <text:p>1127.96</text:p>
          </table:table-cell>
          <table:table-cell table:style-name="ce5" office:value-type="float" office:value="23.0912898663611" calcext:value-type="float">
            <text:p>23.09</text:p>
          </table:table-cell>
          <table:table-cell table:style-name="ce5" office:value-type="float" office:value="62.44235" calcext:value-type="float">
            <text:p>62.44</text:p>
          </table:table-cell>
          <table:table-cell table:style-name="ce5" office:value-type="float" office:value="16.7798681363512" calcext:value-type="float">
            <text:p>16.78</text:p>
          </table:table-cell>
          <table:table-cell table:style-name="ce5" office:value-type="float" office:value="22.3539" calcext:value-type="float">
            <text:p>22.35</text:p>
          </table:table-cell>
          <table:table-cell table:style-name="ce5" office:value-type="float" office:value="3.50154636169178" calcext:value-type="float">
            <text:p>3.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10</text:p>
          </table:table-cell>
          <table:table-cell table:style-name="ce5" office:value-type="float" office:value="1.9621" calcext:value-type="float">
            <text:p>1.96</text:p>
          </table:table-cell>
          <table:table-cell table:style-name="ce5" office:value-type="float" office:value="0.0464061224961557" calcext:value-type="float">
            <text:p>0.05</text:p>
          </table:table-cell>
          <table:table-cell table:style-name="ce5" office:value-type="float" office:value="469.584" calcext:value-type="float">
            <text:p>469.58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 table:style-name="ce5" office:value-type="float" office:value="469.584" calcext:value-type="float">
            <text:p>469.58</text:p>
          </table:table-cell>
          <table:table-cell table:style-name="ce5" office:value-type="float" office:value="1349.95" calcext:value-type="float">
            <text:p>1349.95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31.0494" calcext:value-type="float">
            <text:p>31.05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27.7521" calcext:value-type="float">
            <text:p>27.75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table:formula="of:=AVERAGE([.B14:.B23])" office:value-type="float" office:value="1.91541" calcext:value-type="float">
            <text:p>1.92</text:p>
          </table:table-cell>
          <table:table-cell table:style-name="ce6" table:formula="of:=AVERAGE([.C14:.C23])" office:value-type="float" office:value="0.0430222490734602" calcext:value-type="float">
            <text:p>0.04</text:p>
          </table:table-cell>
          <table:table-cell table:style-name="ce6" table:formula="of:=AVERAGE([.D14:.D23])" office:value-type="float" office:value="415.777585" calcext:value-type="float">
            <text:p>415.78</text:p>
          </table:table-cell>
          <table:table-cell table:style-name="ce6" table:formula="of:=AVERAGE([.E14:.E23])" office:value-type="float" office:value="1.07290067589816" calcext:value-type="float">
            <text:p>1.07</text:p>
          </table:table-cell>
          <table:table-cell table:style-name="ce6" table:formula="of:=AVERAGE([.F14:.F23])" office:value-type="float" office:value="413.8589" calcext:value-type="float">
            <text:p>413.86</text:p>
          </table:table-cell>
          <table:table-cell table:style-name="ce6" table:formula="of:=AVERAGE([.G14:.G23])" office:value-type="float" office:value="417.5635" calcext:value-type="float">
            <text:p>417.56</text:p>
          </table:table-cell>
          <table:table-cell table:style-name="ce6" table:formula="of:=AVERAGE([.H14:.H23])" office:value-type="float" office:value="1136.67693" calcext:value-type="float">
            <text:p>1136.68</text:p>
          </table:table-cell>
          <table:table-cell table:style-name="ce6" table:formula="of:=AVERAGE([.I14:.I23])" office:value-type="float" office:value="12.0445171440038" calcext:value-type="float">
            <text:p>12.04</text:p>
          </table:table-cell>
          <table:table-cell table:style-name="ce6" table:formula="of:=AVERAGE([.J14:.J23])" office:value-type="float" office:value="74.0270009" calcext:value-type="float">
            <text:p>74.03</text:p>
          </table:table-cell>
          <table:table-cell table:style-name="ce6" table:formula="of:=AVERAGE([.K14:.K23])" office:value-type="float" office:value="6.23422058916319" calcext:value-type="float">
            <text:p>6.23</text:p>
          </table:table-cell>
          <table:table-cell table:style-name="ce6" table:formula="of:=AVERAGE([.L14:.L23])" office:value-type="float" office:value="36.6280724" calcext:value-type="float">
            <text:p>36.63</text:p>
          </table:table-cell>
          <table:table-cell table:style-name="ce6" table:formula="of:=AVERAGE([.M14:.M23])" office:value-type="float" office:value="2.98024792792769" calcext:value-type="float">
            <text:p>2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5" office:value-type="float" office:value="5.89115" calcext:value-type="float">
            <text:p>5.89</text:p>
          </table:table-cell>
          <table:table-cell table:style-name="ce5" office:value-type="float" office:value="0.127077716983924" calcext:value-type="float">
            <text:p>0.13</text:p>
          </table:table-cell>
          <table:table-cell table:style-name="ce5" office:value-type="float" office:value="977.56325" calcext:value-type="float">
            <text:p>977.56</text:p>
          </table:table-cell>
          <table:table-cell table:style-name="ce5" office:value-type="float" office:value="14.3944182909869" calcext:value-type="float">
            <text:p>14.39</text:p>
          </table:table-cell>
          <table:table-cell table:style-name="ce5" office:value-type="float" office:value="965.154" calcext:value-type="float">
            <text:p>965.15</text:p>
          </table:table-cell>
          <table:table-cell table:style-name="ce5" office:value-type="float" office:value="1032.31" calcext:value-type="float">
            <text:p>1032.31</text:p>
          </table:table-cell>
          <table:table-cell table:style-name="ce5" office:value-type="float" office:value="1755.236" calcext:value-type="float">
            <text:p>1755.24</text:p>
          </table:table-cell>
          <table:table-cell table:style-name="ce5" office:value-type="float" office:value="22.4422329434301" calcext:value-type="float">
            <text:p>22.44</text:p>
          </table:table-cell>
          <table:table-cell table:style-name="ce5" office:value-type="float" office:value="986.40375" calcext:value-type="float">
            <text:p>986.40</text:p>
          </table:table-cell>
          <table:table-cell table:style-name="ce5" office:value-type="float" office:value="28.2566093632115" calcext:value-type="float">
            <text:p>28.26</text:p>
          </table:table-cell>
          <table:table-cell table:style-name="ce5" office:value-type="float" office:value="191.04925" calcext:value-type="float">
            <text:p>191.05</text:p>
          </table:table-cell>
          <table:table-cell table:style-name="ce5" office:value-type="float" office:value="7.04791947387712" calcext:value-type="float">
            <text:p>7.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5" office:value-type="float" office:value="6.05615" calcext:value-type="float">
            <text:p>6.06</text:p>
          </table:table-cell>
          <table:table-cell table:style-name="ce5" office:value-type="float" office:value="0.125350084123401" calcext:value-type="float">
            <text:p>0.13</text:p>
          </table:table-cell>
          <table:table-cell table:style-name="ce5" office:value-type="float" office:value="590.44765" calcext:value-type="float">
            <text:p>590.45</text:p>
          </table:table-cell>
          <table:table-cell table:style-name="ce5" office:value-type="float" office:value="8.53219947159446" calcext:value-type="float">
            <text:p>8.53</text:p>
          </table:table-cell>
          <table:table-cell table:style-name="ce5" office:value-type="float" office:value="583.389" calcext:value-type="float">
            <text:p>583.39</text:p>
          </table:table-cell>
          <table:table-cell table:style-name="ce5" office:value-type="float" office:value="614.357" calcext:value-type="float">
            <text:p>614.36</text:p>
          </table:table-cell>
          <table:table-cell table:style-name="ce5" office:value-type="float" office:value="1711.2115" calcext:value-type="float">
            <text:p>1711.21</text:p>
          </table:table-cell>
          <table:table-cell table:style-name="ce5" office:value-type="float" office:value="18.0921043197841" calcext:value-type="float">
            <text:p>18.09</text:p>
          </table:table-cell>
          <table:table-cell table:style-name="ce5" office:value-type="float" office:value="44.6816" calcext:value-type="float">
            <text:p>44.68</text:p>
          </table:table-cell>
          <table:table-cell table:style-name="ce5" office:value-type="float" office:value="12.9655719086732" calcext:value-type="float">
            <text:p>12.97</text:p>
          </table:table-cell>
          <table:table-cell table:style-name="ce5" office:value-type="float" office:value="15.450375" calcext:value-type="float">
            <text:p>15.45</text:p>
          </table:table-cell>
          <table:table-cell table:style-name="ce5" office:value-type="float" office:value="8.84781505700411" calcext:value-type="float">
            <text:p>8.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5" office:value-type="float" office:value="5.8366" calcext:value-type="float">
            <text:p>5.84</text:p>
          </table:table-cell>
          <table:table-cell table:style-name="ce5" office:value-type="float" office:value="0.135038607964632" calcext:value-type="float">
            <text:p>0.14</text:p>
          </table:table-cell>
          <table:table-cell table:style-name="ce5" office:value-type="float" office:value="559.5268" calcext:value-type="float">
            <text:p>559.53</text:p>
          </table:table-cell>
          <table:table-cell table:style-name="ce5" office:value-type="float" office:value="6.44186535813251" calcext:value-type="float">
            <text:p>6.44</text:p>
          </table:table-cell>
          <table:table-cell table:style-name="ce5" office:value-type="float" office:value="548.788" calcext:value-type="float">
            <text:p>548.79</text:p>
          </table:table-cell>
          <table:table-cell table:style-name="ce5" office:value-type="float" office:value="571.395" calcext:value-type="float">
            <text:p>571.40</text:p>
          </table:table-cell>
          <table:table-cell table:style-name="ce5" office:value-type="float" office:value="1665.598" calcext:value-type="float">
            <text:p>1665.60</text:p>
          </table:table-cell>
          <table:table-cell table:style-name="ce5" office:value-type="float" office:value="18.8073604249465" calcext:value-type="float">
            <text:p>18.81</text:p>
          </table:table-cell>
          <table:table-cell table:style-name="ce5" office:value-type="float" office:value="8.1644725" calcext:value-type="float">
            <text:p>8.16</text:p>
          </table:table-cell>
          <table:table-cell table:style-name="ce5" office:value-type="float" office:value="3.29355155494113" calcext:value-type="float">
            <text:p>3.29</text:p>
          </table:table-cell>
          <table:table-cell table:style-name="ce5" office:value-type="float" office:value="4.815876" calcext:value-type="float">
            <text:p>4.82</text:p>
          </table:table-cell>
          <table:table-cell table:style-name="ce5" office:value-type="float" office:value="1.66314183780902" calcext:value-type="float">
            <text:p>1.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5" office:value-type="float" office:value="5.68395" calcext:value-type="float">
            <text:p>5.68</text:p>
          </table:table-cell>
          <table:table-cell table:style-name="ce5" office:value-type="float" office:value="0.130864374890131" calcext:value-type="float">
            <text:p>0.13</text:p>
          </table:table-cell>
          <table:table-cell table:style-name="ce5" office:value-type="float" office:value="531.90865" calcext:value-type="float">
            <text:p>531.91</text:p>
          </table:table-cell>
          <table:table-cell table:style-name="ce5" office:value-type="float" office:value="7.37907767341262" calcext:value-type="float">
            <text:p>7.38</text:p>
          </table:table-cell>
          <table:table-cell table:style-name="ce5" office:value-type="float" office:value="519.906" calcext:value-type="float">
            <text:p>519.91</text:p>
          </table:table-cell>
          <table:table-cell table:style-name="ce5" office:value-type="float" office:value="545.719" calcext:value-type="float">
            <text:p>545.72</text:p>
          </table:table-cell>
          <table:table-cell table:style-name="ce5" office:value-type="float" office:value="1570.7545" calcext:value-type="float">
            <text:p>1570.75</text:p>
          </table:table-cell>
          <table:table-cell table:style-name="ce5" office:value-type="float" office:value="18.5960614730026" calcext:value-type="float">
            <text:p>18.60</text:p>
          </table:table-cell>
          <table:table-cell table:style-name="ce5" office:value-type="float" office:value="15.021479" calcext:value-type="float">
            <text:p>15.02</text:p>
          </table:table-cell>
          <table:table-cell table:style-name="ce5" office:value-type="float" office:value="7.12778364270474" calcext:value-type="float">
            <text:p>7.13</text:p>
          </table:table-cell>
          <table:table-cell table:style-name="ce5" office:value-type="float" office:value="9.9501005" calcext:value-type="float">
            <text:p>9.95</text:p>
          </table:table-cell>
          <table:table-cell table:style-name="ce5" office:value-type="float" office:value="3.56387350840379" calcext:value-type="float">
            <text:p>3.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5" office:value-type="float" office:value="5.00935" calcext:value-type="float">
            <text:p>5.01</text:p>
          </table:table-cell>
          <table:table-cell table:style-name="ce5" office:value-type="float" office:value="0.108464468954773" calcext:value-type="float">
            <text:p>0.11</text:p>
          </table:table-cell>
          <table:table-cell table:style-name="ce5" office:value-type="float" office:value="698.1384" calcext:value-type="float">
            <text:p>698.14</text:p>
          </table:table-cell>
          <table:table-cell table:style-name="ce5" office:value-type="float" office:value="19.5393487816318" calcext:value-type="float">
            <text:p>19.54</text:p>
          </table:table-cell>
          <table:table-cell table:style-name="ce5" office:value-type="float" office:value="678.489" calcext:value-type="float">
            <text:p>678.49</text:p>
          </table:table-cell>
          <table:table-cell table:style-name="ce5" office:value-type="float" office:value="748.304" calcext:value-type="float">
            <text:p>748.30</text:p>
          </table:table-cell>
          <table:table-cell table:style-name="ce5" office:value-type="float" office:value="1812.6405" calcext:value-type="float">
            <text:p>1812.64</text:p>
          </table:table-cell>
          <table:table-cell table:style-name="ce5" office:value-type="float" office:value="64.4419711515518" calcext:value-type="float">
            <text:p>64.44</text:p>
          </table:table-cell>
          <table:table-cell table:style-name="ce5" office:value-type="float" office:value="203.12755" calcext:value-type="float">
            <text:p>203.13</text:p>
          </table:table-cell>
          <table:table-cell table:style-name="ce5" office:value-type="float" office:value="17.9588375543944" calcext:value-type="float">
            <text:p>17.96</text:p>
          </table:table-cell>
          <table:table-cell table:style-name="ce5" office:value-type="float" office:value="78.64817" calcext:value-type="float">
            <text:p>78.65</text:p>
          </table:table-cell>
          <table:table-cell table:style-name="ce5" office:value-type="float" office:value="21.5224412483652" calcext:value-type="float">
            <text:p>21.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5" office:value-type="float" office:value="5.85285" calcext:value-type="float">
            <text:p>5.85</text:p>
          </table:table-cell>
          <table:table-cell table:style-name="ce5" office:value-type="float" office:value="0.138708798456445" calcext:value-type="float">
            <text:p>0.14</text:p>
          </table:table-cell>
          <table:table-cell table:style-name="ce5" office:value-type="float" office:value="845.30075" calcext:value-type="float">
            <text:p>845.30</text:p>
          </table:table-cell>
          <table:table-cell table:style-name="ce5" office:value-type="float" office:value="4.29836606851654" calcext:value-type="float">
            <text:p>4.30</text:p>
          </table:table-cell>
          <table:table-cell table:style-name="ce5" office:value-type="float" office:value="840.69" calcext:value-type="float">
            <text:p>840.69</text:p>
          </table:table-cell>
          <table:table-cell table:style-name="ce5" office:value-type="float" office:value="860.272" calcext:value-type="float">
            <text:p>860.27</text:p>
          </table:table-cell>
          <table:table-cell table:style-name="ce5" office:value-type="float" office:value="1630.4925" calcext:value-type="float">
            <text:p>1630.49</text:p>
          </table:table-cell>
          <table:table-cell table:style-name="ce5" office:value-type="float" office:value="17.6930332153358" calcext:value-type="float">
            <text:p>17.69</text:p>
          </table:table-cell>
          <table:table-cell table:style-name="ce5" office:value-type="float" office:value="724.9545" calcext:value-type="float">
            <text:p>724.95</text:p>
          </table:table-cell>
          <table:table-cell table:style-name="ce5" office:value-type="float" office:value="11.3595475690874" calcext:value-type="float">
            <text:p>11.36</text:p>
          </table:table-cell>
          <table:table-cell table:style-name="ce5" office:value-type="float" office:value="180.4551" calcext:value-type="float">
            <text:p>180.46</text:p>
          </table:table-cell>
          <table:table-cell table:style-name="ce5" office:value-type="float" office:value="6.30770538879194" calcext:value-type="float">
            <text:p>6.3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5" office:value-type="float" office:value="6.576" calcext:value-type="float">
            <text:p>6.58</text:p>
          </table:table-cell>
          <table:table-cell table:style-name="ce5" office:value-type="float" office:value="0.153669642331721" calcext:value-type="float">
            <text:p>0.15</text:p>
          </table:table-cell>
          <table:table-cell table:style-name="ce5" office:value-type="float" office:value="540.41835" calcext:value-type="float">
            <text:p>540.42</text:p>
          </table:table-cell>
          <table:table-cell table:style-name="ce5" office:value-type="float" office:value="5.3328238661313" calcext:value-type="float">
            <text:p>5.33</text:p>
          </table:table-cell>
          <table:table-cell table:style-name="ce5" office:value-type="float" office:value="534.007" calcext:value-type="float">
            <text:p>534.01</text:p>
          </table:table-cell>
          <table:table-cell table:style-name="ce5" office:value-type="float" office:value="552.251" calcext:value-type="float">
            <text:p>552.25</text:p>
          </table:table-cell>
          <table:table-cell table:style-name="ce5" office:value-type="float" office:value="1620.389" calcext:value-type="float">
            <text:p>1620.39</text:p>
          </table:table-cell>
          <table:table-cell table:style-name="ce5" office:value-type="float" office:value="15.3021298668368" calcext:value-type="float">
            <text:p>15.30</text:p>
          </table:table-cell>
          <table:table-cell table:style-name="ce5" office:value-type="float" office:value="0.529375" calcext:value-type="float">
            <text:p>0.53</text:p>
          </table:table-cell>
          <table:table-cell table:style-name="ce5" office:value-type="float" office:value="2.33688811750112" calcext:value-type="float">
            <text:p>2.34</text:p>
          </table:table-cell>
          <table:table-cell table:style-name="ce5" office:value-type="float" office:value="0.336903" calcext:value-type="float">
            <text:p>0.34</text:p>
          </table:table-cell>
          <table:table-cell table:style-name="ce5" office:value-type="float" office:value="1.48723422422759" calcext:value-type="float">
            <text:p>1.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5" office:value-type="float" office:value="5.68675" calcext:value-type="float">
            <text:p>5.69</text:p>
          </table:table-cell>
          <table:table-cell table:style-name="ce5" office:value-type="float" office:value="0.14219231289403" calcext:value-type="float">
            <text:p>0.14</text:p>
          </table:table-cell>
          <table:table-cell table:style-name="ce5" office:value-type="float" office:value="479.74555" calcext:value-type="float">
            <text:p>479.75</text:p>
          </table:table-cell>
          <table:table-cell table:style-name="ce5" office:value-type="float" office:value="3.6000056335426" calcext:value-type="float">
            <text:p>3.60</text:p>
          </table:table-cell>
          <table:table-cell table:style-name="ce5" office:value-type="float" office:value="474.554" calcext:value-type="float">
            <text:p>474.55</text:p>
          </table:table-cell>
          <table:table-cell table:style-name="ce5" office:value-type="float" office:value="487.849" calcext:value-type="float">
            <text:p>487.85</text:p>
          </table:table-cell>
          <table:table-cell table:style-name="ce5" office:value-type="float" office:value="1403.4705" calcext:value-type="float">
            <text:p>1403.47</text:p>
          </table:table-cell>
          <table:table-cell table:style-name="ce5" office:value-type="float" office:value="10.7583687043848" calcext:value-type="float">
            <text:p>10.76</text:p>
          </table:table-cell>
          <table:table-cell table:style-name="ce5" office:value-type="float" office:value="26.71274" calcext:value-type="float">
            <text:p>26.71</text:p>
          </table:table-cell>
          <table:table-cell table:style-name="ce5" office:value-type="float" office:value="0.300108780961598" calcext:value-type="float">
            <text:p>0.30</text:p>
          </table:table-cell>
          <table:table-cell table:style-name="ce5" office:value-type="float" office:value="9.05526" calcext:value-type="float">
            <text:p>9.06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5" office:value-type="float" office:value="6.6209" calcext:value-type="float">
            <text:p>6.62</text:p>
          </table:table-cell>
          <table:table-cell table:style-name="ce5" office:value-type="float" office:value="0.142508263368147" calcext:value-type="float">
            <text:p>0.14</text:p>
          </table:table-cell>
          <table:table-cell table:style-name="ce5" office:value-type="float" office:value="551.7184" calcext:value-type="float">
            <text:p>551.72</text:p>
          </table:table-cell>
          <table:table-cell table:style-name="ce5" office:value-type="float" office:value="9.25439909476181" calcext:value-type="float">
            <text:p>9.25</text:p>
          </table:table-cell>
          <table:table-cell table:style-name="ce5" office:value-type="float" office:value="534.299" calcext:value-type="float">
            <text:p>534.30</text:p>
          </table:table-cell>
          <table:table-cell table:style-name="ce5" office:value-type="float" office:value="572.793" calcext:value-type="float">
            <text:p>572.79</text:p>
          </table:table-cell>
          <table:table-cell table:style-name="ce5" office:value-type="float" office:value="1647.066" calcext:value-type="float">
            <text:p>1647.07</text:p>
          </table:table-cell>
          <table:table-cell table:style-name="ce5" office:value-type="float" office:value="30.1181550836207" calcext:value-type="float">
            <text:p>30.12</text:p>
          </table:table-cell>
          <table:table-cell table:style-name="ce5" office:value-type="float" office:value="4.7685685" calcext:value-type="float">
            <text:p>4.77</text:p>
          </table:table-cell>
          <table:table-cell table:style-name="ce5" office:value-type="float" office:value="4.56013241823848" calcext:value-type="float">
            <text:p>4.56</text:p>
          </table:table-cell>
          <table:table-cell table:style-name="ce5" office:value-type="float" office:value="3.323079" calcext:value-type="float">
            <text:p>3.32</text:p>
          </table:table-cell>
          <table:table-cell table:style-name="ce5" office:value-type="float" office:value="3.96888261206318" calcext:value-type="float">
            <text:p>3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5" office:value-type="float" office:value="5.51495" calcext:value-type="float">
            <text:p>5.51</text:p>
          </table:table-cell>
          <table:table-cell table:style-name="ce5" office:value-type="float" office:value="0.136001310325513" calcext:value-type="float">
            <text:p>0.14</text:p>
          </table:table-cell>
          <table:table-cell table:style-name="ce5" office:value-type="float" office:value="618.8264" calcext:value-type="float">
            <text:p>618.83</text:p>
          </table:table-cell>
          <table:table-cell table:style-name="ce5" office:value-type="float" office:value="4.35558439542168" calcext:value-type="float">
            <text:p>4.36</text:p>
          </table:table-cell>
          <table:table-cell table:style-name="ce5" office:value-type="float" office:value="611.254" calcext:value-type="float">
            <text:p>611.25</text:p>
          </table:table-cell>
          <table:table-cell table:style-name="ce5" office:value-type="float" office:value="625.829" calcext:value-type="float">
            <text:p>625.83</text:p>
          </table:table-cell>
          <table:table-cell table:style-name="ce5" office:value-type="float" office:value="1774.9445" calcext:value-type="float">
            <text:p>1774.94</text:p>
          </table:table-cell>
          <table:table-cell table:style-name="ce5" office:value-type="float" office:value="8.90383407763483" calcext:value-type="float">
            <text:p>8.90</text:p>
          </table:table-cell>
          <table:table-cell table:style-name="ce5" office:value-type="float" office:value="65.01208" calcext:value-type="float">
            <text:p>65.01</text:p>
          </table:table-cell>
          <table:table-cell table:style-name="ce5" office:value-type="float" office:value="4.94099114572713" calcext:value-type="float">
            <text:p>4.94</text:p>
          </table:table-cell>
          <table:table-cell table:style-name="ce5" office:value-type="float" office:value="16.52359" calcext:value-type="float">
            <text:p>16.52</text:p>
          </table:table-cell>
          <table:table-cell table:style-name="ce5" office:value-type="float" office:value="0.277358930463203" calcext:value-type="float">
            <text:p>0.2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table:formula="of:=AVERAGE([.B25:.B34])" office:value-type="float" office:value="5.872865" calcext:value-type="float">
            <text:p>5.87</text:p>
          </table:table-cell>
          <table:table-cell table:style-name="ce6" table:formula="of:=AVERAGE([.C25:.C34])" office:value-type="float" office:value="0.133987558029272" calcext:value-type="float">
            <text:p>0.13</text:p>
          </table:table-cell>
          <table:table-cell table:style-name="ce6" table:formula="of:=AVERAGE([.D25:.D34])" office:value-type="float" office:value="639.35942" calcext:value-type="float">
            <text:p>639.36</text:p>
          </table:table-cell>
          <table:table-cell table:style-name="ce6" table:formula="of:=AVERAGE([.E25:.E34])" office:value-type="float" office:value="8.31280886341322" calcext:value-type="float">
            <text:p>8.31</text:p>
          </table:table-cell>
          <table:table-cell table:style-name="ce6" table:formula="of:=AVERAGE([.F25:.F34])" office:value-type="float" office:value="629.053" calcext:value-type="float">
            <text:p>629.05</text:p>
          </table:table-cell>
          <table:table-cell table:style-name="ce6" table:formula="of:=AVERAGE([.G25:.G34])" office:value-type="float" office:value="661.1079" calcext:value-type="float">
            <text:p>661.11</text:p>
          </table:table-cell>
          <table:table-cell table:style-name="ce6" table:formula="of:=AVERAGE([.H25:.H34])" office:value-type="float" office:value="1659.1803" calcext:value-type="float">
            <text:p>1659.18</text:p>
          </table:table-cell>
          <table:table-cell table:style-name="ce6" table:formula="of:=AVERAGE([.I25:.I34])" office:value-type="float" office:value="22.5155251260528" calcext:value-type="float">
            <text:p>22.52</text:p>
          </table:table-cell>
          <table:table-cell table:style-name="ce6" table:formula="of:=AVERAGE([.J25:.J34])" office:value-type="float" office:value="207.9376115" calcext:value-type="float">
            <text:p>207.94</text:p>
          </table:table-cell>
          <table:table-cell table:style-name="ce6" table:formula="of:=AVERAGE([.K25:.K34])" office:value-type="float" office:value="9.31000220554407" calcext:value-type="float">
            <text:p>9.31</text:p>
          </table:table-cell>
          <table:table-cell table:style-name="ce6" table:formula="of:=AVERAGE([.L25:.L34])" office:value-type="float" office:value="50.96077035" calcext:value-type="float">
            <text:p>50.96</text:p>
          </table:table-cell>
          <table:table-cell table:style-name="ce6" table:formula="of:=AVERAGE([.M25:.M34])" office:value-type="float" office:value="5.46863722810052" calcext:value-type="float">
            <text:p>5.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5" office:value-type="float" office:value="13.81285" calcext:value-type="float">
            <text:p>13.81</text:p>
          </table:table-cell>
          <table:table-cell table:style-name="ce5" office:value-type="float" office:value="0.317986336587612" calcext:value-type="float">
            <text:p>0.32</text:p>
          </table:table-cell>
          <table:table-cell table:style-name="ce5" office:value-type="float" office:value="1208.1895" calcext:value-type="float">
            <text:p>1208.19</text:p>
          </table:table-cell>
          <table:table-cell table:style-name="ce5" office:value-type="float" office:value="13.9803152728472" calcext:value-type="float">
            <text:p>13.98</text:p>
          </table:table-cell>
          <table:table-cell table:style-name="ce5" office:value-type="float" office:value="1186.2" calcext:value-type="float">
            <text:p>1186.20</text:p>
          </table:table-cell>
          <table:table-cell table:style-name="ce5" office:value-type="float" office:value="1235.16" calcext:value-type="float">
            <text:p>1235.16</text:p>
          </table:table-cell>
          <table:table-cell table:style-name="ce5" office:value-type="float" office:value="2320.0305" calcext:value-type="float">
            <text:p>2320.03</text:p>
          </table:table-cell>
          <table:table-cell table:style-name="ce5" office:value-type="float" office:value="39.8534432415209" calcext:value-type="float">
            <text:p>39.85</text:p>
          </table:table-cell>
          <table:table-cell table:style-name="ce5" office:value-type="float" office:value="1053.887" calcext:value-type="float">
            <text:p>1053.89</text:p>
          </table:table-cell>
          <table:table-cell table:style-name="ce5" office:value-type="float" office:value="5.77507473589116" calcext:value-type="float">
            <text:p>5.78</text:p>
          </table:table-cell>
          <table:table-cell table:style-name="ce5" office:value-type="float" office:value="250.652" calcext:value-type="float">
            <text:p>250.65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5" office:value-type="float" office:value="11.5799" calcext:value-type="float">
            <text:p>11.58</text:p>
          </table:table-cell>
          <table:table-cell table:style-name="ce5" office:value-type="float" office:value="0.270741602611448" calcext:value-type="float">
            <text:p>0.27</text:p>
          </table:table-cell>
          <table:table-cell table:style-name="ce5" office:value-type="float" office:value="719.5179" calcext:value-type="float">
            <text:p>719.52</text:p>
          </table:table-cell>
          <table:table-cell table:style-name="ce5" office:value-type="float" office:value="15.0034776067896" calcext:value-type="float">
            <text:p>15.00</text:p>
          </table:table-cell>
          <table:table-cell table:style-name="ce5" office:value-type="float" office:value="693.277" calcext:value-type="float">
            <text:p>693.28</text:p>
          </table:table-cell>
          <table:table-cell table:style-name="ce5" office:value-type="float" office:value="745.748" calcext:value-type="float">
            <text:p>745.75</text:p>
          </table:table-cell>
          <table:table-cell table:style-name="ce5" office:value-type="float" office:value="2140.751" calcext:value-type="float">
            <text:p>2140.75</text:p>
          </table:table-cell>
          <table:table-cell table:style-name="ce5" office:value-type="float" office:value="41.9256334172293" calcext:value-type="float">
            <text:p>41.93</text:p>
          </table:table-cell>
          <table:table-cell table:style-name="ce5" office:value-type="float" office:value="11.84493" calcext:value-type="float">
            <text:p>11.84</text:p>
          </table:table-cell>
          <table:table-cell table:style-name="ce5" office:value-type="float" office:value="13.067561078741" calcext:value-type="float">
            <text:p>13.07</text:p>
          </table:table-cell>
          <table:table-cell table:style-name="ce5" office:value-type="float" office:value="5.957576" calcext:value-type="float">
            <text:p>5.96</text:p>
          </table:table-cell>
          <table:table-cell table:style-name="ce5" office:value-type="float" office:value="6.43569722005707" calcext:value-type="float">
            <text:p>6.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5" office:value-type="float" office:value="13.9536" calcext:value-type="float">
            <text:p>13.95</text:p>
          </table:table-cell>
          <table:table-cell table:style-name="ce5" office:value-type="float" office:value="0.348004627142831" calcext:value-type="float">
            <text:p>0.35</text:p>
          </table:table-cell>
          <table:table-cell table:style-name="ce5" office:value-type="float" office:value="650.2892" calcext:value-type="float">
            <text:p>650.29</text:p>
          </table:table-cell>
          <table:table-cell table:style-name="ce5" office:value-type="float" office:value="7.63398143660036" calcext:value-type="float">
            <text:p>7.63</text:p>
          </table:table-cell>
          <table:table-cell table:style-name="ce5" office:value-type="float" office:value="635.674" calcext:value-type="float">
            <text:p>635.67</text:p>
          </table:table-cell>
          <table:table-cell table:style-name="ce5" office:value-type="float" office:value="669.295" calcext:value-type="float">
            <text:p>669.30</text:p>
          </table:table-cell>
          <table:table-cell table:style-name="ce5" office:value-type="float" office:value="1891.972" calcext:value-type="float">
            <text:p>1891.97</text:p>
          </table:table-cell>
          <table:table-cell table:style-name="ce5" office:value-type="float" office:value="27.3978488019472" calcext:value-type="float">
            <text:p>27.40</text:p>
          </table:table-cell>
          <table:table-cell table:style-name="ce5" office:value-type="float" office:value="36.721925" calcext:value-type="float">
            <text:p>36.72</text:p>
          </table:table-cell>
          <table:table-cell table:style-name="ce5" office:value-type="float" office:value="11.4151922217887" calcext:value-type="float">
            <text:p>11.42</text:p>
          </table:table-cell>
          <table:table-cell table:style-name="ce5" office:value-type="float" office:value="22.17339" calcext:value-type="float">
            <text:p>22.17</text:p>
          </table:table-cell>
          <table:table-cell table:style-name="ce5" office:value-type="float" office:value="2.3222582998408" calcext:value-type="float">
            <text:p>2.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5" office:value-type="float" office:value="11.63765" calcext:value-type="float">
            <text:p>11.64</text:p>
          </table:table-cell>
          <table:table-cell table:style-name="ce5" office:value-type="float" office:value="0.254831925504655" calcext:value-type="float">
            <text:p>0.25</text:p>
          </table:table-cell>
          <table:table-cell table:style-name="ce5" office:value-type="float" office:value="840.6134" calcext:value-type="float">
            <text:p>840.61</text:p>
          </table:table-cell>
          <table:table-cell table:style-name="ce5" office:value-type="float" office:value="13.7222857085351" calcext:value-type="float">
            <text:p>13.72</text:p>
          </table:table-cell>
          <table:table-cell table:style-name="ce5" office:value-type="float" office:value="809.452" calcext:value-type="float">
            <text:p>809.45</text:p>
          </table:table-cell>
          <table:table-cell table:style-name="ce5" office:value-type="float" office:value="857.653" calcext:value-type="float">
            <text:p>857.65</text:p>
          </table:table-cell>
          <table:table-cell table:style-name="ce5" office:value-type="float" office:value="2039.38" calcext:value-type="float">
            <text:p>2039.38</text:p>
          </table:table-cell>
          <table:table-cell table:style-name="ce5" office:value-type="float" office:value="35.8399373282419" calcext:value-type="float">
            <text:p>35.84</text:p>
          </table:table-cell>
          <table:table-cell table:style-name="ce5" office:value-type="float" office:value="375.31955" calcext:value-type="float">
            <text:p>375.32</text:p>
          </table:table-cell>
          <table:table-cell table:style-name="ce5" office:value-type="float" office:value="13.6623887443801" calcext:value-type="float">
            <text:p>13.66</text:p>
          </table:table-cell>
          <table:table-cell table:style-name="ce5" office:value-type="float" office:value="107.140465" calcext:value-type="float">
            <text:p>107.14</text:p>
          </table:table-cell>
          <table:table-cell table:style-name="ce5" office:value-type="float" office:value="9.33560693569079" calcext:value-type="float">
            <text:p>9.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5" office:value-type="float" office:value="13.47755" calcext:value-type="float">
            <text:p>13.48</text:p>
          </table:table-cell>
          <table:table-cell table:style-name="ce5" office:value-type="float" office:value="0.27004225215458" calcext:value-type="float">
            <text:p>0.27</text:p>
          </table:table-cell>
          <table:table-cell table:style-name="ce5" office:value-type="float" office:value="703.22615" calcext:value-type="float">
            <text:p>703.23</text:p>
          </table:table-cell>
          <table:table-cell table:style-name="ce5" office:value-type="float" office:value="12.1035231585154" calcext:value-type="float">
            <text:p>12.10</text:p>
          </table:table-cell>
          <table:table-cell table:style-name="ce5" office:value-type="float" office:value="691.495" calcext:value-type="float">
            <text:p>691.50</text:p>
          </table:table-cell>
          <table:table-cell table:style-name="ce5" office:value-type="float" office:value="738.031" calcext:value-type="float">
            <text:p>738.03</text:p>
          </table:table-cell>
          <table:table-cell table:style-name="ce5" office:value-type="float" office:value="2106.207" calcext:value-type="float">
            <text:p>2106.21</text:p>
          </table:table-cell>
          <table:table-cell table:style-name="ce5" office:value-type="float" office:value="35.7837907868483" calcext:value-type="float">
            <text:p>35.78</text:p>
          </table:table-cell>
          <table:table-cell table:style-name="ce5" office:value-type="float" office:value="2.028417" calcext:value-type="float">
            <text:p>2.03</text:p>
          </table:table-cell>
          <table:table-cell table:style-name="ce5" office:value-type="float" office:value="2.5875152403408" calcext:value-type="float">
            <text:p>2.59</text:p>
          </table:table-cell>
          <table:table-cell table:style-name="ce5" office:value-type="float" office:value="1.4427105" calcext:value-type="float">
            <text:p>1.44</text:p>
          </table:table-cell>
          <table:table-cell table:style-name="ce5" office:value-type="float" office:value="1.46797455602373" calcext:value-type="float">
            <text:p>1.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5" office:value-type="float" office:value="14.433" calcext:value-type="float">
            <text:p>14.43</text:p>
          </table:table-cell>
          <table:table-cell table:style-name="ce5" office:value-type="float" office:value="0.316838387987574" calcext:value-type="float">
            <text:p>0.32</text:p>
          </table:table-cell>
          <table:table-cell table:style-name="ce5" office:value-type="float" office:value="744.99235" calcext:value-type="float">
            <text:p>744.99</text:p>
          </table:table-cell>
          <table:table-cell table:style-name="ce5" office:value-type="float" office:value="7.31774451922981" calcext:value-type="float">
            <text:p>7.32</text:p>
          </table:table-cell>
          <table:table-cell table:style-name="ce5" office:value-type="float" office:value="733.666" calcext:value-type="float">
            <text:p>733.67</text:p>
          </table:table-cell>
          <table:table-cell table:style-name="ce5" office:value-type="float" office:value="757.086" calcext:value-type="float">
            <text:p>757.09</text:p>
          </table:table-cell>
          <table:table-cell table:style-name="ce5" office:value-type="float" office:value="2223.2425" calcext:value-type="float">
            <text:p>2223.24</text:p>
          </table:table-cell>
          <table:table-cell table:style-name="ce5" office:value-type="float" office:value="24.7528478289071" calcext:value-type="float">
            <text:p>24.75</text:p>
          </table:table-cell>
          <table:table-cell table:style-name="ce5" office:value-type="float" office:value="7.903721" calcext:value-type="float">
            <text:p>7.90</text:p>
          </table:table-cell>
          <table:table-cell table:style-name="ce5" office:value-type="float" office:value="5.83816205831929" calcext:value-type="float">
            <text:p>5.84</text:p>
          </table:table-cell>
          <table:table-cell table:style-name="ce5" office:value-type="float" office:value="3.8303095" calcext:value-type="float">
            <text:p>3.83</text:p>
          </table:table-cell>
          <table:table-cell table:style-name="ce5" office:value-type="float" office:value="1.47963386369382" calcext:value-type="float">
            <text:p>1.4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5" office:value-type="float" office:value="15.03075" calcext:value-type="float">
            <text:p>15.03</text:p>
          </table:table-cell>
          <table:table-cell table:style-name="ce5" office:value-type="float" office:value="0.317020888254613" calcext:value-type="float">
            <text:p>0.32</text:p>
          </table:table-cell>
          <table:table-cell table:style-name="ce5" office:value-type="float" office:value="603.64545" calcext:value-type="float">
            <text:p>603.65</text:p>
          </table:table-cell>
          <table:table-cell table:style-name="ce5" office:value-type="float" office:value="6.41842217590938" calcext:value-type="float">
            <text:p>6.42</text:p>
          </table:table-cell>
          <table:table-cell table:style-name="ce5" office:value-type="float" office:value="590.641" calcext:value-type="float">
            <text:p>590.64</text:p>
          </table:table-cell>
          <table:table-cell table:style-name="ce5" office:value-type="float" office:value="614.551" calcext:value-type="float">
            <text:p>614.55</text:p>
          </table:table-cell>
          <table:table-cell table:style-name="ce5" office:value-type="float" office:value="1798.0405" calcext:value-type="float">
            <text:p>1798.04</text:p>
          </table:table-cell>
          <table:table-cell table:style-name="ce5" office:value-type="float" office:value="23.9254488423455" calcext:value-type="float">
            <text:p>23.93</text:p>
          </table:table-cell>
          <table:table-cell table:style-name="ce5" office:value-type="float" office:value="8.252038" calcext:value-type="float">
            <text:p>8.25</text:p>
          </table:table-cell>
          <table:table-cell table:style-name="ce5" office:value-type="float" office:value="12.1575991725267" calcext:value-type="float">
            <text:p>12.16</text:p>
          </table:table-cell>
          <table:table-cell table:style-name="ce5" office:value-type="float" office:value="4.643208" calcext:value-type="float">
            <text:p>4.64</text:p>
          </table:table-cell>
          <table:table-cell table:style-name="ce5" office:value-type="float" office:value="6.12679603910861" calcext:value-type="float">
            <text:p>6.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5" office:value-type="float" office:value="13.8436" calcext:value-type="float">
            <text:p>13.84</text:p>
          </table:table-cell>
          <table:table-cell table:style-name="ce5" office:value-type="float" office:value="0.294779082860891" calcext:value-type="float">
            <text:p>0.29</text:p>
          </table:table-cell>
          <table:table-cell table:style-name="ce5" office:value-type="float" office:value="681.0999" calcext:value-type="float">
            <text:p>681.10</text:p>
          </table:table-cell>
          <table:table-cell table:style-name="ce5" office:value-type="float" office:value="12.4657355194559" calcext:value-type="float">
            <text:p>12.47</text:p>
          </table:table-cell>
          <table:table-cell table:style-name="ce5" office:value-type="float" office:value="661.775" calcext:value-type="float">
            <text:p>661.78</text:p>
          </table:table-cell>
          <table:table-cell table:style-name="ce5" office:value-type="float" office:value="701.033" calcext:value-type="float">
            <text:p>701.03</text:p>
          </table:table-cell>
          <table:table-cell table:style-name="ce5" office:value-type="float" office:value="2039.456" calcext:value-type="float">
            <text:p>2039.46</text:p>
          </table:table-cell>
          <table:table-cell table:style-name="ce5" office:value-type="float" office:value="38.2010463543095" calcext:value-type="float">
            <text:p>38.20</text:p>
          </table:table-cell>
          <table:table-cell table:style-name="ce5" office:value-type="float" office:value="2.2520587" calcext:value-type="float">
            <text:p>2.25</text:p>
          </table:table-cell>
          <table:table-cell table:style-name="ce5" office:value-type="float" office:value="2.94138977865071" calcext:value-type="float">
            <text:p>2.94</text:p>
          </table:table-cell>
          <table:table-cell table:style-name="ce5" office:value-type="float" office:value="1.5921899" calcext:value-type="float">
            <text:p>1.59</text:p>
          </table:table-cell>
          <table:table-cell table:style-name="ce5" office:value-type="float" office:value="1.58456281750652" calcext:value-type="float">
            <text:p>1.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5" office:value-type="float" office:value="13.18165" calcext:value-type="float">
            <text:p>13.18</text:p>
          </table:table-cell>
          <table:table-cell table:style-name="ce5" office:value-type="float" office:value="0.304572213659312" calcext:value-type="float">
            <text:p>0.30</text:p>
          </table:table-cell>
          <table:table-cell table:style-name="ce5" office:value-type="float" office:value="722.09015" calcext:value-type="float">
            <text:p>722.09</text:p>
          </table:table-cell>
          <table:table-cell table:style-name="ce5" office:value-type="float" office:value="10.3537379365606" calcext:value-type="float">
            <text:p>10.35</text:p>
          </table:table-cell>
          <table:table-cell table:style-name="ce5" office:value-type="float" office:value="704.628" calcext:value-type="float">
            <text:p>704.63</text:p>
          </table:table-cell>
          <table:table-cell table:style-name="ce5" office:value-type="float" office:value="741.092" calcext:value-type="float">
            <text:p>741.09</text:p>
          </table:table-cell>
          <table:table-cell table:style-name="ce5" office:value-type="float" office:value="2155.5335" calcext:value-type="float">
            <text:p>2155.53</text:p>
          </table:table-cell>
          <table:table-cell table:style-name="ce5" office:value-type="float" office:value="37.2972760777582" calcext:value-type="float">
            <text:p>37.30</text:p>
          </table:table-cell>
          <table:table-cell table:style-name="ce5" office:value-type="float" office:value="6.1987935" calcext:value-type="float">
            <text:p>6.20</text:p>
          </table:table-cell>
          <table:table-cell table:style-name="ce5" office:value-type="float" office:value="6.61953990005524" calcext:value-type="float">
            <text:p>6.62</text:p>
          </table:table-cell>
          <table:table-cell table:style-name="ce5" office:value-type="float" office:value="4.5381315" calcext:value-type="float">
            <text:p>4.54</text:p>
          </table:table-cell>
          <table:table-cell table:style-name="ce5" office:value-type="float" office:value="4.4425512335597" calcext:value-type="float">
            <text:p>4.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5" office:value-type="float" office:value="11.0048" calcext:value-type="float">
            <text:p>11.00</text:p>
          </table:table-cell>
          <table:table-cell table:style-name="ce5" office:value-type="float" office:value="0.277562208319468" calcext:value-type="float">
            <text:p>0.28</text:p>
          </table:table-cell>
          <table:table-cell table:style-name="ce5" office:value-type="float" office:value="1294.6635" calcext:value-type="float">
            <text:p>1294.66</text:p>
          </table:table-cell>
          <table:table-cell table:style-name="ce5" office:value-type="float" office:value="66.4475041899764" calcext:value-type="float">
            <text:p>66.45</text:p>
          </table:table-cell>
          <table:table-cell table:style-name="ce5" office:value-type="float" office:value="1208.71" calcext:value-type="float">
            <text:p>1208.71</text:p>
          </table:table-cell>
          <table:table-cell table:style-name="ce5" office:value-type="float" office:value="1410" calcext:value-type="float">
            <text:p>1410.00</text:p>
          </table:table-cell>
          <table:table-cell table:style-name="ce5" office:value-type="float" office:value="2547.2305" calcext:value-type="float">
            <text:p>2547.23</text:p>
          </table:table-cell>
          <table:table-cell table:style-name="ce5" office:value-type="float" office:value="44.4779136748993" calcext:value-type="float">
            <text:p>44.48</text:p>
          </table:table-cell>
          <table:table-cell table:style-name="ce5" office:value-type="float" office:value="1135.4449" calcext:value-type="float">
            <text:p>1135.44</text:p>
          </table:table-cell>
          <table:table-cell table:style-name="ce5" office:value-type="float" office:value="138.494048133485" calcext:value-type="float">
            <text:p>138.49</text:p>
          </table:table-cell>
          <table:table-cell table:style-name="ce5" office:value-type="float" office:value="201.312" calcext:value-type="float">
            <text:p>201.31</text:p>
          </table:table-cell>
          <table:table-cell table:style-name="ce5" office:value-type="float" office:value="63.6779286167749" calcext:value-type="float">
            <text:p>63.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table:formula="of:=AVERAGE([.B36:.B45])" office:value-type="float" office:value="13.195535" calcext:value-type="float">
            <text:p>13.20</text:p>
          </table:table-cell>
          <table:table-cell table:style-name="ce6" table:formula="of:=AVERAGE([.C36:.C45])" office:value-type="float" office:value="0.297237952508298" calcext:value-type="float">
            <text:p>0.30</text:p>
          </table:table-cell>
          <table:table-cell table:style-name="ce6" table:formula="of:=AVERAGE([.D36:.D45])" office:value-type="float" office:value="816.83275" calcext:value-type="float">
            <text:p>816.83</text:p>
          </table:table-cell>
          <table:table-cell table:style-name="ce6" table:formula="of:=AVERAGE([.E36:.E45])" office:value-type="float" office:value="16.544672752442" calcext:value-type="float">
            <text:p>16.54</text:p>
          </table:table-cell>
          <table:table-cell table:style-name="ce6" table:formula="of:=AVERAGE([.F36:.F45])" office:value-type="float" office:value="791.5518" calcext:value-type="float">
            <text:p>791.55</text:p>
          </table:table-cell>
          <table:table-cell table:style-name="ce6" table:formula="of:=AVERAGE([.G36:.G45])" office:value-type="float" office:value="846.9649" calcext:value-type="float">
            <text:p>846.96</text:p>
          </table:table-cell>
          <table:table-cell table:style-name="ce6" table:formula="of:=AVERAGE([.H36:.H45])" office:value-type="float" office:value="2126.18435" calcext:value-type="float">
            <text:p>2126.18</text:p>
          </table:table-cell>
          <table:table-cell table:style-name="ce6" table:formula="of:=AVERAGE([.I36:.I45])" office:value-type="float" office:value="34.9455186354007" calcext:value-type="float">
            <text:p>34.95</text:p>
          </table:table-cell>
          <table:table-cell table:style-name="ce6" table:formula="of:=AVERAGE([.J36:.J45])" office:value-type="float" office:value="263.98533332" calcext:value-type="float">
            <text:p>263.99</text:p>
          </table:table-cell>
          <table:table-cell table:style-name="ce6" table:formula="of:=AVERAGE([.K36:.K45])" office:value-type="float" office:value="21.2558471064179" calcext:value-type="float">
            <text:p>21.26</text:p>
          </table:table-cell>
          <table:table-cell table:style-name="ce6" table:formula="of:=AVERAGE([.L36:.L45])" office:value-type="float" office:value="60.32819804" calcext:value-type="float">
            <text:p>60.33</text:p>
          </table:table-cell>
          <table:table-cell table:style-name="ce6" table:formula="of:=AVERAGE([.M36:.M45])" office:value-type="float" office:value="9.68730095822559" calcext:value-type="float">
            <text:p>9.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5" office:value-type="float" office:value="24.4649" calcext:value-type="float">
            <text:p>24.46</text:p>
          </table:table-cell>
          <table:table-cell table:style-name="ce5" office:value-type="float" office:value="0.493178586263351" calcext:value-type="float">
            <text:p>0.49</text:p>
          </table:table-cell>
          <table:table-cell table:style-name="ce5" office:value-type="float" office:value="1352.331" calcext:value-type="float">
            <text:p>1352.33</text:p>
          </table:table-cell>
          <table:table-cell table:style-name="ce5" office:value-type="float" office:value="10.7465924951312" calcext:value-type="float">
            <text:p>10.75</text:p>
          </table:table-cell>
          <table:table-cell table:style-name="ce5" office:value-type="float" office:value="1331.49" calcext:value-type="float">
            <text:p>1331.49</text:p>
          </table:table-cell>
          <table:table-cell table:style-name="ce5" office:value-type="float" office:value="1373.09" calcext:value-type="float">
            <text:p>1373.09</text:p>
          </table:table-cell>
          <table:table-cell table:style-name="ce5" office:value-type="float" office:value="2794.451" calcext:value-type="float">
            <text:p>2794.45</text:p>
          </table:table-cell>
          <table:table-cell table:style-name="ce5" office:value-type="float" office:value="37.3974618499774" calcext:value-type="float">
            <text:p>37.40</text:p>
          </table:table-cell>
          <table:table-cell table:style-name="ce5" office:value-type="float" office:value="1037.826" calcext:value-type="float">
            <text:p>1037.83</text:p>
          </table:table-cell>
          <table:table-cell table:style-name="ce5" office:value-type="float" office:value="10.2398910250612" calcext:value-type="float">
            <text:p>10.24</text:p>
          </table:table-cell>
          <table:table-cell table:style-name="ce5" office:value-type="float" office:value="224.7152" calcext:value-type="float">
            <text:p>224.72</text:p>
          </table:table-cell>
          <table:table-cell table:style-name="ce5" office:value-type="float" office:value="3.6736874453543" calcext:value-type="float">
            <text:p>3.6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5" office:value-type="float" office:value="23.5662" calcext:value-type="float">
            <text:p>23.57</text:p>
          </table:table-cell>
          <table:table-cell table:style-name="ce5" office:value-type="float" office:value="0.46264973736854" calcext:value-type="float">
            <text:p>0.46</text:p>
          </table:table-cell>
          <table:table-cell table:style-name="ce5" office:value-type="float" office:value="869.446" calcext:value-type="float">
            <text:p>869.45</text:p>
          </table:table-cell>
          <table:table-cell table:style-name="ce5" office:value-type="float" office:value="14.9952166800634" calcext:value-type="float">
            <text:p>15.00</text:p>
          </table:table-cell>
          <table:table-cell table:style-name="ce5" office:value-type="float" office:value="848.082" calcext:value-type="float">
            <text:p>848.08</text:p>
          </table:table-cell>
          <table:table-cell table:style-name="ce5" office:value-type="float" office:value="903.722" calcext:value-type="float">
            <text:p>903.72</text:p>
          </table:table-cell>
          <table:table-cell table:style-name="ce5" office:value-type="float" office:value="2597.63" calcext:value-type="float">
            <text:p>2597.63</text:p>
          </table:table-cell>
          <table:table-cell table:style-name="ce5" office:value-type="float" office:value="42.376297559742" calcext:value-type="float">
            <text:p>42.38</text:p>
          </table:table-cell>
          <table:table-cell table:style-name="ce5" office:value-type="float" office:value="7.0825295" calcext:value-type="float">
            <text:p>7.08</text:p>
          </table:table-cell>
          <table:table-cell table:style-name="ce5" office:value-type="float" office:value="10.481276979462" calcext:value-type="float">
            <text:p>10.48</text:p>
          </table:table-cell>
          <table:table-cell table:style-name="ce5" office:value-type="float" office:value="3.625712" calcext:value-type="float">
            <text:p>3.63</text:p>
          </table:table-cell>
          <table:table-cell table:style-name="ce5" office:value-type="float" office:value="4.12560560868913" calcext:value-type="float">
            <text:p>4.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5" office:value-type="float" office:value="23.10385" calcext:value-type="float">
            <text:p>23.10</text:p>
          </table:table-cell>
          <table:table-cell table:style-name="ce5" office:value-type="float" office:value="0.466996982914539" calcext:value-type="float">
            <text:p>0.47</text:p>
          </table:table-cell>
          <table:table-cell table:style-name="ce5" office:value-type="float" office:value="815.3059" calcext:value-type="float">
            <text:p>815.31</text:p>
          </table:table-cell>
          <table:table-cell table:style-name="ce5" office:value-type="float" office:value="15.1640412038074" calcext:value-type="float">
            <text:p>15.16</text:p>
          </table:table-cell>
          <table:table-cell table:style-name="ce5" office:value-type="float" office:value="788.032" calcext:value-type="float">
            <text:p>788.03</text:p>
          </table:table-cell>
          <table:table-cell table:style-name="ce5" office:value-type="float" office:value="848.401" calcext:value-type="float">
            <text:p>848.40</text:p>
          </table:table-cell>
          <table:table-cell table:style-name="ce5" office:value-type="float" office:value="2437.0565" calcext:value-type="float">
            <text:p>2437.06</text:p>
          </table:table-cell>
          <table:table-cell table:style-name="ce5" office:value-type="float" office:value="46.058072738218" calcext:value-type="float">
            <text:p>46.06</text:p>
          </table:table-cell>
          <table:table-cell table:style-name="ce5" office:value-type="float" office:value="5.60538" calcext:value-type="float">
            <text:p>5.61</text:p>
          </table:table-cell>
          <table:table-cell table:style-name="ce5" office:value-type="float" office:value="5.83675465096478" calcext:value-type="float">
            <text:p>5.84</text:p>
          </table:table-cell>
          <table:table-cell table:style-name="ce5" office:value-type="float" office:value="3.255022" calcext:value-type="float">
            <text:p>3.26</text:p>
          </table:table-cell>
          <table:table-cell table:style-name="ce5" office:value-type="float" office:value="3.29530263597481" calcext:value-type="float">
            <text:p>3.3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5" office:value-type="float" office:value="24.68825" calcext:value-type="float">
            <text:p>24.69</text:p>
          </table:table-cell>
          <table:table-cell table:style-name="ce5" office:value-type="float" office:value="0.568604307910483" calcext:value-type="float">
            <text:p>0.57</text:p>
          </table:table-cell>
          <table:table-cell table:style-name="ce5" office:value-type="float" office:value="731.2445" calcext:value-type="float">
            <text:p>731.24</text:p>
          </table:table-cell>
          <table:table-cell table:style-name="ce5" office:value-type="float" office:value="11.7506014968793" calcext:value-type="float">
            <text:p>11.75</text:p>
          </table:table-cell>
          <table:table-cell table:style-name="ce5" office:value-type="float" office:value="711.189" calcext:value-type="float">
            <text:p>711.19</text:p>
          </table:table-cell>
          <table:table-cell table:style-name="ce5" office:value-type="float" office:value="757.475" calcext:value-type="float">
            <text:p>757.48</text:p>
          </table:table-cell>
          <table:table-cell table:style-name="ce5" office:value-type="float" office:value="2186.5055" calcext:value-type="float">
            <text:p>2186.51</text:p>
          </table:table-cell>
          <table:table-cell table:style-name="ce5" office:value-type="float" office:value="37.8414495948014" calcext:value-type="float">
            <text:p>37.84</text:p>
          </table:table-cell>
          <table:table-cell table:style-name="ce5" office:value-type="float" office:value="4.4348385" calcext:value-type="float">
            <text:p>4.43</text:p>
          </table:table-cell>
          <table:table-cell table:style-name="ce5" office:value-type="float" office:value="2.81782458418433" calcext:value-type="float">
            <text:p>2.82</text:p>
          </table:table-cell>
          <table:table-cell table:style-name="ce5" office:value-type="float" office:value="2.7923435" calcext:value-type="float">
            <text:p>2.79</text:p>
          </table:table-cell>
          <table:table-cell table:style-name="ce5" office:value-type="float" office:value="1.55010163430983" calcext:value-type="float">
            <text:p>1.5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5" office:value-type="float" office:value="23.0965" calcext:value-type="float">
            <text:p>23.10</text:p>
          </table:table-cell>
          <table:table-cell table:style-name="ce5" office:value-type="float" office:value="0.472150834221873" calcext:value-type="float">
            <text:p>0.47</text:p>
          </table:table-cell>
          <table:table-cell table:style-name="ce5" office:value-type="float" office:value="806.80605" calcext:value-type="float">
            <text:p>806.81</text:p>
          </table:table-cell>
          <table:table-cell table:style-name="ce5" office:value-type="float" office:value="13.7287634771971" calcext:value-type="float">
            <text:p>13.73</text:p>
          </table:table-cell>
          <table:table-cell table:style-name="ce5" office:value-type="float" office:value="781.504" calcext:value-type="float">
            <text:p>781.50</text:p>
          </table:table-cell>
          <table:table-cell table:style-name="ce5" office:value-type="float" office:value="827.626" calcext:value-type="float">
            <text:p>827.63</text:p>
          </table:table-cell>
          <table:table-cell table:style-name="ce5" office:value-type="float" office:value="2413.2855" calcext:value-type="float">
            <text:p>2413.29</text:p>
          </table:table-cell>
          <table:table-cell table:style-name="ce5" office:value-type="float" office:value="45.5129583660606" calcext:value-type="float">
            <text:p>45.51</text:p>
          </table:table-cell>
          <table:table-cell table:style-name="ce5" office:value-type="float" office:value="4.4482735" calcext:value-type="float">
            <text:p>4.45</text:p>
          </table:table-cell>
          <table:table-cell table:style-name="ce5" office:value-type="float" office:value="6.42689810395802" calcext:value-type="float">
            <text:p>6.43</text:p>
          </table:table-cell>
          <table:table-cell table:style-name="ce5" office:value-type="float" office:value="2.6835565" calcext:value-type="float">
            <text:p>2.68</text:p>
          </table:table-cell>
          <table:table-cell table:style-name="ce5" office:value-type="float" office:value="3.54356560509511" calcext:value-type="float">
            <text:p>3.5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5" office:value-type="float" office:value="24.44135" calcext:value-type="float">
            <text:p>24.44</text:p>
          </table:table-cell>
          <table:table-cell table:style-name="ce5" office:value-type="float" office:value="0.421327605649157" calcext:value-type="float">
            <text:p>0.42</text:p>
          </table:table-cell>
          <table:table-cell table:style-name="ce5" office:value-type="float" office:value="803.28325" calcext:value-type="float">
            <text:p>803.28</text:p>
          </table:table-cell>
          <table:table-cell table:style-name="ce5" office:value-type="float" office:value="7.86366232858131" calcext:value-type="float">
            <text:p>7.86</text:p>
          </table:table-cell>
          <table:table-cell table:style-name="ce5" office:value-type="float" office:value="788.082" calcext:value-type="float">
            <text:p>788.08</text:p>
          </table:table-cell>
          <table:table-cell table:style-name="ce5" office:value-type="float" office:value="815.164" calcext:value-type="float">
            <text:p>815.16</text:p>
          </table:table-cell>
          <table:table-cell table:style-name="ce5" office:value-type="float" office:value="2399.333" calcext:value-type="float">
            <text:p>2399.33</text:p>
          </table:table-cell>
          <table:table-cell table:style-name="ce5" office:value-type="float" office:value="25.4007417820213" calcext:value-type="float">
            <text:p>25.40</text:p>
          </table:table-cell>
          <table:table-cell table:style-name="ce5" office:value-type="float" office:value="6.4456655" calcext:value-type="float">
            <text:p>6.45</text:p>
          </table:table-cell>
          <table:table-cell table:style-name="ce5" office:value-type="float" office:value="7.69381569339712" calcext:value-type="float">
            <text:p>7.69</text:p>
          </table:table-cell>
          <table:table-cell table:style-name="ce5" office:value-type="float" office:value="4.0702585" calcext:value-type="float">
            <text:p>4.07</text:p>
          </table:table-cell>
          <table:table-cell table:style-name="ce5" office:value-type="float" office:value="4.5062541549618" calcext:value-type="float">
            <text:p>4.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5" office:value-type="float" office:value="26.69215" calcext:value-type="float">
            <text:p>26.69</text:p>
          </table:table-cell>
          <table:table-cell table:style-name="ce5" office:value-type="float" office:value="0.52884889752202" calcext:value-type="float">
            <text:p>0.53</text:p>
          </table:table-cell>
          <table:table-cell table:style-name="ce5" office:value-type="float" office:value="731.8335" calcext:value-type="float">
            <text:p>731.83</text:p>
          </table:table-cell>
          <table:table-cell table:style-name="ce5" office:value-type="float" office:value="9.38286297951257" calcext:value-type="float">
            <text:p>9.38</text:p>
          </table:table-cell>
          <table:table-cell table:style-name="ce5" office:value-type="float" office:value="711.11" calcext:value-type="float">
            <text:p>711.11</text:p>
          </table:table-cell>
          <table:table-cell table:style-name="ce5" office:value-type="float" office:value="746.444" calcext:value-type="float">
            <text:p>746.44</text:p>
          </table:table-cell>
          <table:table-cell table:style-name="ce5" office:value-type="float" office:value="2190.65" calcext:value-type="float">
            <text:p>2190.65</text:p>
          </table:table-cell>
          <table:table-cell table:style-name="ce5" office:value-type="float" office:value="29.3037983011042" calcext:value-type="float">
            <text:p>29.30</text:p>
          </table:table-cell>
          <table:table-cell table:style-name="ce5" office:value-type="float" office:value="2.848544" calcext:value-type="float">
            <text:p>2.85</text:p>
          </table:table-cell>
          <table:table-cell table:style-name="ce5" office:value-type="float" office:value="3.47664121081577" calcext:value-type="float">
            <text:p>3.48</text:p>
          </table:table-cell>
          <table:table-cell table:style-name="ce5" office:value-type="float" office:value="2.002676" calcext:value-type="float">
            <text:p>2.00</text:p>
          </table:table-cell>
          <table:table-cell table:style-name="ce5" office:value-type="float" office:value="2.10550078645633" calcext:value-type="float">
            <text:p>2.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8</text:p>
          </table:table-cell>
          <table:table-cell table:style-name="ce5" office:value-type="float" office:value="22.91285" calcext:value-type="float">
            <text:p>22.91</text:p>
          </table:table-cell>
          <table:table-cell table:style-name="ce5" office:value-type="float" office:value="0.49167909849559" calcext:value-type="float">
            <text:p>0.49</text:p>
          </table:table-cell>
          <table:table-cell table:style-name="ce5" office:value-type="float" office:value="761.06435" calcext:value-type="float">
            <text:p>761.06</text:p>
          </table:table-cell>
          <table:table-cell table:style-name="ce5" office:value-type="float" office:value="7.39832491280186" calcext:value-type="float">
            <text:p>7.40</text:p>
          </table:table-cell>
          <table:table-cell table:style-name="ce5" office:value-type="float" office:value="748.483" calcext:value-type="float">
            <text:p>748.48</text:p>
          </table:table-cell>
          <table:table-cell table:style-name="ce5" office:value-type="float" office:value="775.064" calcext:value-type="float">
            <text:p>775.06</text:p>
          </table:table-cell>
          <table:table-cell table:style-name="ce5" office:value-type="float" office:value="2272.4085" calcext:value-type="float">
            <text:p>2272.41</text:p>
          </table:table-cell>
          <table:table-cell table:style-name="ce5" office:value-type="float" office:value="21.302344706628" calcext:value-type="float">
            <text:p>21.30</text:p>
          </table:table-cell>
          <table:table-cell table:style-name="ce5" office:value-type="float" office:value="6.7241605" calcext:value-type="float">
            <text:p>6.72</text:p>
          </table:table-cell>
          <table:table-cell table:style-name="ce5" office:value-type="float" office:value="3.76021674477645" calcext:value-type="float">
            <text:p>3.76</text:p>
          </table:table-cell>
          <table:table-cell table:style-name="ce5" office:value-type="float" office:value="4.059651" calcext:value-type="float">
            <text:p>4.06</text:p>
          </table:table-cell>
          <table:table-cell table:style-name="ce5" office:value-type="float" office:value="2.23940189774172" calcext:value-type="float">
            <text:p>2.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9</text:p>
          </table:table-cell>
          <table:table-cell table:style-name="ce5" office:value-type="float" office:value="22.44415" calcext:value-type="float">
            <text:p>22.44</text:p>
          </table:table-cell>
          <table:table-cell table:style-name="ce5" office:value-type="float" office:value="0.543505174178659" calcext:value-type="float">
            <text:p>0.54</text:p>
          </table:table-cell>
          <table:table-cell table:style-name="ce5" office:value-type="float" office:value="950.88555" calcext:value-type="float">
            <text:p>950.89</text:p>
          </table:table-cell>
          <table:table-cell table:style-name="ce5" office:value-type="float" office:value="13.8992664867334" calcext:value-type="float">
            <text:p>13.90</text:p>
          </table:table-cell>
          <table:table-cell table:style-name="ce5" office:value-type="float" office:value="921.784" calcext:value-type="float">
            <text:p>921.78</text:p>
          </table:table-cell>
          <table:table-cell table:style-name="ce5" office:value-type="float" office:value="974.638" calcext:value-type="float">
            <text:p>974.64</text:p>
          </table:table-cell>
          <table:table-cell table:style-name="ce5" office:value-type="float" office:value="2836.7715" calcext:value-type="float">
            <text:p>2836.77</text:p>
          </table:table-cell>
          <table:table-cell table:style-name="ce5" office:value-type="float" office:value="40.2908394850524" calcext:value-type="float">
            <text:p>40.29</text:p>
          </table:table-cell>
          <table:table-cell table:style-name="ce5" office:value-type="float" office:value="10.750997" calcext:value-type="float">
            <text:p>10.75</text:p>
          </table:table-cell>
          <table:table-cell table:style-name="ce5" office:value-type="float" office:value="9.70471230787215" calcext:value-type="float">
            <text:p>9.70</text:p>
          </table:table-cell>
          <table:table-cell table:style-name="ce5" office:value-type="float" office:value="5.1333775" calcext:value-type="float">
            <text:p>5.13</text:p>
          </table:table-cell>
          <table:table-cell table:style-name="ce5" office:value-type="float" office:value="3.39565524133999" calcext:value-type="float">
            <text:p>3.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10</text:p>
          </table:table-cell>
          <table:table-cell table:style-name="ce5" office:value-type="float" office:value="23.9886" calcext:value-type="float">
            <text:p>23.99</text:p>
          </table:table-cell>
          <table:table-cell table:style-name="ce5" office:value-type="float" office:value="0.485270360806142" calcext:value-type="float">
            <text:p>0.49</text:p>
          </table:table-cell>
          <table:table-cell table:style-name="ce5" office:value-type="float" office:value="847.6359" calcext:value-type="float">
            <text:p>847.64</text:p>
          </table:table-cell>
          <table:table-cell table:style-name="ce5" office:value-type="float" office:value="14.4783752768192" calcext:value-type="float">
            <text:p>14.48</text:p>
          </table:table-cell>
          <table:table-cell table:style-name="ce5" office:value-type="float" office:value="825.241" calcext:value-type="float">
            <text:p>825.24</text:p>
          </table:table-cell>
          <table:table-cell table:style-name="ce5" office:value-type="float" office:value="876.565" calcext:value-type="float">
            <text:p>876.57</text:p>
          </table:table-cell>
          <table:table-cell table:style-name="ce5" office:value-type="float" office:value="2530.172" calcext:value-type="float">
            <text:p>2530.17</text:p>
          </table:table-cell>
          <table:table-cell table:style-name="ce5" office:value-type="float" office:value="44.3045582652274" calcext:value-type="float">
            <text:p>44.30</text:p>
          </table:table-cell>
          <table:table-cell table:style-name="ce5" office:value-type="float" office:value="8.327874" calcext:value-type="float">
            <text:p>8.33</text:p>
          </table:table-cell>
          <table:table-cell table:style-name="ce5" office:value-type="float" office:value="9.14612927675819" calcext:value-type="float">
            <text:p>9.15</text:p>
          </table:table-cell>
          <table:table-cell table:style-name="ce5" office:value-type="float" office:value="4.4086385" calcext:value-type="float">
            <text:p>4.41</text:p>
          </table:table-cell>
          <table:table-cell table:style-name="ce5" office:value-type="float" office:value="4.69050573087345" calcext:value-type="float">
            <text:p>4.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table:formula="of:=AVERAGE([.B47:.B56])" office:value-type="float" office:value="23.93988" calcext:value-type="float">
            <text:p>23.94</text:p>
          </table:table-cell>
          <table:table-cell table:style-name="ce6" table:formula="of:=AVERAGE([.C47:.C56])" office:value-type="float" office:value="0.493421158533035" calcext:value-type="float">
            <text:p>0.49</text:p>
          </table:table-cell>
          <table:table-cell table:style-name="ce6" table:formula="of:=AVERAGE([.D47:.D56])" office:value-type="float" office:value="866.9836" calcext:value-type="float">
            <text:p>866.98</text:p>
          </table:table-cell>
          <table:table-cell table:style-name="ce6" table:formula="of:=AVERAGE([.E47:.E56])" office:value-type="float" office:value="11.9407707337527" calcext:value-type="float">
            <text:p>11.94</text:p>
          </table:table-cell>
          <table:table-cell table:style-name="ce6" table:formula="of:=AVERAGE([.F47:.F56])" office:value-type="float" office:value="845.4997" calcext:value-type="float">
            <text:p>845.50</text:p>
          </table:table-cell>
          <table:table-cell table:style-name="ce6" table:formula="of:=AVERAGE([.G47:.G56])" office:value-type="float" office:value="889.8189" calcext:value-type="float">
            <text:p>889.82</text:p>
          </table:table-cell>
          <table:table-cell table:style-name="ce6" table:formula="of:=AVERAGE([.H47:.H56])" office:value-type="float" office:value="2465.82635" calcext:value-type="float">
            <text:p>2465.83</text:p>
          </table:table-cell>
          <table:table-cell table:style-name="ce6" table:formula="of:=AVERAGE([.I47:.I56])" office:value-type="float" office:value="36.9788522648833" calcext:value-type="float">
            <text:p>36.98</text:p>
          </table:table-cell>
          <table:table-cell table:style-name="ce6" table:formula="of:=AVERAGE([.J47:.J56])" office:value-type="float" office:value="109.44942625" calcext:value-type="float">
            <text:p>109.45</text:p>
          </table:table-cell>
          <table:table-cell table:style-name="ce6" table:formula="of:=AVERAGE([.K47:.K56])" office:value-type="float" office:value="6.958416057725" calcext:value-type="float">
            <text:p>6.96</text:p>
          </table:table-cell>
          <table:table-cell table:style-name="ce6" table:formula="of:=AVERAGE([.L47:.L56])" office:value-type="float" office:value="25.67464355" calcext:value-type="float">
            <text:p>25.67</text:p>
          </table:table-cell>
          <table:table-cell table:style-name="ce6" table:formula="of:=AVERAGE([.M47:.M56])" office:value-type="float" office:value="3.31255807407965" calcext:value-type="float">
            <text:p>3.3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5" office:value-type="float" office:value="89.14505" calcext:value-type="float">
            <text:p>89.15</text:p>
          </table:table-cell>
          <table:table-cell table:style-name="ce5" office:value-type="float" office:value="1.65097871439477" calcext:value-type="float">
            <text:p>1.65</text:p>
          </table:table-cell>
          <table:table-cell table:style-name="ce5" office:value-type="float" office:value="1421.758" calcext:value-type="float">
            <text:p>1421.76</text:p>
          </table:table-cell>
          <table:table-cell table:style-name="ce5" office:value-type="float" office:value="17.3392049029552" calcext:value-type="float">
            <text:p>17.34</text:p>
          </table:table-cell>
          <table:table-cell table:style-name="ce5" office:value-type="float" office:value="1372.69" calcext:value-type="float">
            <text:p>1372.69</text:p>
          </table:table-cell>
          <table:table-cell table:style-name="ce5" office:value-type="float" office:value="1449.11" calcext:value-type="float">
            <text:p>1449.11</text:p>
          </table:table-cell>
          <table:table-cell table:style-name="ce5" office:value-type="float" office:value="4248.1105" calcext:value-type="float">
            <text:p>4248.11</text:p>
          </table:table-cell>
          <table:table-cell table:style-name="ce5" office:value-type="float" office:value="52.1474898946028" calcext:value-type="float">
            <text:p>52.15</text:p>
          </table:table-cell>
          <table:table-cell table:style-name="ce5" office:value-type="float" office:value="12.434199" calcext:value-type="float">
            <text:p>12.43</text:p>
          </table:table-cell>
          <table:table-cell table:style-name="ce5" office:value-type="float" office:value="10.2794904337944" calcext:value-type="float">
            <text:p>10.28</text:p>
          </table:table-cell>
          <table:table-cell table:style-name="ce5" office:value-type="float" office:value="4.722324" calcext:value-type="float">
            <text:p>4.72</text:p>
          </table:table-cell>
          <table:table-cell table:style-name="ce5" office:value-type="float" office:value="3.79336066824778" calcext:value-type="float">
            <text:p>3.7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5" office:value-type="float" office:value="95.01865" calcext:value-type="float">
            <text:p>95.02</text:p>
          </table:table-cell>
          <table:table-cell table:style-name="ce5" office:value-type="float" office:value="2.00256904935533" calcext:value-type="float">
            <text:p>2.00</text:p>
          </table:table-cell>
          <table:table-cell table:style-name="ce5" office:value-type="float" office:value="1383.551" calcext:value-type="float">
            <text:p>1383.55</text:p>
          </table:table-cell>
          <table:table-cell table:style-name="ce5" office:value-type="float" office:value="23.0061061905591" calcext:value-type="float">
            <text:p>23.01</text:p>
          </table:table-cell>
          <table:table-cell table:style-name="ce5" office:value-type="float" office:value="1336.33" calcext:value-type="float">
            <text:p>1336.33</text:p>
          </table:table-cell>
          <table:table-cell table:style-name="ce5" office:value-type="float" office:value="1422.51" calcext:value-type="float">
            <text:p>1422.51</text:p>
          </table:table-cell>
          <table:table-cell table:style-name="ce5" office:value-type="float" office:value="4128.8655" calcext:value-type="float">
            <text:p>4128.87</text:p>
          </table:table-cell>
          <table:table-cell table:style-name="ce5" office:value-type="float" office:value="72.8430604881622" calcext:value-type="float">
            <text:p>72.84</text:p>
          </table:table-cell>
          <table:table-cell table:style-name="ce5" office:value-type="float" office:value="14.997883" calcext:value-type="float">
            <text:p>15.00</text:p>
          </table:table-cell>
          <table:table-cell table:style-name="ce5" office:value-type="float" office:value="12.8684161798612" calcext:value-type="float">
            <text:p>12.87</text:p>
          </table:table-cell>
          <table:table-cell table:style-name="ce5" office:value-type="float" office:value="6.792732" calcext:value-type="float">
            <text:p>6.79</text:p>
          </table:table-cell>
          <table:table-cell table:style-name="ce5" office:value-type="float" office:value="4.05299422595146" calcext:value-type="float">
            <text:p>4.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5" office:value-type="float" office:value="91.24335" calcext:value-type="float">
            <text:p>91.24</text:p>
          </table:table-cell>
          <table:table-cell table:style-name="ce5" office:value-type="float" office:value="1.65555953125777" calcext:value-type="float">
            <text:p>1.66</text:p>
          </table:table-cell>
          <table:table-cell table:style-name="ce5" office:value-type="float" office:value="1288.6615" calcext:value-type="float">
            <text:p>1288.66</text:p>
          </table:table-cell>
          <table:table-cell table:style-name="ce5" office:value-type="float" office:value="14.0830155115102" calcext:value-type="float">
            <text:p>14.08</text:p>
          </table:table-cell>
          <table:table-cell table:style-name="ce5" office:value-type="float" office:value="1263.39" calcext:value-type="float">
            <text:p>1263.39</text:p>
          </table:table-cell>
          <table:table-cell table:style-name="ce5" office:value-type="float" office:value="1313" calcext:value-type="float">
            <text:p>1313.00</text:p>
          </table:table-cell>
          <table:table-cell table:style-name="ce5" office:value-type="float" office:value="3851.552" calcext:value-type="float">
            <text:p>3851.55</text:p>
          </table:table-cell>
          <table:table-cell table:style-name="ce5" office:value-type="float" office:value="41.6552657551024" calcext:value-type="float">
            <text:p>41.66</text:p>
          </table:table-cell>
          <table:table-cell table:style-name="ce5" office:value-type="float" office:value="10.112738" calcext:value-type="float">
            <text:p>10.11</text:p>
          </table:table-cell>
          <table:table-cell table:style-name="ce5" office:value-type="float" office:value="11.3004845096726" calcext:value-type="float">
            <text:p>11.30</text:p>
          </table:table-cell>
          <table:table-cell table:style-name="ce5" office:value-type="float" office:value="4.320616" calcext:value-type="float">
            <text:p>4.32</text:p>
          </table:table-cell>
          <table:table-cell table:style-name="ce5" office:value-type="float" office:value="4.24120311660156" calcext:value-type="float">
            <text:p>4.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5" office:value-type="float" office:value="110.0917" calcext:value-type="float">
            <text:p>110.09</text:p>
          </table:table-cell>
          <table:table-cell table:style-name="ce5" office:value-type="float" office:value="1.76653771469389" calcext:value-type="float">
            <text:p>1.77</text:p>
          </table:table-cell>
          <table:table-cell table:style-name="ce5" office:value-type="float" office:value="1145.528" calcext:value-type="float">
            <text:p>1145.53</text:p>
          </table:table-cell>
          <table:table-cell table:style-name="ce5" office:value-type="float" office:value="10.2286829490309" calcext:value-type="float">
            <text:p>10.23</text:p>
          </table:table-cell>
          <table:table-cell table:style-name="ce5" office:value-type="float" office:value="1124.24" calcext:value-type="float">
            <text:p>1124.24</text:p>
          </table:table-cell>
          <table:table-cell table:style-name="ce5" office:value-type="float" office:value="1165.45" calcext:value-type="float">
            <text:p>1165.45</text:p>
          </table:table-cell>
          <table:table-cell table:style-name="ce5" office:value-type="float" office:value="3428.1865" calcext:value-type="float">
            <text:p>3428.19</text:p>
          </table:table-cell>
          <table:table-cell table:style-name="ce5" office:value-type="float" office:value="26.4574176066043" calcext:value-type="float">
            <text:p>26.46</text:p>
          </table:table-cell>
          <table:table-cell table:style-name="ce5" office:value-type="float" office:value="5.4272115" calcext:value-type="float">
            <text:p>5.43</text:p>
          </table:table-cell>
          <table:table-cell table:style-name="ce5" office:value-type="float" office:value="7.08472640549229" calcext:value-type="float">
            <text:p>7.08</text:p>
          </table:table-cell>
          <table:table-cell table:style-name="ce5" office:value-type="float" office:value="2.96959" calcext:value-type="float">
            <text:p>2.97</text:p>
          </table:table-cell>
          <table:table-cell table:style-name="ce5" office:value-type="float" office:value="4.14368022359166" calcext:value-type="float">
            <text:p>4.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5" office:value-type="float" office:value="101.8491" calcext:value-type="float">
            <text:p>101.85</text:p>
          </table:table-cell>
          <table:table-cell table:style-name="ce5" office:value-type="float" office:value="1.55673711694751" calcext:value-type="float">
            <text:p>1.56</text:p>
          </table:table-cell>
          <table:table-cell table:style-name="ce5" office:value-type="float" office:value="1361.638" calcext:value-type="float">
            <text:p>1361.64</text:p>
          </table:table-cell>
          <table:table-cell table:style-name="ce5" office:value-type="float" office:value="20.7477535639095" calcext:value-type="float">
            <text:p>20.75</text:p>
          </table:table-cell>
          <table:table-cell table:style-name="ce5" office:value-type="float" office:value="1316.54" calcext:value-type="float">
            <text:p>1316.54</text:p>
          </table:table-cell>
          <table:table-cell table:style-name="ce5" office:value-type="float" office:value="1394.58" calcext:value-type="float">
            <text:p>1394.58</text:p>
          </table:table-cell>
          <table:table-cell table:style-name="ce5" office:value-type="float" office:value="4060.32" calcext:value-type="float">
            <text:p>4060.32</text:p>
          </table:table-cell>
          <table:table-cell table:style-name="ce5" office:value-type="float" office:value="66.4673934327471" calcext:value-type="float">
            <text:p>66.47</text:p>
          </table:table-cell>
          <table:table-cell table:style-name="ce5" office:value-type="float" office:value="19.1034805" calcext:value-type="float">
            <text:p>19.10</text:p>
          </table:table-cell>
          <table:table-cell table:style-name="ce5" office:value-type="float" office:value="12.6346534984052" calcext:value-type="float">
            <text:p>12.63</text:p>
          </table:table-cell>
          <table:table-cell table:style-name="ce5" office:value-type="float" office:value="5.4911695" calcext:value-type="float">
            <text:p>5.49</text:p>
          </table:table-cell>
          <table:table-cell table:style-name="ce5" office:value-type="float" office:value="2.14469717678212" calcext:value-type="float">
            <text:p>2.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5" office:value-type="float" office:value="85.44985" calcext:value-type="float">
            <text:p>85.45</text:p>
          </table:table-cell>
          <table:table-cell table:style-name="ce5" office:value-type="float" office:value="1.18635041630052" calcext:value-type="float">
            <text:p>1.19</text:p>
          </table:table-cell>
          <table:table-cell table:style-name="ce5" office:value-type="float" office:value="1369.3785" calcext:value-type="float">
            <text:p>1369.38</text:p>
          </table:table-cell>
          <table:table-cell table:style-name="ce5" office:value-type="float" office:value="25.657644889624" calcext:value-type="float">
            <text:p>25.66</text:p>
          </table:table-cell>
          <table:table-cell table:style-name="ce5" office:value-type="float" office:value="1322.89" calcext:value-type="float">
            <text:p>1322.89</text:p>
          </table:table-cell>
          <table:table-cell table:style-name="ce5" office:value-type="float" office:value="1415.66" calcext:value-type="float">
            <text:p>1415.66</text:p>
          </table:table-cell>
          <table:table-cell table:style-name="ce5" office:value-type="float" office:value="4081.1745" calcext:value-type="float">
            <text:p>4081.17</text:p>
          </table:table-cell>
          <table:table-cell table:style-name="ce5" office:value-type="float" office:value="81.5702660428891" calcext:value-type="float">
            <text:p>81.57</text:p>
          </table:table-cell>
          <table:table-cell table:style-name="ce5" office:value-type="float" office:value="20.1494835" calcext:value-type="float">
            <text:p>20.15</text:p>
          </table:table-cell>
          <table:table-cell table:style-name="ce5" office:value-type="float" office:value="16.1592808989117" calcext:value-type="float">
            <text:p>16.16</text:p>
          </table:table-cell>
          <table:table-cell table:style-name="ce5" office:value-type="float" office:value="6.8142805" calcext:value-type="float">
            <text:p>6.81</text:p>
          </table:table-cell>
          <table:table-cell table:style-name="ce5" office:value-type="float" office:value="4.07473884744113" calcext:value-type="float">
            <text:p>4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5" office:value-type="float" office:value="107.72735" calcext:value-type="float">
            <text:p>107.73</text:p>
          </table:table-cell>
          <table:table-cell table:style-name="ce5" office:value-type="float" office:value="1.54320476647853" calcext:value-type="float">
            <text:p>1.54</text:p>
          </table:table-cell>
          <table:table-cell table:style-name="ce5" office:value-type="float" office:value="1163.9665" calcext:value-type="float">
            <text:p>1163.97</text:p>
          </table:table-cell>
          <table:table-cell table:style-name="ce5" office:value-type="float" office:value="17.5275964900482" calcext:value-type="float">
            <text:p>17.53</text:p>
          </table:table-cell>
          <table:table-cell table:style-name="ce5" office:value-type="float" office:value="1131.27" calcext:value-type="float">
            <text:p>1131.27</text:p>
          </table:table-cell>
          <table:table-cell table:style-name="ce5" office:value-type="float" office:value="1202.33" calcext:value-type="float">
            <text:p>1202.33</text:p>
          </table:table-cell>
          <table:table-cell table:style-name="ce5" office:value-type="float" office:value="3475.1055" calcext:value-type="float">
            <text:p>3475.11</text:p>
          </table:table-cell>
          <table:table-cell table:style-name="ce5" office:value-type="float" office:value="57.1744174883155" calcext:value-type="float">
            <text:p>57.17</text:p>
          </table:table-cell>
          <table:table-cell table:style-name="ce5" office:value-type="float" office:value="12.364847" calcext:value-type="float">
            <text:p>12.36</text:p>
          </table:table-cell>
          <table:table-cell table:style-name="ce5" office:value-type="float" office:value="12.0920087570793" calcext:value-type="float">
            <text:p>12.09</text:p>
          </table:table-cell>
          <table:table-cell table:style-name="ce5" office:value-type="float" office:value="4.429977" calcext:value-type="float">
            <text:p>4.43</text:p>
          </table:table-cell>
          <table:table-cell table:style-name="ce5" office:value-type="float" office:value="3.43842283417341" calcext:value-type="float">
            <text:p>3.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8</text:p>
          </table:table-cell>
          <table:table-cell table:style-name="ce5" office:value-type="float" office:value="96.05495" calcext:value-type="float">
            <text:p>96.05</text:p>
          </table:table-cell>
          <table:table-cell table:style-name="ce5" office:value-type="float" office:value="1.62328197070326" calcext:value-type="float">
            <text:p>1.62</text:p>
          </table:table-cell>
          <table:table-cell table:style-name="ce5" office:value-type="float" office:value="1165.672" calcext:value-type="float">
            <text:p>1165.67</text:p>
          </table:table-cell>
          <table:table-cell table:style-name="ce5" office:value-type="float" office:value="16.7211996870547" calcext:value-type="float">
            <text:p>16.72</text:p>
          </table:table-cell>
          <table:table-cell table:style-name="ce5" office:value-type="float" office:value="1132.77" calcext:value-type="float">
            <text:p>1132.77</text:p>
          </table:table-cell>
          <table:table-cell table:style-name="ce5" office:value-type="float" office:value="1199.45" calcext:value-type="float">
            <text:p>1199.45</text:p>
          </table:table-cell>
          <table:table-cell table:style-name="ce5" office:value-type="float" office:value="3484.957" calcext:value-type="float">
            <text:p>3484.96</text:p>
          </table:table-cell>
          <table:table-cell table:style-name="ce5" office:value-type="float" office:value="48.508010662792" calcext:value-type="float">
            <text:p>48.51</text:p>
          </table:table-cell>
          <table:table-cell table:style-name="ce5" office:value-type="float" office:value="8.0738905" calcext:value-type="float">
            <text:p>8.07</text:p>
          </table:table-cell>
          <table:table-cell table:style-name="ce5" office:value-type="float" office:value="10.7068350511248" calcext:value-type="float">
            <text:p>10.71</text:p>
          </table:table-cell>
          <table:table-cell table:style-name="ce5" office:value-type="float" office:value="3.985136" calcext:value-type="float">
            <text:p>3.99</text:p>
          </table:table-cell>
          <table:table-cell table:style-name="ce5" office:value-type="float" office:value="4.19235231055788" calcext:value-type="float">
            <text:p>4.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9</text:p>
          </table:table-cell>
          <table:table-cell table:style-name="ce5" office:value-type="float" office:value="101.874" calcext:value-type="float">
            <text:p>101.87</text:p>
          </table:table-cell>
          <table:table-cell table:style-name="ce5" office:value-type="float" office:value="1.79425239055871" calcext:value-type="float">
            <text:p>1.79</text:p>
          </table:table-cell>
          <table:table-cell table:style-name="ce5" office:value-type="float" office:value="1347.7795" calcext:value-type="float">
            <text:p>1347.78</text:p>
          </table:table-cell>
          <table:table-cell table:style-name="ce5" office:value-type="float" office:value="22.9072409277738" calcext:value-type="float">
            <text:p>22.91</text:p>
          </table:table-cell>
          <table:table-cell table:style-name="ce5" office:value-type="float" office:value="1293.78" calcext:value-type="float">
            <text:p>1293.78</text:p>
          </table:table-cell>
          <table:table-cell table:style-name="ce5" office:value-type="float" office:value="1384.01" calcext:value-type="float">
            <text:p>1384.01</text:p>
          </table:table-cell>
          <table:table-cell table:style-name="ce5" office:value-type="float" office:value="4021.573" calcext:value-type="float">
            <text:p>4021.57</text:p>
          </table:table-cell>
          <table:table-cell table:style-name="ce5" office:value-type="float" office:value="71.2552645720355" calcext:value-type="float">
            <text:p>71.26</text:p>
          </table:table-cell>
          <table:table-cell table:style-name="ce5" office:value-type="float" office:value="15.398448" calcext:value-type="float">
            <text:p>15.40</text:p>
          </table:table-cell>
          <table:table-cell table:style-name="ce5" office:value-type="float" office:value="18.2762329023646" calcext:value-type="float">
            <text:p>18.28</text:p>
          </table:table-cell>
          <table:table-cell table:style-name="ce5" office:value-type="float" office:value="6.368388" calcext:value-type="float">
            <text:p>6.37</text:p>
          </table:table-cell>
          <table:table-cell table:style-name="ce5" office:value-type="float" office:value="5.40938056552153" calcext:value-type="float">
            <text:p>5.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10</text:p>
          </table:table-cell>
          <table:table-cell table:style-name="ce5" office:value-type="float" office:value="98.95895" calcext:value-type="float">
            <text:p>98.96</text:p>
          </table:table-cell>
          <table:table-cell table:style-name="ce5" office:value-type="float" office:value="1.80271201605262" calcext:value-type="float">
            <text:p>1.80</text:p>
          </table:table-cell>
          <table:table-cell table:style-name="ce5" office:value-type="float" office:value="1446.5565" calcext:value-type="float">
            <text:p>1446.56</text:p>
          </table:table-cell>
          <table:table-cell table:style-name="ce5" office:value-type="float" office:value="15.6836695323511" calcext:value-type="float">
            <text:p>15.68</text:p>
          </table:table-cell>
          <table:table-cell table:style-name="ce5" office:value-type="float" office:value="1418.53" calcext:value-type="float">
            <text:p>1418.53</text:p>
          </table:table-cell>
          <table:table-cell table:style-name="ce5" office:value-type="float" office:value="1474.77" calcext:value-type="float">
            <text:p>1474.77</text:p>
          </table:table-cell>
          <table:table-cell table:style-name="ce5" office:value-type="float" office:value="4306.221" calcext:value-type="float">
            <text:p>4306.22</text:p>
          </table:table-cell>
          <table:table-cell table:style-name="ce5" office:value-type="float" office:value="47.7464702843612" calcext:value-type="float">
            <text:p>47.75</text:p>
          </table:table-cell>
          <table:table-cell table:style-name="ce5" office:value-type="float" office:value="26.077662" calcext:value-type="float">
            <text:p>26.08</text:p>
          </table:table-cell>
          <table:table-cell table:style-name="ce5" office:value-type="float" office:value="21.8352396723968" calcext:value-type="float">
            <text:p>21.84</text:p>
          </table:table-cell>
          <table:table-cell table:style-name="ce5" office:value-type="float" office:value="7.3718815" calcext:value-type="float">
            <text:p>7.37</text:p>
          </table:table-cell>
          <table:table-cell table:style-name="ce5" office:value-type="float" office:value="5.91079780807215" calcext:value-type="float">
            <text:p>5.9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table:formula="of:=AVERAGE([.B58:.B67])" office:value-type="float" office:value="97.741295" calcext:value-type="float">
            <text:p>97.74</text:p>
          </table:table-cell>
          <table:table-cell table:style-name="ce6" table:formula="of:=AVERAGE([.C58:.C67])" office:value-type="float" office:value="1.65821836867429" calcext:value-type="float">
            <text:p>1.66</text:p>
          </table:table-cell>
          <table:table-cell table:style-name="ce6" table:formula="of:=AVERAGE([.D58:.D67])" office:value-type="float" office:value="1309.44895" calcext:value-type="float">
            <text:p>1309.45</text:p>
          </table:table-cell>
          <table:table-cell table:style-name="ce6" table:formula="of:=AVERAGE([.E58:.E67])" office:value-type="float" office:value="18.3902114644817" calcext:value-type="float">
            <text:p>18.39</text:p>
          </table:table-cell>
          <table:table-cell table:style-name="ce6" table:formula="of:=AVERAGE([.F58:.F67])" office:value-type="float" office:value="1271.243" calcext:value-type="float">
            <text:p>1271.24</text:p>
          </table:table-cell>
          <table:table-cell table:style-name="ce6" table:formula="of:=AVERAGE([.G58:.G67])" office:value-type="float" office:value="1342.087" calcext:value-type="float">
            <text:p>1342.09</text:p>
          </table:table-cell>
          <table:table-cell table:style-name="ce6" table:formula="of:=AVERAGE([.H58:.H67])" office:value-type="float" office:value="3908.60655" calcext:value-type="float">
            <text:p>3908.61</text:p>
          </table:table-cell>
          <table:table-cell table:style-name="ce6" table:formula="of:=AVERAGE([.I58:.I67])" office:value-type="float" office:value="56.5825056227612" calcext:value-type="float">
            <text:p>56.58</text:p>
          </table:table-cell>
          <table:table-cell table:style-name="ce6" table:formula="of:=AVERAGE([.J58:.J67])" office:value-type="float" office:value="14.4139843" calcext:value-type="float">
            <text:p>14.41</text:p>
          </table:table-cell>
          <table:table-cell table:style-name="ce6" table:formula="of:=AVERAGE([.K58:.K67])" office:value-type="float" office:value="13.3237368309103" calcext:value-type="float">
            <text:p>13.32</text:p>
          </table:table-cell>
          <table:table-cell table:style-name="ce6" table:formula="of:=AVERAGE([.L58:.L67])" office:value-type="float" office:value="5.32660945" calcext:value-type="float">
            <text:p>5.33</text:p>
          </table:table-cell>
          <table:table-cell table:style-name="ce6" table:formula="of:=AVERAGE([.M58:.M67])" office:value-type="float" office:value="4.14016277769407" calcext:value-type="float">
            <text:p>4.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1</text:p>
          </table:table-cell>
          <table:table-cell table:style-name="ce5" office:value-type="float" office:value="221.5505" calcext:value-type="float">
            <text:p>221.55</text:p>
          </table:table-cell>
          <table:table-cell table:style-name="ce5" office:value-type="float" office:value="4.14677648671462" calcext:value-type="float">
            <text:p>4.15</text:p>
          </table:table-cell>
          <table:table-cell table:style-name="ce5" office:value-type="float" office:value="1851.249" calcext:value-type="float">
            <text:p>1851.25</text:p>
          </table:table-cell>
          <table:table-cell table:style-name="ce5" office:value-type="float" office:value="32.128806612742" calcext:value-type="float">
            <text:p>32.13</text:p>
          </table:table-cell>
          <table:table-cell table:style-name="ce5" office:value-type="float" office:value="1778.54" calcext:value-type="float">
            <text:p>1778.54</text:p>
          </table:table-cell>
          <table:table-cell table:style-name="ce5" office:value-type="float" office:value="1928.02" calcext:value-type="float">
            <text:p>1928.02</text:p>
          </table:table-cell>
          <table:table-cell table:style-name="ce5" office:value-type="float" office:value="5502.1905" calcext:value-type="float">
            <text:p>5502.19</text:p>
          </table:table-cell>
          <table:table-cell table:style-name="ce5" office:value-type="float" office:value="94.296224329612" calcext:value-type="float">
            <text:p>94.30</text:p>
          </table:table-cell>
          <table:table-cell table:style-name="ce5" office:value-type="float" office:value="38.880884" calcext:value-type="float">
            <text:p>38.88</text:p>
          </table:table-cell>
          <table:table-cell table:style-name="ce5" office:value-type="float" office:value="16.6832025773773" calcext:value-type="float">
            <text:p>16.68</text:p>
          </table:table-cell>
          <table:table-cell table:style-name="ce5" office:value-type="float" office:value="12.675893" calcext:value-type="float">
            <text:p>12.68</text:p>
          </table:table-cell>
          <table:table-cell table:style-name="ce5" office:value-type="float" office:value="6.96943681834284" calcext:value-type="float">
            <text:p>6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2</text:p>
          </table:table-cell>
          <table:table-cell table:style-name="ce5" office:value-type="float" office:value="243.94985" calcext:value-type="float">
            <text:p>243.95</text:p>
          </table:table-cell>
          <table:table-cell table:style-name="ce5" office:value-type="float" office:value="4.39735256338023" calcext:value-type="float">
            <text:p>4.40</text:p>
          </table:table-cell>
          <table:table-cell table:style-name="ce5" office:value-type="float" office:value="1899.332" calcext:value-type="float">
            <text:p>1899.33</text:p>
          </table:table-cell>
          <table:table-cell table:style-name="ce5" office:value-type="float" office:value="34.7137179121173" calcext:value-type="float">
            <text:p>34.71</text:p>
          </table:table-cell>
          <table:table-cell table:style-name="ce5" office:value-type="float" office:value="1824.74" calcext:value-type="float">
            <text:p>1824.74</text:p>
          </table:table-cell>
          <table:table-cell table:style-name="ce5" office:value-type="float" office:value="1972.62" calcext:value-type="float">
            <text:p>1972.62</text:p>
          </table:table-cell>
          <table:table-cell table:style-name="ce5" office:value-type="float" office:value="5657.4615" calcext:value-type="float">
            <text:p>5657.46</text:p>
          </table:table-cell>
          <table:table-cell table:style-name="ce5" office:value-type="float" office:value="104.963158629527" calcext:value-type="float">
            <text:p>104.96</text:p>
          </table:table-cell>
          <table:table-cell table:style-name="ce5" office:value-type="float" office:value="30.4875995" calcext:value-type="float">
            <text:p>30.49</text:p>
          </table:table-cell>
          <table:table-cell table:style-name="ce5" office:value-type="float" office:value="19.3070986837634" calcext:value-type="float">
            <text:p>19.31</text:p>
          </table:table-cell>
          <table:table-cell table:style-name="ce5" office:value-type="float" office:value="10.050019" calcext:value-type="float">
            <text:p>10.05</text:p>
          </table:table-cell>
          <table:table-cell table:style-name="ce5" office:value-type="float" office:value="6.4482887735202" calcext:value-type="float">
            <text:p>6.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5" office:value-type="float" office:value="216.57755" calcext:value-type="float">
            <text:p>216.58</text:p>
          </table:table-cell>
          <table:table-cell table:style-name="ce5" office:value-type="float" office:value="4.16060066515303" calcext:value-type="float">
            <text:p>4.16</text:p>
          </table:table-cell>
          <table:table-cell table:style-name="ce5" office:value-type="float" office:value="1546.439" calcext:value-type="float">
            <text:p>1546.44</text:p>
          </table:table-cell>
          <table:table-cell table:style-name="ce5" office:value-type="float" office:value="13.9204110976726" calcext:value-type="float">
            <text:p>13.92</text:p>
          </table:table-cell>
          <table:table-cell table:style-name="ce5" office:value-type="float" office:value="1514.23" calcext:value-type="float">
            <text:p>1514.23</text:p>
          </table:table-cell>
          <table:table-cell table:style-name="ce5" office:value-type="float" office:value="1566.15" calcext:value-type="float">
            <text:p>1566.15</text:p>
          </table:table-cell>
          <table:table-cell table:style-name="ce5" office:value-type="float" office:value="4615.2695" calcext:value-type="float">
            <text:p>4615.27</text:p>
          </table:table-cell>
          <table:table-cell table:style-name="ce5" office:value-type="float" office:value="41.612103943629" calcext:value-type="float">
            <text:p>41.61</text:p>
          </table:table-cell>
          <table:table-cell table:style-name="ce5" office:value-type="float" office:value="18.626581" calcext:value-type="float">
            <text:p>18.63</text:p>
          </table:table-cell>
          <table:table-cell table:style-name="ce5" office:value-type="float" office:value="10.0214424823979" calcext:value-type="float">
            <text:p>10.02</text:p>
          </table:table-cell>
          <table:table-cell table:style-name="ce5" office:value-type="float" office:value="5.421773" calcext:value-type="float">
            <text:p>5.42</text:p>
          </table:table-cell>
          <table:table-cell table:style-name="ce5" office:value-type="float" office:value="2.45508931568503" calcext:value-type="float">
            <text:p>2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5" office:value-type="float" office:value="253.5167" calcext:value-type="float">
            <text:p>253.52</text:p>
          </table:table-cell>
          <table:table-cell table:style-name="ce5" office:value-type="float" office:value="5.64567463298573" calcext:value-type="float">
            <text:p>5.65</text:p>
          </table:table-cell>
          <table:table-cell table:style-name="ce5" office:value-type="float" office:value="1599.351" calcext:value-type="float">
            <text:p>1599.35</text:p>
          </table:table-cell>
          <table:table-cell table:style-name="ce5" office:value-type="float" office:value="23.9232175393674" calcext:value-type="float">
            <text:p>23.92</text:p>
          </table:table-cell>
          <table:table-cell table:style-name="ce5" office:value-type="float" office:value="1564.42" calcext:value-type="float">
            <text:p>1564.42</text:p>
          </table:table-cell>
          <table:table-cell table:style-name="ce5" office:value-type="float" office:value="1639.61" calcext:value-type="float">
            <text:p>1639.61</text:p>
          </table:table-cell>
          <table:table-cell table:style-name="ce5" office:value-type="float" office:value="4773.77" calcext:value-type="float">
            <text:p>4773.77</text:p>
          </table:table-cell>
          <table:table-cell table:style-name="ce5" office:value-type="float" office:value="69.3365641505629" calcext:value-type="float">
            <text:p>69.34</text:p>
          </table:table-cell>
          <table:table-cell table:style-name="ce5" office:value-type="float" office:value="18.2300495" calcext:value-type="float">
            <text:p>18.23</text:p>
          </table:table-cell>
          <table:table-cell table:style-name="ce5" office:value-type="float" office:value="11.6386078005234" calcext:value-type="float">
            <text:p>11.64</text:p>
          </table:table-cell>
          <table:table-cell table:style-name="ce5" office:value-type="float" office:value="6.052622" calcext:value-type="float">
            <text:p>6.05</text:p>
          </table:table-cell>
          <table:table-cell table:style-name="ce5" office:value-type="float" office:value="3.04635846538226" calcext:value-type="float">
            <text:p>3.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style-name="ce5" office:value-type="float" office:value="211.7504" calcext:value-type="float">
            <text:p>211.75</text:p>
          </table:table-cell>
          <table:table-cell table:style-name="ce5" office:value-type="float" office:value="3.55907431641201" calcext:value-type="float">
            <text:p>3.56</text:p>
          </table:table-cell>
          <table:table-cell table:style-name="ce5" office:value-type="float" office:value="1750.031" calcext:value-type="float">
            <text:p>1750.03</text:p>
          </table:table-cell>
          <table:table-cell table:style-name="ce5" office:value-type="float" office:value="28.0691852027934" calcext:value-type="float">
            <text:p>28.07</text:p>
          </table:table-cell>
          <table:table-cell table:style-name="ce5" office:value-type="float" office:value="1694.5" calcext:value-type="float">
            <text:p>1694.50</text:p>
          </table:table-cell>
          <table:table-cell table:style-name="ce5" office:value-type="float" office:value="1784.78" calcext:value-type="float">
            <text:p>1784.78</text:p>
          </table:table-cell>
          <table:table-cell table:style-name="ce5" office:value-type="float" office:value="5217.3195" calcext:value-type="float">
            <text:p>5217.32</text:p>
          </table:table-cell>
          <table:table-cell table:style-name="ce5" office:value-type="float" office:value="87.5601506643231" calcext:value-type="float">
            <text:p>87.56</text:p>
          </table:table-cell>
          <table:table-cell table:style-name="ce5" office:value-type="float" office:value="23.289735" calcext:value-type="float">
            <text:p>23.29</text:p>
          </table:table-cell>
          <table:table-cell table:style-name="ce5" office:value-type="float" office:value="16.8691216501079" calcext:value-type="float">
            <text:p>16.87</text:p>
          </table:table-cell>
          <table:table-cell table:style-name="ce5" office:value-type="float" office:value="9.483636" calcext:value-type="float">
            <text:p>9.48</text:p>
          </table:table-cell>
          <table:table-cell table:style-name="ce5" office:value-type="float" office:value="6.68421326962184" calcext:value-type="float">
            <text:p>6.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style-name="ce5" office:value-type="float" office:value="264.39135" calcext:value-type="float">
            <text:p>264.39</text:p>
          </table:table-cell>
          <table:table-cell table:style-name="ce5" office:value-type="float" office:value="4.03907188215694" calcext:value-type="float">
            <text:p>4.04</text:p>
          </table:table-cell>
          <table:table-cell table:style-name="ce5" office:value-type="float" office:value="1779.292" calcext:value-type="float">
            <text:p>1779.29</text:p>
          </table:table-cell>
          <table:table-cell table:style-name="ce5" office:value-type="float" office:value="21.6816218051732" calcext:value-type="float">
            <text:p>21.68</text:p>
          </table:table-cell>
          <table:table-cell table:style-name="ce5" office:value-type="float" office:value="1714.38" calcext:value-type="float">
            <text:p>1714.38</text:p>
          </table:table-cell>
          <table:table-cell table:style-name="ce5" office:value-type="float" office:value="1812.47" calcext:value-type="float">
            <text:p>1812.47</text:p>
          </table:table-cell>
          <table:table-cell table:style-name="ce5" office:value-type="float" office:value="5315.272" calcext:value-type="float">
            <text:p>5315.27</text:p>
          </table:table-cell>
          <table:table-cell table:style-name="ce5" office:value-type="float" office:value="73.9218592007284" calcext:value-type="float">
            <text:p>73.92</text:p>
          </table:table-cell>
          <table:table-cell table:style-name="ce5" office:value-type="float" office:value="16.969906" calcext:value-type="float">
            <text:p>16.97</text:p>
          </table:table-cell>
          <table:table-cell table:style-name="ce5" office:value-type="float" office:value="13.8046984062433" calcext:value-type="float">
            <text:p>13.80</text:p>
          </table:table-cell>
          <table:table-cell table:style-name="ce5" office:value-type="float" office:value="5.634039" calcext:value-type="float">
            <text:p>5.63</text:p>
          </table:table-cell>
          <table:table-cell table:style-name="ce5" office:value-type="float" office:value="4.36552840112567" calcext:value-type="float">
            <text:p>4.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7</text:p>
          </table:table-cell>
          <table:table-cell table:style-name="ce5" office:value-type="float" office:value="224.1853" calcext:value-type="float">
            <text:p>224.19</text:p>
          </table:table-cell>
          <table:table-cell table:style-name="ce5" office:value-type="float" office:value="4.15447710431246" calcext:value-type="float">
            <text:p>4.15</text:p>
          </table:table-cell>
          <table:table-cell table:style-name="ce5" office:value-type="float" office:value="1677.655" calcext:value-type="float">
            <text:p>1677.66</text:p>
          </table:table-cell>
          <table:table-cell table:style-name="ce5" office:value-type="float" office:value="22.9868413863906" calcext:value-type="float">
            <text:p>22.99</text:p>
          </table:table-cell>
          <table:table-cell table:style-name="ce5" office:value-type="float" office:value="1640.07" calcext:value-type="float">
            <text:p>1640.07</text:p>
          </table:table-cell>
          <table:table-cell table:style-name="ce5" office:value-type="float" office:value="1718.83" calcext:value-type="float">
            <text:p>1718.83</text:p>
          </table:table-cell>
          <table:table-cell table:style-name="ce5" office:value-type="float" office:value="5015.6705" calcext:value-type="float">
            <text:p>5015.67</text:p>
          </table:table-cell>
          <table:table-cell table:style-name="ce5" office:value-type="float" office:value="69.9145552854999" calcext:value-type="float">
            <text:p>69.91</text:p>
          </table:table-cell>
          <table:table-cell table:style-name="ce5" office:value-type="float" office:value="13.256856" calcext:value-type="float">
            <text:p>13.26</text:p>
          </table:table-cell>
          <table:table-cell table:style-name="ce5" office:value-type="float" office:value="9.819704319926" calcext:value-type="float">
            <text:p>9.82</text:p>
          </table:table-cell>
          <table:table-cell table:style-name="ce5" office:value-type="float" office:value="4.036969" calcext:value-type="float">
            <text:p>4.04</text:p>
          </table:table-cell>
          <table:table-cell table:style-name="ce5" office:value-type="float" office:value="2.92149091461771" calcext:value-type="float">
            <text:p>2.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8</text:p>
          </table:table-cell>
          <table:table-cell table:style-name="ce5" office:value-type="float" office:value="221.2466" calcext:value-type="float">
            <text:p>221.25</text:p>
          </table:table-cell>
          <table:table-cell table:style-name="ce5" office:value-type="float" office:value="3.97066439444752" calcext:value-type="float">
            <text:p>3.97</text:p>
          </table:table-cell>
          <table:table-cell table:style-name="ce5" office:value-type="float" office:value="1582.7075" calcext:value-type="float">
            <text:p>1582.71</text:p>
          </table:table-cell>
          <table:table-cell table:style-name="ce5" office:value-type="float" office:value="20.0540065374759" calcext:value-type="float">
            <text:p>20.05</text:p>
          </table:table-cell>
          <table:table-cell table:style-name="ce5" office:value-type="float" office:value="1547.63" calcext:value-type="float">
            <text:p>1547.63</text:p>
          </table:table-cell>
          <table:table-cell table:style-name="ce5" office:value-type="float" office:value="1627.78" calcext:value-type="float">
            <text:p>1627.78</text:p>
          </table:table-cell>
          <table:table-cell table:style-name="ce5" office:value-type="float" office:value="4734.059" calcext:value-type="float">
            <text:p>4734.06</text:p>
          </table:table-cell>
          <table:table-cell table:style-name="ce5" office:value-type="float" office:value="63.5652434380088" calcext:value-type="float">
            <text:p>63.57</text:p>
          </table:table-cell>
          <table:table-cell table:style-name="ce5" office:value-type="float" office:value="10.732722" calcext:value-type="float">
            <text:p>10.73</text:p>
          </table:table-cell>
          <table:table-cell table:style-name="ce5" office:value-type="float" office:value="8.51757418195243" calcext:value-type="float">
            <text:p>8.52</text:p>
          </table:table-cell>
          <table:table-cell table:style-name="ce5" office:value-type="float" office:value="3.330839" calcext:value-type="float">
            <text:p>3.33</text:p>
          </table:table-cell>
          <table:table-cell table:style-name="ce5" office:value-type="float" office:value="2.24637085182688" calcext:value-type="float">
            <text:p>2.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9</text:p>
          </table:table-cell>
          <table:table-cell table:style-name="ce5" office:value-type="float" office:value="229.19335" calcext:value-type="float">
            <text:p>229.19</text:p>
          </table:table-cell>
          <table:table-cell table:style-name="ce5" office:value-type="float" office:value="3.74122104399085" calcext:value-type="float">
            <text:p>3.74</text:p>
          </table:table-cell>
          <table:table-cell table:style-name="ce5" office:value-type="float" office:value="1974.156" calcext:value-type="float">
            <text:p>1974.16</text:p>
          </table:table-cell>
          <table:table-cell table:style-name="ce5" office:value-type="float" office:value="19.6909942711031" calcext:value-type="float">
            <text:p>19.69</text:p>
          </table:table-cell>
          <table:table-cell table:style-name="ce5" office:value-type="float" office:value="1942.21" calcext:value-type="float">
            <text:p>1942.21</text:p>
          </table:table-cell>
          <table:table-cell table:style-name="ce5" office:value-type="float" office:value="2027.64" calcext:value-type="float">
            <text:p>2027.64</text:p>
          </table:table-cell>
          <table:table-cell table:style-name="ce5" office:value-type="float" office:value="5878.4255" calcext:value-type="float">
            <text:p>5878.43</text:p>
          </table:table-cell>
          <table:table-cell table:style-name="ce5" office:value-type="float" office:value="71.5278553217072" calcext:value-type="float">
            <text:p>71.53</text:p>
          </table:table-cell>
          <table:table-cell table:style-name="ce5" office:value-type="float" office:value="34.567756" calcext:value-type="float">
            <text:p>34.57</text:p>
          </table:table-cell>
          <table:table-cell table:style-name="ce5" office:value-type="float" office:value="23.4269030398109" calcext:value-type="float">
            <text:p>23.43</text:p>
          </table:table-cell>
          <table:table-cell table:style-name="ce5" office:value-type="float" office:value="9.47469" calcext:value-type="float">
            <text:p>9.47</text:p>
          </table:table-cell>
          <table:table-cell table:style-name="ce5" office:value-type="float" office:value="6.44594843097983" calcext:value-type="float">
            <text:p>6.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10</text:p>
          </table:table-cell>
          <table:table-cell table:style-name="ce5" office:value-type="float" office:value="205.688" calcext:value-type="float">
            <text:p>205.69</text:p>
          </table:table-cell>
          <table:table-cell table:style-name="ce5" office:value-type="float" office:value="4.67717778152595" calcext:value-type="float">
            <text:p>4.68</text:p>
          </table:table-cell>
          <table:table-cell table:style-name="ce5" office:value-type="float" office:value="1931.9895" calcext:value-type="float">
            <text:p>1931.99</text:p>
          </table:table-cell>
          <table:table-cell table:style-name="ce5" office:value-type="float" office:value="25.3103612056204" calcext:value-type="float">
            <text:p>25.31</text:p>
          </table:table-cell>
          <table:table-cell table:style-name="ce5" office:value-type="float" office:value="1872.08" calcext:value-type="float">
            <text:p>1872.08</text:p>
          </table:table-cell>
          <table:table-cell table:style-name="ce5" office:value-type="float" office:value="1977.14" calcext:value-type="float">
            <text:p>1977.14</text:p>
          </table:table-cell>
          <table:table-cell table:style-name="ce5" office:value-type="float" office:value="5763.492" calcext:value-type="float">
            <text:p>5763.49</text:p>
          </table:table-cell>
          <table:table-cell table:style-name="ce5" office:value-type="float" office:value="75.8678013929831" calcext:value-type="float">
            <text:p>75.87</text:p>
          </table:table-cell>
          <table:table-cell table:style-name="ce5" office:value-type="float" office:value="24.164416" calcext:value-type="float">
            <text:p>24.16</text:p>
          </table:table-cell>
          <table:table-cell table:style-name="ce5" office:value-type="float" office:value="18.9241104693808" calcext:value-type="float">
            <text:p>18.92</text:p>
          </table:table-cell>
          <table:table-cell table:style-name="ce5" office:value-type="float" office:value="8.312455" calcext:value-type="float">
            <text:p>8.31</text:p>
          </table:table-cell>
          <table:table-cell table:style-name="ce5" office:value-type="float" office:value="4.60394844958498" calcext:value-type="float">
            <text:p>4.6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6" table:formula="of:=AVERAGE([.B69:.B78])" office:value-type="float" office:value="229.20496" calcext:value-type="float">
            <text:p>229.20</text:p>
          </table:table-cell>
          <table:table-cell table:style-name="ce6" table:formula="of:=AVERAGE([.C69:.C78])" office:value-type="float" office:value="4.24920908710793" calcext:value-type="float">
            <text:p>4.25</text:p>
          </table:table-cell>
          <table:table-cell table:style-name="ce6" table:formula="of:=AVERAGE([.D69:.D78])" office:value-type="float" office:value="1759.2202" calcext:value-type="float">
            <text:p>1759.22</text:p>
          </table:table-cell>
          <table:table-cell table:style-name="ce6" table:formula="of:=AVERAGE([.E69:.E78])" office:value-type="float" office:value="24.2479163570456" calcext:value-type="float">
            <text:p>24.25</text:p>
          </table:table-cell>
          <table:table-cell table:style-name="ce6" table:formula="of:=AVERAGE([.F69:.F78])" office:value-type="float" office:value="1709.28" calcext:value-type="float">
            <text:p>1709.28</text:p>
          </table:table-cell>
          <table:table-cell table:style-name="ce6" table:formula="of:=AVERAGE([.G69:.G78])" office:value-type="float" office:value="1805.504" calcext:value-type="float">
            <text:p>1805.50</text:p>
          </table:table-cell>
          <table:table-cell table:style-name="ce6" table:formula="of:=AVERAGE([.H69:.H78])" office:value-type="float" office:value="5247.293" calcext:value-type="float">
            <text:p>5247.29</text:p>
          </table:table-cell>
          <table:table-cell table:style-name="ce6" table:formula="of:=AVERAGE([.I69:.I78])" office:value-type="float" office:value="75.2565516356581" calcext:value-type="float">
            <text:p>75.26</text:p>
          </table:table-cell>
          <table:table-cell table:style-name="ce6" table:formula="of:=AVERAGE([.J69:.J78])" office:value-type="float" office:value="22.9206505" calcext:value-type="float">
            <text:p>22.92</text:p>
          </table:table-cell>
          <table:table-cell table:style-name="ce6" table:formula="of:=AVERAGE([.K69:.K78])" office:value-type="float" office:value="14.9012463611483" calcext:value-type="float">
            <text:p>14.90</text:p>
          </table:table-cell>
          <table:table-cell table:style-name="ce6" table:formula="of:=AVERAGE([.L69:.L78])" office:value-type="float" office:value="7.4472935" calcext:value-type="float">
            <text:p>7.45</text:p>
          </table:table-cell>
          <table:table-cell table:style-name="ce6" table:formula="of:=AVERAGE([.M69:.M78])" office:value-type="float" office:value="4.61866736906872" calcext:value-type="float">
            <text:p>4.62</text:p>
          </table:table-cell>
          <table:table-cell table:number-columns-repeated="101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mily" table:style-name="ta1">
        <table:table-column table:style-name="co1" table:default-cell-style-name="ce9"/>
        <table:table-column table:style-name="co1" table:number-columns-repeated="12" table:default-cell-style-name="ce11"/>
        <table:table-column table:style-name="co1" table:number-columns-repeated="1011" table:default-cell-style-name="ce12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4" office:value-type="string" calcext:value-type="string" table:number-columns-spanned="2" table:number-rows-spanned="1">
            <text:p>Time (sec)</text:p>
          </table:table-cell>
          <table:covered-table-cell table:style-name="ce4"/>
          <table:table-cell table:style-name="ce4" office:value-type="string" calcext:value-type="string" table:number-columns-spanned="4" table:number-rows-spanned="1">
            <text:p>Cost</text:p>
          </table:table-cell>
          <table:covered-table-cell table:number-columns-repeated="3" table:style-name="ce4"/>
          <table:table-cell table:style-name="ce4" office:value-type="string" calcext:value-type="string" table:number-columns-spanned="2" table:number-rows-spanned="1">
            <text:p>Travel tim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otal tardine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ximum tardiness</text:p>
          </table:table-cell>
          <table:covered-table-cell table:style-name="ce4"/>
          <table:table-cell table:style-name="ce1" table:number-columns-repeated="1011"/>
        </table:table-row>
        <table:table-row table:style-name="ro1">
          <table:covered-table-cell table:style-name="ce8"/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SD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SD</text:p>
          </table:table-cell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SD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SD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SD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717925" calcext:value-type="float">
            <text:p>0.72</text:p>
          </table:table-cell>
          <table:table-cell office:value-type="float" office:value="0.0177236230834385" calcext:value-type="float">
            <text:p>0.02</text:p>
          </table:table-cell>
          <table:table-cell office:value-type="float" office:value="227.5094" calcext:value-type="float">
            <text:p>227.5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7.5094" calcext:value-type="float">
            <text:p>227.51</text:p>
          </table:table-cell>
          <table:table-cell office:value-type="float" office:value="642.2321" calcext:value-type="float">
            <text:p>642.23</text:p>
          </table:table-cell>
          <table:table-cell office:value-type="float" office:value="0" calcext:value-type="float">
            <text:p>0.00</text:p>
          </table:table-cell>
          <table:table-cell office:value-type="float" office:value="22.98695" calcext:value-type="float">
            <text:p>22.99</text:p>
          </table:table-cell>
          <table:table-cell office:value-type="float" office:value="0" calcext:value-type="float">
            <text:p>0.00</text:p>
          </table:table-cell>
          <table:table-cell office:value-type="float" office:value="17.30888" calcext:value-type="float">
            <text:p>17.31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91541" calcext:value-type="float">
            <text:p>1.92</text:p>
          </table:table-cell>
          <table:table-cell office:value-type="float" office:value="0.0430222490734602" calcext:value-type="float">
            <text:p>0.04</text:p>
          </table:table-cell>
          <table:table-cell office:value-type="float" office:value="415.777585" calcext:value-type="float">
            <text:p>415.78</text:p>
          </table:table-cell>
          <table:table-cell office:value-type="float" office:value="1.07290067589816" calcext:value-type="float">
            <text:p>1.07</text:p>
          </table:table-cell>
          <table:table-cell office:value-type="float" office:value="413.8589" calcext:value-type="float">
            <text:p>413.86</text:p>
          </table:table-cell>
          <table:table-cell office:value-type="float" office:value="417.5635" calcext:value-type="float">
            <text:p>417.56</text:p>
          </table:table-cell>
          <table:table-cell office:value-type="float" office:value="1136.67693" calcext:value-type="float">
            <text:p>1136.68</text:p>
          </table:table-cell>
          <table:table-cell office:value-type="float" office:value="12.0445171440038" calcext:value-type="float">
            <text:p>12.04</text:p>
          </table:table-cell>
          <table:table-cell office:value-type="float" office:value="74.0270009" calcext:value-type="float">
            <text:p>74.03</text:p>
          </table:table-cell>
          <table:table-cell office:value-type="float" office:value="6.23422058916319" calcext:value-type="float">
            <text:p>6.23</text:p>
          </table:table-cell>
          <table:table-cell office:value-type="float" office:value="36.6280724" calcext:value-type="float">
            <text:p>36.63</text:p>
          </table:table-cell>
          <table:table-cell office:value-type="float" office:value="2.98024792792769" calcext:value-type="float">
            <text:p>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872865" calcext:value-type="float">
            <text:p>5.87</text:p>
          </table:table-cell>
          <table:table-cell office:value-type="float" office:value="0.133987558029272" calcext:value-type="float">
            <text:p>0.13</text:p>
          </table:table-cell>
          <table:table-cell office:value-type="float" office:value="639.35942" calcext:value-type="float">
            <text:p>639.36</text:p>
          </table:table-cell>
          <table:table-cell office:value-type="float" office:value="8.31280886341322" calcext:value-type="float">
            <text:p>8.31</text:p>
          </table:table-cell>
          <table:table-cell office:value-type="float" office:value="629.053" calcext:value-type="float">
            <text:p>629.05</text:p>
          </table:table-cell>
          <table:table-cell office:value-type="float" office:value="661.1079" calcext:value-type="float">
            <text:p>661.11</text:p>
          </table:table-cell>
          <table:table-cell office:value-type="float" office:value="1659.1803" calcext:value-type="float">
            <text:p>1659.18</text:p>
          </table:table-cell>
          <table:table-cell office:value-type="float" office:value="22.5155251260528" calcext:value-type="float">
            <text:p>22.52</text:p>
          </table:table-cell>
          <table:table-cell office:value-type="float" office:value="207.9376115" calcext:value-type="float">
            <text:p>207.94</text:p>
          </table:table-cell>
          <table:table-cell office:value-type="float" office:value="9.31000220554407" calcext:value-type="float">
            <text:p>9.31</text:p>
          </table:table-cell>
          <table:table-cell office:value-type="float" office:value="50.96077035" calcext:value-type="float">
            <text:p>50.96</text:p>
          </table:table-cell>
          <table:table-cell office:value-type="float" office:value="5.46863722810052" calcext:value-type="float">
            <text:p>5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.195535" calcext:value-type="float">
            <text:p>13.20</text:p>
          </table:table-cell>
          <table:table-cell office:value-type="float" office:value="0.297237952508298" calcext:value-type="float">
            <text:p>0.30</text:p>
          </table:table-cell>
          <table:table-cell office:value-type="float" office:value="816.83275" calcext:value-type="float">
            <text:p>816.83</text:p>
          </table:table-cell>
          <table:table-cell office:value-type="float" office:value="16.544672752442" calcext:value-type="float">
            <text:p>16.54</text:p>
          </table:table-cell>
          <table:table-cell office:value-type="float" office:value="791.5518" calcext:value-type="float">
            <text:p>791.55</text:p>
          </table:table-cell>
          <table:table-cell office:value-type="float" office:value="846.9649" calcext:value-type="float">
            <text:p>846.96</text:p>
          </table:table-cell>
          <table:table-cell office:value-type="float" office:value="2126.18435" calcext:value-type="float">
            <text:p>2126.18</text:p>
          </table:table-cell>
          <table:table-cell office:value-type="float" office:value="34.9455186354007" calcext:value-type="float">
            <text:p>34.95</text:p>
          </table:table-cell>
          <table:table-cell office:value-type="float" office:value="263.98533332" calcext:value-type="float">
            <text:p>263.99</text:p>
          </table:table-cell>
          <table:table-cell office:value-type="float" office:value="21.2558471064179" calcext:value-type="float">
            <text:p>21.26</text:p>
          </table:table-cell>
          <table:table-cell office:value-type="float" office:value="60.32819804" calcext:value-type="float">
            <text:p>60.33</text:p>
          </table:table-cell>
          <table:table-cell office:value-type="float" office:value="9.68730095822559" calcext:value-type="float">
            <text:p>9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.93988" calcext:value-type="float">
            <text:p>23.94</text:p>
          </table:table-cell>
          <table:table-cell office:value-type="float" office:value="0.493421158533035" calcext:value-type="float">
            <text:p>0.49</text:p>
          </table:table-cell>
          <table:table-cell office:value-type="float" office:value="866.9836" calcext:value-type="float">
            <text:p>866.98</text:p>
          </table:table-cell>
          <table:table-cell office:value-type="float" office:value="11.9407707337527" calcext:value-type="float">
            <text:p>11.94</text:p>
          </table:table-cell>
          <table:table-cell office:value-type="float" office:value="845.4997" calcext:value-type="float">
            <text:p>845.50</text:p>
          </table:table-cell>
          <table:table-cell office:value-type="float" office:value="889.8189" calcext:value-type="float">
            <text:p>889.82</text:p>
          </table:table-cell>
          <table:table-cell office:value-type="float" office:value="2465.82635" calcext:value-type="float">
            <text:p>2465.83</text:p>
          </table:table-cell>
          <table:table-cell office:value-type="float" office:value="36.9788522648833" calcext:value-type="float">
            <text:p>36.98</text:p>
          </table:table-cell>
          <table:table-cell office:value-type="float" office:value="109.44942625" calcext:value-type="float">
            <text:p>109.45</text:p>
          </table:table-cell>
          <table:table-cell office:value-type="float" office:value="6.958416057725" calcext:value-type="float">
            <text:p>6.96</text:p>
          </table:table-cell>
          <table:table-cell office:value-type="float" office:value="25.67464355" calcext:value-type="float">
            <text:p>25.67</text:p>
          </table:table-cell>
          <table:table-cell office:value-type="float" office:value="3.31255807407965" calcext:value-type="float">
            <text:p>3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7.741295" calcext:value-type="float">
            <text:p>97.74</text:p>
          </table:table-cell>
          <table:table-cell office:value-type="float" office:value="1.65821836867429" calcext:value-type="float">
            <text:p>1.66</text:p>
          </table:table-cell>
          <table:table-cell office:value-type="float" office:value="1309.44895" calcext:value-type="float">
            <text:p>1309.45</text:p>
          </table:table-cell>
          <table:table-cell office:value-type="float" office:value="18.3902114644817" calcext:value-type="float">
            <text:p>18.39</text:p>
          </table:table-cell>
          <table:table-cell office:value-type="float" office:value="1271.243" calcext:value-type="float">
            <text:p>1271.24</text:p>
          </table:table-cell>
          <table:table-cell office:value-type="float" office:value="1342.087" calcext:value-type="float">
            <text:p>1342.09</text:p>
          </table:table-cell>
          <table:table-cell office:value-type="float" office:value="3908.60655" calcext:value-type="float">
            <text:p>3908.61</text:p>
          </table:table-cell>
          <table:table-cell office:value-type="float" office:value="56.5825056227612" calcext:value-type="float">
            <text:p>56.58</text:p>
          </table:table-cell>
          <table:table-cell office:value-type="float" office:value="14.4139843" calcext:value-type="float">
            <text:p>14.41</text:p>
          </table:table-cell>
          <table:table-cell office:value-type="float" office:value="13.3237368309103" calcext:value-type="float">
            <text:p>13.32</text:p>
          </table:table-cell>
          <table:table-cell office:value-type="float" office:value="5.32660945" calcext:value-type="float">
            <text:p>5.33</text:p>
          </table:table-cell>
          <table:table-cell office:value-type="float" office:value="4.14016277769407" calcext:value-type="float">
            <text:p>4.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29.20496" calcext:value-type="float">
            <text:p>229.20</text:p>
          </table:table-cell>
          <table:table-cell office:value-type="float" office:value="4.24920908710793" calcext:value-type="float">
            <text:p>4.25</text:p>
          </table:table-cell>
          <table:table-cell office:value-type="float" office:value="1759.2202" calcext:value-type="float">
            <text:p>1759.22</text:p>
          </table:table-cell>
          <table:table-cell office:value-type="float" office:value="24.2479163570456" calcext:value-type="float">
            <text:p>24.25</text:p>
          </table:table-cell>
          <table:table-cell office:value-type="float" office:value="1709.28" calcext:value-type="float">
            <text:p>1709.28</text:p>
          </table:table-cell>
          <table:table-cell office:value-type="float" office:value="1805.504" calcext:value-type="float">
            <text:p>1805.50</text:p>
          </table:table-cell>
          <table:table-cell office:value-type="float" office:value="5247.293" calcext:value-type="float">
            <text:p>5247.29</text:p>
          </table:table-cell>
          <table:table-cell office:value-type="float" office:value="75.2565516356581" calcext:value-type="float">
            <text:p>75.26</text:p>
          </table:table-cell>
          <table:table-cell office:value-type="float" office:value="22.9206505" calcext:value-type="float">
            <text:p>22.92</text:p>
          </table:table-cell>
          <table:table-cell office:value-type="float" office:value="14.9012463611483" calcext:value-type="float">
            <text:p>14.90</text:p>
          </table:table-cell>
          <table:table-cell office:value-type="float" office:value="7.4472935" calcext:value-type="float">
            <text:p>7.45</text:p>
          </table:table-cell>
          <table:table-cell office:value-type="float" office:value="4.61866736906872" calcext:value-type="float">
            <text:p>4.62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raw.A1:raw.M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6:05:47.029497026</meta:creation-date>
    <meta:generator>LibreOffice/6.4.7.2$Linux_X86_64 LibreOffice_project/40$Build-2</meta:generator>
    <dc:date>2021-06-11T16:10:42.782477590</dc:date>
    <meta:editing-duration>PT4M54S</meta:editing-duration>
    <meta:editing-cycles>5</meta:editing-cycles>
    <meta:document-statistic meta:table-count="3" meta:cell-count="2051" meta:object-count="0"/>
  </office:meta>
</office:document-meta>
</file>